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automatic-styles>
    <style:style style:name="P1" style:family="paragraph" style:parent-style-name="Standard">
      <style:text-properties fo:color="#c9211e" loext:opacity="100%" fo:font-size="20pt" fo:font-weight="bold" style:font-size-asian="20pt" style:font-weight-asian="bold" style:font-size-complex="20pt" style:font-weight-complex="bold"/>
    </style:style>
    <style:style style:name="P2" style:family="paragraph" style:parent-style-name="Standard">
      <style:text-properties fo:color="#c9211e" loext:opacity="100%" fo:font-size="20pt" fo:font-weight="bold" officeooo:rsid="00181419" officeooo:paragraph-rsid="00181419" style:font-size-asian="20pt" style:font-weight-asian="bold" style:font-size-complex="20pt" style:font-weight-complex="bold"/>
    </style:style>
    <style:style style:name="P3" style:family="paragraph" style:parent-style-name="Text_20_body">
      <style:text-properties fo:color="#c9211e" loext:opacity="100%" fo:font-size="20pt" fo:font-weight="bold" officeooo:paragraph-rsid="00982548" style:font-size-asian="20pt" style:font-weight-asian="bold" style:font-size-complex="20pt" style:font-weight-complex="bold"/>
    </style:style>
    <style:style style:name="P4" style:family="paragraph" style:parent-style-name="Standard">
      <style:text-properties fo:color="#c9211e" loext:opacity="100%" fo:font-size="20pt" fo:font-style="normal" fo:font-weight="bold" officeooo:paragraph-rsid="006f0c25" style:font-size-asian="20pt" style:font-style-asian="normal" style:font-weight-asian="bold" style:font-size-complex="20pt" style:font-style-complex="normal" style:font-weight-complex="bold"/>
    </style:style>
    <style:style style:name="P5" style:family="paragraph" style:parent-style-name="Heading_20_1">
      <style:text-properties fo:color="#c9211e" loext:opacity="100%" fo:font-size="20pt" fo:font-style="normal" fo:font-weight="bold" officeooo:rsid="00ad6b87" officeooo:paragraph-rsid="00ad6b87" style:font-size-asian="20pt" style:font-style-asian="normal" style:font-weight-asian="bold" style:font-size-complex="20pt" style:font-style-complex="normal"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officeooo:paragraph-rsid="000e5027" style:font-size-asian="14pt" style:font-weight-asian="bold" style:font-size-complex="14pt" style:font-weight-complex="bold"/>
    </style:style>
    <style:style style:name="P8" style:family="paragraph" style:parent-style-name="Standard">
      <style:text-properties fo:font-size="14pt" fo:font-weight="bold" officeooo:rsid="00181419" officeooo:paragraph-rsid="00181419" style:font-size-asian="14pt" style:font-weight-asian="bold" style:font-size-complex="14pt" style:font-weight-complex="bold"/>
    </style:style>
    <style:style style:name="P9" style:family="paragraph" style:parent-style-name="Standard">
      <style:paragraph-properties style:line-height-at-least="0.503cm"/>
      <style:text-properties fo:color="#d4d4d4" loext:opacity="100%" style:font-name="Droid Sans Mono" fo:font-size="10.5pt" fo:font-weight="normal" fo:background-color="#1e1e1e"/>
    </style:style>
    <style:style style:name="P10" style:family="paragraph" style:parent-style-name="Standard">
      <style:text-properties fo:color="#d4d4d4" loext:opacity="100%" style:font-name="Droid Sans Mono" fo:font-size="10.5pt" fo:font-weight="normal" officeooo:rsid="00113808" officeooo:paragraph-rsid="00113808" fo:background-color="#1e1e1e"/>
    </style:style>
    <style:style style:name="P11" style:family="paragraph" style:parent-style-name="Standard">
      <style:text-properties fo:color="#d4d4d4" loext:opacity="100%" style:font-name="Droid Sans Mono" fo:font-size="10.5pt" fo:font-weight="normal" officeooo:rsid="00181419" officeooo:paragraph-rsid="00181419" fo:background-color="#1e1e1e" style:font-size-asian="10.5pt" style:font-weight-asian="normal" style:font-size-complex="12pt" style:font-weight-complex="normal"/>
    </style:style>
    <style:style style:name="P12" style:family="paragraph" style:parent-style-name="Standard">
      <style:paragraph-properties style:line-height-at-least="0.503cm"/>
      <style:text-properties fo:color="#d4d4d4" loext:opacity="100%" style:font-name="Droid Sans Mono" fo:font-size="10.5pt" fo:font-weight="normal" fo:background-color="#1f1f1f"/>
    </style:style>
    <style:style style:name="P13" style:family="paragraph" style:parent-style-name="Standard">
      <style:paragraph-properties style:line-height-at-least="0.503cm"/>
      <style:text-properties fo:color="#d4d4d4" loext:opacity="100%" style:font-name="Droid Sans Mono" fo:font-size="10.5pt" fo:font-weight="normal" officeooo:rsid="0074b0e6" officeooo:paragraph-rsid="0074b0e6" fo:background-color="#1f1f1f"/>
    </style:style>
    <style:style style:name="P14" style:family="paragraph" style:parent-style-name="Standard">
      <style:paragraph-properties style:line-height-at-least="0.503cm"/>
      <style:text-properties fo:color="#569cd6" loext:opacity="100%" style:font-name="Droid Sans Mono" fo:font-size="10.5pt" fo:font-weight="normal" fo:background-color="#1e1e1e"/>
    </style:style>
    <style:style style:name="P15" style:family="paragraph" style:parent-style-name="Standard">
      <style:text-properties fo:color="#569cd6" loext:opacity="100%" style:font-name="Droid Sans Mono" fo:font-size="10.5pt" fo:font-weight="normal" officeooo:rsid="00113808" officeooo:paragraph-rsid="00113808" fo:background-color="#1e1e1e"/>
    </style:style>
    <style:style style:name="P16" style:family="paragraph" style:parent-style-name="Standard">
      <style:text-properties fo:color="#569cd6" loext:opacity="100%" style:font-name="Droid Sans Mono" fo:font-size="10.5pt" fo:font-weight="normal" fo:background-color="#1f1f1f" style:font-size-asian="12pt" style:font-size-complex="12pt"/>
    </style:style>
    <style:style style:name="P17" style:family="paragraph" style:parent-style-name="Standard">
      <style:paragraph-properties style:line-height-at-least="0.503cm"/>
      <style:text-properties fo:color="#569cd6" loext:opacity="100%" style:font-name="Droid Sans Mono" fo:font-size="10.5pt" fo:font-weight="normal" fo:background-color="#1f1f1f"/>
    </style:style>
    <style:style style:name="P18" style:family="paragraph" style:parent-style-name="Standard">
      <style:text-properties fo:color="#569cd6" loext:opacity="100%" style:font-name="Droid Sans Mono" fo:font-size="10.5pt" fo:font-weight="normal" officeooo:rsid="00728bfa" officeooo:paragraph-rsid="0074b0e6" fo:background-color="#1f1f1f"/>
    </style:style>
    <style:style style:name="P19" style:family="paragraph" style:parent-style-name="Standard">
      <style:text-properties fo:color="#569cd6" loext:opacity="100%" style:font-name="Droid Sans Mono" fo:font-size="10.5pt" fo:font-weight="normal" officeooo:rsid="00e3f3e3" officeooo:paragraph-rsid="00e3f3e3" fo:background-color="#1f1f1f" style:font-size-asian="10.5pt" style:font-size-complex="12pt"/>
    </style:style>
    <style:style style:name="P20" style:family="paragraph" style:parent-style-name="Standard">
      <style:text-properties fo:color="#569cd6" loext:opacity="100%" style:font-name="Droid Sans Mono" fo:font-size="10.5pt" fo:font-style="normal" fo:font-weight="normal" officeooo:rsid="006b6818" officeooo:paragraph-rsid="006b6818" fo:background-color="#1f1f1f" style:font-size-asian="10.5pt" style:font-style-asian="normal" style:font-weight-asian="normal" style:font-size-complex="12pt" style:font-style-complex="normal" style:font-weight-complex="normal"/>
    </style:style>
    <style:style style:name="P21" style:family="paragraph" style:parent-style-name="Standard">
      <style:text-properties fo:color="#569cd6"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22" style:family="paragraph" style:parent-style-name="Standard">
      <style:text-properties fo:color="#569cd6"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23" style:family="paragraph" style:parent-style-name="Standard">
      <style:paragraph-properties style:line-height-at-least="0.503cm"/>
      <style:text-properties fo:color="#6a9955" loext:opacity="100%" style:font-name="Droid Sans Mono" fo:font-size="10.5pt" fo:font-weight="normal" fo:background-color="#1e1e1e"/>
    </style:style>
    <style:style style:name="P24" style:family="paragraph" style:parent-style-name="Standard">
      <style:paragraph-properties style:line-height-at-least="0.503cm"/>
      <style:text-properties fo:color="#6a9955" loext:opacity="100%" style:font-name="Droid Sans Mono" fo:font-size="10.5pt" fo:font-weight="normal" fo:background-color="#1f1f1f"/>
    </style:style>
    <style:style style:name="P25" style:family="paragraph" style:parent-style-name="Standard">
      <style:text-properties fo:color="#6a9955" loext:opacity="100%" style:font-name="Droid Sans Mono" fo:font-size="10.5pt" fo:font-style="normal" fo:font-weight="normal" officeooo:rsid="00553c52" officeooo:paragraph-rsid="0052587c" fo:background-color="#1f1f1f" style:font-size-asian="10.5pt" style:font-style-asian="normal" style:font-weight-asian="normal" style:font-size-complex="12pt" style:font-style-complex="normal" style:font-weight-complex="normal"/>
    </style:style>
    <style:style style:name="P26" style:family="paragraph" style:parent-style-name="Standard">
      <style:text-properties fo:color="#6a9955" loext:opacity="100%" style:font-name="Droid Sans Mono" fo:font-size="10.5pt" fo:font-style="normal" fo:font-weight="normal" officeooo:rsid="00982548" officeooo:paragraph-rsid="00982548" fo:background-color="#1f1f1f" style:font-size-asian="10.5pt" style:font-style-asian="normal" style:font-weight-asian="normal" style:font-size-complex="12pt" style:font-style-complex="normal" style:font-weight-complex="normal"/>
    </style:style>
    <style:style style:name="P27" style:family="paragraph" style:parent-style-name="Standard">
      <style:text-properties fo:color="#6a9955"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28" style:family="paragraph" style:parent-style-name="Standard">
      <style:text-properties fo:color="#6a9955"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29" style:family="paragraph" style:parent-style-name="Standard">
      <style:paragraph-properties style:line-height-at-least="0.503cm"/>
    </style:style>
    <style:style style:name="P30" style:family="paragraph" style:parent-style-name="Standard">
      <style:paragraph-properties fo:margin-top="0cm" fo:margin-bottom="0.499cm" style:contextual-spacing="false" style:line-height-at-least="0.503cm"/>
    </style:style>
    <style:style style:name="P31" style:family="paragraph" style:parent-style-name="Preformatted_20_Text">
      <style:text-properties officeooo:rsid="00113808" officeooo:paragraph-rsid="00113808"/>
    </style:style>
    <style:style style:name="P32" style:family="paragraph" style:parent-style-name="Standard">
      <style:text-properties officeooo:rsid="00113808" officeooo:paragraph-rsid="00113808"/>
    </style:style>
    <style:style style:name="P33" style:family="paragraph" style:parent-style-name="Standard">
      <style:text-properties officeooo:paragraph-rsid="000e5027"/>
    </style:style>
    <style:style style:name="P34" style:family="paragraph" style:parent-style-name="Standard">
      <style:text-properties fo:font-size="12pt" fo:font-weight="normal" officeooo:rsid="00181419" officeooo:paragraph-rsid="00181419" style:font-size-asian="10.5pt" style:font-weight-asian="normal" style:font-size-complex="12pt" style:font-weight-complex="normal"/>
    </style:style>
    <style:style style:name="P35" style:family="paragraph" style:parent-style-name="Text_20_body">
      <style:text-properties fo:font-size="12pt" fo:font-weight="normal" officeooo:rsid="00488d32" officeooo:paragraph-rsid="00488d32" style:font-size-asian="10.5pt" style:font-weight-asian="normal" style:font-size-complex="12pt" style:font-weight-complex="normal"/>
    </style:style>
    <style:style style:name="P36" style:family="paragraph" style:parent-style-name="Text_20_body">
      <style:text-properties fo:font-size="12pt" fo:font-weight="normal" officeooo:rsid="0052587c" officeooo:paragraph-rsid="0052587c" style:font-size-asian="10.5pt" style:font-weight-asian="normal" style:font-size-complex="12pt" style:font-weight-complex="normal"/>
    </style:style>
    <style:style style:name="P37" style:family="paragraph" style:parent-style-name="Text_20_body">
      <style:text-properties fo:font-size="12pt" fo:font-weight="normal" officeooo:rsid="0058d391" officeooo:paragraph-rsid="0058d391" style:font-size-asian="10.5pt" style:font-weight-asian="normal" style:font-size-complex="12pt" style:font-weight-complex="normal"/>
    </style:style>
    <style:style style:name="P38" style:family="paragraph" style:parent-style-name="Standard">
      <style:text-properties fo:font-size="12pt" fo:font-weight="normal" officeooo:paragraph-rsid="0084685d"/>
    </style:style>
    <style:style style:name="P39" style:family="paragraph" style:parent-style-name="Text_20_body">
      <style:text-properties fo:font-size="12pt" fo:font-weight="normal" officeooo:paragraph-rsid="008ef4ad"/>
    </style:style>
    <style:style style:name="P40" style:family="paragraph" style:parent-style-name="Standard">
      <style:text-properties fo:font-size="12pt" fo:font-weight="bold" officeooo:rsid="00181419" officeooo:paragraph-rsid="00181419" style:font-size-asian="10.5pt" style:font-weight-asian="bold" style:font-size-complex="12pt" style:font-weight-complex="bold"/>
    </style:style>
    <style:style style:name="P41" style:family="paragraph" style:parent-style-name="Text_20_body">
      <style:text-properties fo:font-size="12pt" style:font-size-asian="12pt" style:font-size-complex="12pt"/>
    </style:style>
    <style:style style:name="P42" style:family="paragraph" style:parent-style-name="Text_20_body">
      <style:text-properties fo:font-size="12pt" fo:font-style="normal" officeooo:rsid="003dc6c9" officeooo:paragraph-rsid="0043999f" style:font-size-asian="12pt" style:font-style-asian="normal" style:font-size-complex="12pt" style:font-style-complex="normal"/>
    </style:style>
    <style:style style:name="P43" style:family="paragraph" style:parent-style-name="Text_20_body">
      <style:text-properties fo:font-size="12pt" fo:font-style="normal" fo:font-weight="normal" officeooo:rsid="004ad7a2" officeooo:paragraph-rsid="00488d32" style:font-size-asian="10.5pt" style:font-style-asian="normal" style:font-weight-asian="normal" style:font-size-complex="12pt" style:font-style-complex="normal" style:font-weight-complex="normal"/>
    </style:style>
    <style:style style:name="P44" style:family="paragraph" style:parent-style-name="Text_20_body">
      <style:text-properties fo:font-size="12pt" fo:font-style="normal" fo:font-weight="normal" officeooo:rsid="0050d8f5" officeooo:paragraph-rsid="00488d32" style:font-size-asian="10.5pt" style:font-style-asian="normal" style:font-weight-asian="normal" style:font-size-complex="12pt" style:font-style-complex="normal" style:font-weight-complex="normal"/>
    </style:style>
    <style:style style:name="P45" style:family="paragraph" style:parent-style-name="Text_20_body">
      <style:text-properties fo:font-size="12pt" fo:font-style="normal" fo:font-weight="normal" officeooo:rsid="00553c52" officeooo:paragraph-rsid="0052587c" style:font-size-asian="10.5pt" style:font-style-asian="normal" style:font-weight-asian="normal" style:font-size-complex="12pt" style:font-style-complex="normal" style:font-weight-complex="normal"/>
    </style:style>
    <style:style style:name="P46" style:family="paragraph" style:parent-style-name="Text_20_body">
      <style:text-properties fo:font-size="12pt" fo:font-style="normal" fo:font-weight="normal" officeooo:rsid="0060d818" officeooo:paragraph-rsid="0058d391" style:font-size-asian="10.5pt" style:font-style-asian="normal" style:font-weight-asian="normal" style:font-size-complex="12pt" style:font-style-complex="normal" style:font-weight-complex="normal"/>
    </style:style>
    <style:style style:name="P47" style:family="paragraph" style:parent-style-name="Text_20_body">
      <style:text-properties fo:font-size="12pt" fo:font-style="normal" fo:font-weight="normal" officeooo:rsid="006b6818" officeooo:paragraph-rsid="006b6818"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84685d" officeooo:paragraph-rsid="0084685d"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0" style:family="paragraph" style:parent-style-name="Text_20_body">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9f271c" officeooo:paragraph-rsid="009f271c"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3" style:family="paragraph" style:parent-style-name="Text_20_body">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4" style:family="paragraph" style:parent-style-name="Text_20_body">
      <style:text-properties fo:font-size="12pt" fo:font-style="normal" fo:font-weight="normal" officeooo:rsid="00982548" officeooo:paragraph-rsid="00982548" style:font-size-asian="10.5pt" style:font-style-asian="normal" style:font-weight-asian="normal" style:font-size-complex="12pt" style:font-style-complex="normal" style:font-weight-complex="normal"/>
    </style:style>
    <style:style style:name="P55" style:family="paragraph" style:parent-style-name="Text_20_body">
      <style:text-properties fo:font-size="12pt" fo:font-style="normal" fo:font-weight="normal" officeooo:rsid="00ad2c15" officeooo:paragraph-rsid="00ad2c15" style:font-size-asian="10.5pt" style:font-style-asian="normal" style:font-weight-asian="normal" style:font-size-complex="12pt" style:font-style-complex="normal" style:font-weight-complex="normal"/>
    </style:style>
    <style:style style:name="P56" style:family="paragraph" style:parent-style-name="Heading_20_1">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7" style:family="paragraph" style:parent-style-name="Text_20_body">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8" style:family="paragraph" style:parent-style-name="Text_20_body">
      <style:text-properties fo:font-size="12pt" fo:font-style="normal" fo:font-weight="normal" officeooo:rsid="00be7370" officeooo:paragraph-rsid="00be7370" style:font-size-asian="10.5pt" style:font-style-asian="normal" style:font-weight-asian="normal" style:font-size-complex="12pt" style:font-style-complex="normal" style:font-weight-complex="normal"/>
    </style:style>
    <style:style style:name="P59" style:family="paragraph" style:parent-style-name="Text_20_body">
      <style:text-properties fo:font-size="12pt" fo:font-style="normal" fo:font-weight="normal" officeooo:rsid="00be7370" officeooo:paragraph-rsid="00d08936" style:font-size-asian="10.5pt" style:font-style-asian="normal" style:font-weight-asian="normal" style:font-size-complex="12pt" style:font-style-complex="normal" style:font-weight-complex="normal"/>
    </style:style>
    <style:style style:name="P60" style:family="paragraph" style:parent-style-name="Text_20_body">
      <style:text-properties fo:font-size="12pt" fo:font-style="normal" fo:font-weight="normal" officeooo:rsid="00be7370" officeooo:paragraph-rsid="00d21993" style:font-size-asian="10.5pt" style:font-style-asian="normal" style:font-weight-asian="normal" style:font-size-complex="12pt" style:font-style-complex="normal" style:font-weight-complex="normal"/>
    </style:style>
    <style:style style:name="P61" style:family="paragraph" style:parent-style-name="Text_20_body">
      <style:text-properties fo:font-size="12pt" fo:font-style="normal" fo:font-weight="normal" officeooo:rsid="00c1bf7d" officeooo:paragraph-rsid="00c1bf7d" style:font-size-asian="10.5pt" style:font-style-asian="normal" style:font-weight-asian="normal" style:font-size-complex="12pt" style:font-style-complex="normal" style:font-weight-complex="normal"/>
    </style:style>
    <style:style style:name="P62" style:family="paragraph" style:parent-style-name="Text_20_body">
      <style:text-properties fo:font-size="12pt" officeooo:rsid="00d964f9" officeooo:paragraph-rsid="00d964f9" style:font-size-asian="10.5pt" style:font-size-complex="12pt"/>
    </style:style>
    <style:style style:name="P63" style:family="paragraph" style:parent-style-name="Heading_20_1">
      <style:text-properties fo:font-size="12pt" officeooo:rsid="00e3f3e3" officeooo:paragraph-rsid="00ec3545" style:font-size-asian="10.5pt" style:font-size-complex="12pt"/>
    </style:style>
    <style:style style:name="P64" style:family="paragraph" style:parent-style-name="Standard">
      <style:text-properties fo:font-size="12pt" officeooo:rsid="00e3f3e3" officeooo:paragraph-rsid="00ec3545" style:font-size-asian="10.5pt" style:font-size-complex="12pt"/>
    </style:style>
    <style:style style:name="P65" style:family="paragraph" style:parent-style-name="Text_20_body">
      <style:text-properties fo:font-size="12pt" officeooo:rsid="00e3f3e3" officeooo:paragraph-rsid="00ec3545" style:font-size-asian="10.5pt" style:font-size-complex="12pt"/>
    </style:style>
    <style:style style:name="P66" style:family="paragraph" style:parent-style-name="Text_20_body">
      <style:text-properties fo:font-size="12pt" officeooo:rsid="00e3f3e3" officeooo:paragraph-rsid="00e3f3e3" style:font-size-asian="10.5pt" style:font-size-complex="12pt"/>
    </style:style>
    <style:style style:name="P67" style:family="paragraph" style:parent-style-name="Heading_20_1">
      <style:text-properties fo:font-size="12pt" officeooo:rsid="00e3f3e3" officeooo:paragraph-rsid="00f4698c" style:font-size-asian="10.5pt" style:font-size-complex="12pt"/>
    </style:style>
    <style:style style:name="P68" style:family="paragraph" style:parent-style-name="Standard">
      <style:text-properties fo:font-size="12pt" officeooo:rsid="00e3f3e3" officeooo:paragraph-rsid="00f4698c" style:font-size-asian="10.5pt" style:font-size-complex="12pt"/>
    </style:style>
    <style:style style:name="P69" style:family="paragraph" style:parent-style-name="Text_20_body">
      <style:text-properties fo:font-size="12pt" officeooo:rsid="00e3f3e3" officeooo:paragraph-rsid="00f4698c" style:font-size-asian="10.5pt" style:font-size-complex="12pt"/>
    </style:style>
    <style:style style:name="P70" style:family="paragraph" style:parent-style-name="Heading_20_1">
      <style:text-properties fo:color="#0d161b" loext:opacity="100%" fo:font-size="14pt" fo:font-weight="bold" officeooo:rsid="00181419" officeooo:paragraph-rsid="00181419" style:font-size-asian="12.25pt" style:font-weight-asian="bold" style:font-size-complex="14pt" style:font-weight-complex="bold"/>
    </style:style>
    <style:style style:name="P71" style:family="paragraph" style:parent-style-name="Preformatted_20_Text">
      <style:paragraph-properties fo:margin-left="0cm" fo:margin-right="0cm" fo:margin-top="0cm" fo:margin-bottom="0cm" style:contextual-spacing="false" fo:line-height="180%" fo:orphans="2" fo:widows="2" fo:text-indent="0cm" style:auto-text-indent="false" fo:padding="0cm" fo:border="none"/>
    </style:style>
    <style:style style:name="P72" style:family="paragraph" style:parent-style-name="Heading_20_1">
      <style:text-properties fo:font-size="16pt" style:font-size-asian="16pt" style:font-size-complex="16pt"/>
    </style:style>
    <style:style style:name="P73" style:family="paragraph" style:parent-style-name="Heading_20_1">
      <style:text-properties fo:font-size="16pt" officeooo:rsid="0073738c" officeooo:paragraph-rsid="0073738c" style:font-size-asian="16pt" style:font-size-complex="16pt"/>
    </style:style>
    <style:style style:name="P74" style:family="paragraph" style:parent-style-name="Heading_20_1">
      <style:text-properties fo:font-size="16pt" officeooo:rsid="00d8368c" style:font-size-asian="16pt" style:font-size-complex="16pt"/>
    </style:style>
    <style:style style:name="P75" style:family="paragraph" style:parent-style-name="Heading_20_1">
      <style:text-properties fo:font-size="16pt" officeooo:rsid="00d964f9" officeooo:paragraph-rsid="00d964f9" style:font-size-asian="16pt" style:font-size-complex="16pt"/>
    </style:style>
    <style:style style:name="P76" style:family="paragraph" style:parent-style-name="Heading_20_1">
      <style:text-properties fo:font-size="16pt" officeooo:rsid="00e3f3e3" officeooo:paragraph-rsid="00e3f3e3" style:font-size-asian="16pt" style:font-size-complex="16pt"/>
    </style:style>
    <style:style style:name="P77" style:family="paragraph" style:parent-style-name="Heading_20_1">
      <style:text-properties fo:font-size="16pt" fo:font-style="normal" officeooo:rsid="003dc6c9" style:font-size-asian="16pt" style:font-style-asian="normal" style:font-size-complex="16pt" style:font-style-complex="normal"/>
    </style:style>
    <style:style style:name="P78" style:family="paragraph" style:parent-style-name="Text_20_body">
      <style:text-properties fo:font-size="16pt" fo:font-style="normal" fo:font-weight="bold" officeooo:rsid="003dc6c9" officeooo:paragraph-rsid="0043999f" style:font-size-asian="16pt" style:font-style-asian="normal" style:font-weight-asian="bold" style:font-size-complex="16pt" style:font-style-complex="normal" style:font-weight-complex="bold"/>
    </style:style>
    <style:style style:name="P79" style:family="paragraph" style:parent-style-name="Text_20_body">
      <style:text-properties fo:font-size="16pt" fo:font-style="normal" fo:font-weight="bold" officeooo:rsid="004ad7a2" officeooo:paragraph-rsid="00488d32" style:font-size-asian="16pt" style:font-style-asian="normal" style:font-weight-asian="bold" style:font-size-complex="16pt" style:font-style-complex="normal" style:font-weight-complex="bold"/>
    </style:style>
    <style:style style:name="P80" style:family="paragraph" style:parent-style-name="Text_20_body">
      <style:text-properties fo:font-size="16pt" fo:font-style="normal" fo:font-weight="bold" officeooo:rsid="0050d8f5" officeooo:paragraph-rsid="00488d32" style:font-size-asian="16pt" style:font-style-asian="normal" style:font-weight-asian="bold" style:font-size-complex="16pt" style:font-style-complex="normal" style:font-weight-complex="bold"/>
    </style:style>
    <style:style style:name="P81" style:family="paragraph" style:parent-style-name="Text_20_body">
      <style:text-properties fo:font-size="16pt" fo:font-style="normal" fo:font-weight="bold" officeooo:rsid="00553c52" officeooo:paragraph-rsid="0052587c" style:font-size-asian="16pt" style:font-style-asian="normal" style:font-weight-asian="bold" style:font-size-complex="16pt" style:font-style-complex="normal" style:font-weight-complex="bold"/>
    </style:style>
    <style:style style:name="P82" style:family="paragraph" style:parent-style-name="Text_20_body">
      <style:text-properties fo:font-size="16pt" fo:font-style="normal" fo:font-weight="bold" officeooo:rsid="0060d818" officeooo:paragraph-rsid="0058d391" style:font-size-asian="16pt" style:font-style-asian="normal" style:font-weight-asian="bold" style:font-size-complex="16pt" style:font-style-complex="normal" style:font-weight-complex="bold"/>
    </style:style>
    <style:style style:name="P83" style:family="paragraph" style:parent-style-name="Text_20_body">
      <style:text-properties fo:font-size="16pt" fo:font-style="normal" fo:font-weight="bold" officeooo:rsid="006b6818" officeooo:paragraph-rsid="006b6818" style:font-size-asian="16pt" style:font-style-asian="normal" style:font-weight-asian="bold" style:font-size-complex="16pt" style:font-style-complex="normal" style:font-weight-complex="bold"/>
    </style:style>
    <style:style style:name="P84" style:family="paragraph" style:parent-style-name="Standard">
      <style:text-properties fo:font-size="16pt" fo:font-style="normal" fo:font-weight="bold" officeooo:rsid="0080d450" officeooo:paragraph-rsid="0080d450" style:font-size-asian="16pt" style:font-style-asian="normal" style:font-weight-asian="bold" style:font-size-complex="16pt" style:font-style-complex="normal" style:font-weight-complex="bold"/>
    </style:style>
    <style:style style:name="P85" style:family="paragraph" style:parent-style-name="Standard">
      <style:text-properties fo:font-size="16pt" fo:font-style="normal" fo:font-weight="bold" officeooo:rsid="0084685d" officeooo:paragraph-rsid="0084685d" style:font-size-asian="16pt" style:font-style-asian="normal" style:font-weight-asian="bold" style:font-size-complex="16pt" style:font-style-complex="normal" style:font-weight-complex="bold"/>
    </style:style>
    <style:style style:name="P86" style:family="paragraph" style:parent-style-name="Heading_20_1">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87" style:family="paragraph" style:parent-style-name="Standard">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88" style:family="paragraph" style:parent-style-name="Heading_20_1">
      <style:text-properties fo:font-size="16pt" fo:font-style="normal" fo:font-weight="bold" officeooo:rsid="00982548" officeooo:paragraph-rsid="00982548" style:font-size-asian="16pt" style:font-style-asian="normal" style:font-weight-asian="bold" style:font-size-complex="16pt" style:font-style-complex="normal" style:font-weight-complex="bold"/>
    </style:style>
    <style:style style:name="P89" style:family="paragraph" style:parent-style-name="Heading_20_1">
      <style:text-properties fo:font-size="16pt" fo:font-style="normal" fo:font-weight="bold" officeooo:rsid="009f271c" officeooo:paragraph-rsid="009f271c" style:font-size-asian="16pt" style:font-style-asian="normal" style:font-weight-asian="bold" style:font-size-complex="16pt" style:font-style-complex="normal" style:font-weight-complex="bold"/>
    </style:style>
    <style:style style:name="P90" style:family="paragraph" style:parent-style-name="Heading_20_1">
      <style:text-properties fo:font-size="16pt" fo:font-style="normal" fo:font-weight="bold" officeooo:rsid="00a78f11" officeooo:paragraph-rsid="00a78f11" style:font-size-asian="16pt" style:font-style-asian="normal" style:font-weight-asian="bold" style:font-size-complex="16pt" style:font-style-complex="normal" style:font-weight-complex="bold"/>
    </style:style>
    <style:style style:name="P91" style:family="paragraph" style:parent-style-name="Heading_20_1">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92" style:family="paragraph" style:parent-style-name="Text_20_body">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93" style:family="paragraph" style:parent-style-name="Heading_20_1">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94" style:family="paragraph" style:parent-style-name="Text_20_body">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95" style:family="paragraph" style:parent-style-name="Heading_20_1">
      <style:text-properties fo:font-size="16pt" fo:font-style="normal" fo:font-weight="bold" officeooo:rsid="00be7370" officeooo:paragraph-rsid="00be7370" style:font-size-asian="16pt" style:font-style-asian="normal" style:font-weight-asian="bold" style:font-size-complex="16pt" style:font-style-complex="normal" style:font-weight-complex="bold"/>
    </style:style>
    <style:style style:name="P96" style:family="paragraph" style:parent-style-name="Text_20_body">
      <style:text-properties fo:font-size="16pt" fo:font-weight="bold" officeooo:rsid="00488d32" officeooo:paragraph-rsid="00488d32" style:font-size-asian="16pt" style:font-weight-asian="bold" style:font-size-complex="16pt" style:font-weight-complex="bold"/>
    </style:style>
    <style:style style:name="P97" style:family="paragraph" style:parent-style-name="Standard">
      <style:text-properties fo:font-size="16pt" fo:font-weight="bold" officeooo:rsid="006f0c25" officeooo:paragraph-rsid="006f0c25" style:font-size-asian="16pt" style:font-weight-asian="bold" style:font-size-complex="16pt" style:font-weight-complex="bold"/>
    </style:style>
    <style:style style:name="P98" style:family="paragraph" style:parent-style-name="Heading_20_1">
      <style:text-properties fo:font-size="16pt" fo:font-weight="bold" officeooo:rsid="00728bfa" officeooo:paragraph-rsid="0074b0e6" style:font-size-asian="16pt" style:font-weight-asian="bold" style:font-size-complex="16pt" style:font-weight-complex="bold"/>
    </style:style>
    <style:style style:name="P99" style:family="paragraph" style:parent-style-name="Standard">
      <style:text-properties fo:font-size="16pt" fo:font-weight="bold" officeooo:rsid="00728bfa" officeooo:paragraph-rsid="0074b0e6" style:font-size-asian="16pt" style:font-weight-asian="bold" style:font-size-complex="16pt" style:font-weight-complex="bold"/>
    </style:style>
    <style:style style:name="P100" style:family="paragraph" style:parent-style-name="Standard">
      <style:text-properties fo:font-size="16pt" fo:font-weight="bold" officeooo:rsid="007dd2c9" officeooo:paragraph-rsid="007dd2c9" style:font-size-asian="16pt" style:font-weight-asian="bold" style:font-size-complex="16pt" style:font-weight-complex="bold"/>
    </style:style>
    <style:style style:name="P101" style:family="paragraph" style:parent-style-name="Standard">
      <style:paragraph-properties style:line-height-at-least="0.503cm"/>
      <style:text-properties fo:color="#cccccc" loext:opacity="100%" style:font-name="Droid Sans Mono" fo:font-size="10.5pt" fo:font-weight="normal" fo:background-color="#1f1f1f"/>
    </style:style>
    <style:style style:name="P102" style:family="paragraph" style:parent-style-name="Standard">
      <style:text-properties fo:color="#cccccc" loext:opacity="100%" style:font-name="Droid Sans Mono" fo:font-size="10.5pt" fo:font-weight="normal" fo:background-color="#1f1f1f" style:font-size-asian="12pt" style:font-size-complex="12pt"/>
    </style:style>
    <style:style style:name="P103" style:family="paragraph" style:parent-style-name="Standard">
      <style:text-properties fo:color="#cccccc" loext:opacity="100%" style:font-name="Droid Sans Mono" fo:font-size="10.5pt" fo:font-weight="normal" officeooo:rsid="0041edce" officeooo:paragraph-rsid="0043999f" fo:background-color="#1f1f1f"/>
    </style:style>
    <style:style style:name="P104" style:family="paragraph" style:parent-style-name="Standard">
      <style:text-properties fo:color="#cccccc" loext:opacity="100%" style:font-name="Droid Sans Mono" fo:font-size="10.5pt" fo:font-weight="normal" officeooo:rsid="00488d32" officeooo:paragraph-rsid="00488d32" fo:background-color="#1f1f1f" style:font-size-asian="16pt" style:font-weight-asian="bold" style:font-size-complex="16pt" style:font-weight-complex="bold"/>
    </style:style>
    <style:style style:name="P105" style:family="paragraph" style:parent-style-name="Standard">
      <style:text-properties fo:color="#cccccc" loext:opacity="100%" style:font-name="Droid Sans Mono" fo:font-size="10.5pt" fo:font-weight="normal" officeooo:rsid="00488d32" officeooo:paragraph-rsid="00488d32" fo:background-color="#1f1f1f" style:font-size-asian="10.5pt" style:font-weight-asian="normal" style:font-size-complex="12pt" style:font-weight-complex="normal"/>
    </style:style>
    <style:style style:name="P106" style:family="paragraph" style:parent-style-name="Standard">
      <style:text-properties fo:color="#cccccc" loext:opacity="100%" style:font-name="Droid Sans Mono" fo:font-size="10.5pt" fo:font-weight="normal" officeooo:rsid="00728bfa" officeooo:paragraph-rsid="00728bfa" fo:background-color="#1f1f1f"/>
    </style:style>
    <style:style style:name="P107" style:family="paragraph" style:parent-style-name="Standard">
      <style:text-properties fo:color="#cccccc" loext:opacity="100%" style:font-name="Droid Sans Mono" fo:font-size="10.5pt" fo:font-weight="normal" officeooo:rsid="00728bfa" officeooo:paragraph-rsid="0074b0e6" fo:background-color="#1f1f1f"/>
    </style:style>
    <style:style style:name="P108" style:family="paragraph" style:parent-style-name="Standard">
      <style:paragraph-properties style:line-height-at-least="0.503cm"/>
      <style:text-properties fo:color="#cccccc" loext:opacity="100%" style:font-name="Droid Sans Mono" fo:font-size="10.5pt" fo:font-weight="normal" officeooo:rsid="0074b0e6" officeooo:paragraph-rsid="0074b0e6" fo:background-color="#1f1f1f"/>
    </style:style>
    <style:style style:name="P109" style:family="paragraph" style:parent-style-name="Standard">
      <style:text-properties fo:color="#cccccc" loext:opacity="100%" style:font-name="Droid Sans Mono" fo:font-size="10.5pt" fo:font-weight="normal" officeooo:rsid="0080d450" officeooo:paragraph-rsid="0080d450" fo:background-color="#1f1f1f"/>
    </style:style>
    <style:style style:name="P110" style:family="paragraph" style:parent-style-name="Standard">
      <style:text-properties fo:color="#cccccc" loext:opacity="100%" style:font-name="Droid Sans Mono" fo:font-size="10.5pt" fo:font-weight="normal" officeooo:paragraph-rsid="0084685d" fo:background-color="#1f1f1f"/>
    </style:style>
    <style:style style:name="P111" style:family="paragraph" style:parent-style-name="Standard">
      <style:text-properties fo:color="#cccccc"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112" style:family="paragraph" style:parent-style-name="Standard">
      <style:text-properties fo:color="#cccccc"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113" style:family="paragraph" style:parent-style-name="Standard">
      <style:text-properties fo:color="#cccccc"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114" style:family="paragraph" style:parent-style-name="Standard">
      <style:text-properties fo:color="#cccccc" loext:opacity="100%" style:font-name="Droid Sans Mono" fo:font-size="10.5pt" fo:font-style="normal" fo:font-weight="normal" officeooo:rsid="00ad2c15" officeooo:paragraph-rsid="00ad2c15" fo:background-color="#1f1f1f" style:font-size-asian="10.5pt" style:font-style-asian="normal" style:font-weight-asian="normal" style:font-size-complex="12pt" style:font-style-complex="normal" style:font-weight-complex="normal"/>
    </style:style>
    <style:style style:name="P115" style:family="paragraph" style:parent-style-name="Standard">
      <style:text-properties fo:color="#cccccc"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116" style:family="paragraph" style:parent-style-name="Standard">
      <style:text-properties fo:color="#cccccc" loext:opacity="100%" style:font-name="Droid Sans Mono" fo:font-size="10.5pt" fo:font-style="normal" fo:font-weight="normal" officeooo:rsid="00c1bf7d" officeooo:paragraph-rsid="00c1bf7d" fo:background-color="#1f1f1f" style:font-size-asian="10.5pt" style:font-style-asian="normal" style:font-weight-asian="normal" style:font-size-complex="12pt" style:font-style-complex="normal" style:font-weight-complex="normal"/>
    </style:style>
    <style:style style:name="P117" style:family="paragraph" style:parent-style-name="Standard">
      <style:text-properties fo:color="#cccccc" loext:opacity="100%" style:font-name="Droid Sans Mono" fo:font-size="10.5pt" fo:font-style="normal" fo:font-weight="normal" officeooo:rsid="00be7370" officeooo:paragraph-rsid="00be7370" fo:background-color="#1f1f1f" style:font-size-asian="10.5pt" style:font-style-asian="normal" style:font-weight-asian="normal" style:font-size-complex="12pt" style:font-style-complex="normal" style:font-weight-complex="normal"/>
    </style:style>
    <style:style style:name="P118" style:family="paragraph" style:parent-style-name="Standard">
      <style:text-properties fo:color="#cccccc" loext:opacity="100%" style:font-name="Droid Sans Mono" fo:font-size="10.5pt" fo:font-style="normal" fo:font-weight="normal" officeooo:rsid="00be7370" officeooo:paragraph-rsid="00d21993" fo:background-color="#1f1f1f" style:font-size-asian="10.5pt" style:font-style-asian="normal" style:font-weight-asian="normal" style:font-size-complex="12pt" style:font-style-complex="normal" style:font-weight-complex="normal"/>
    </style:style>
    <style:style style:name="P119" style:family="paragraph" style:parent-style-name="Text_20_body">
      <style:text-properties officeooo:rsid="0041edce"/>
    </style:style>
    <style:style style:name="P120" style:family="paragraph" style:parent-style-name="Text_20_body">
      <style:text-properties officeooo:rsid="0041edce" officeooo:paragraph-rsid="0043999f"/>
    </style:style>
    <style:style style:name="P121" style:family="paragraph" style:parent-style-name="Standard">
      <style:text-properties officeooo:rsid="00728bfa" officeooo:paragraph-rsid="00728bfa"/>
    </style:style>
    <style:style style:name="P122" style:family="paragraph" style:parent-style-name="Standard">
      <style:text-properties officeooo:rsid="00728bfa" officeooo:paragraph-rsid="0074b0e6"/>
    </style:style>
    <style:style style:name="P123" style:family="paragraph" style:parent-style-name="Standard">
      <style:text-properties officeooo:paragraph-rsid="0073738c"/>
    </style:style>
    <style:style style:name="P124" style:family="paragraph" style:parent-style-name="Standard">
      <style:text-properties officeooo:rsid="0074b0e6" officeooo:paragraph-rsid="0074b0e6"/>
    </style:style>
    <style:style style:name="P125" style:family="paragraph" style:parent-style-name="Standard">
      <style:text-properties officeooo:rsid="0080d450" officeooo:paragraph-rsid="0080d450"/>
    </style:style>
    <style:style style:name="P126" style:family="paragraph" style:parent-style-name="Standard">
      <style:text-properties fo:font-style="normal" officeooo:rsid="0080d450" officeooo:paragraph-rsid="0080d450" style:font-style-asian="normal" style:font-style-complex="normal"/>
    </style:style>
    <style:style style:name="P127" style:family="paragraph" style:parent-style-name="Standard">
      <style:text-properties fo:font-style="normal" officeooo:rsid="0082871f" officeooo:paragraph-rsid="0082871f" style:font-style-asian="normal" style:font-style-complex="normal"/>
    </style:style>
    <style:style style:name="P128" style:family="paragraph" style:parent-style-name="Standard">
      <style:text-properties fo:font-style="normal" officeooo:rsid="0084685d" officeooo:paragraph-rsid="0084685d" style:font-style-asian="normal" style:font-style-complex="normal"/>
    </style:style>
    <style:style style:name="P129" style:family="paragraph" style:parent-style-name="Standard">
      <style:paragraph-properties style:line-height-at-least="0.503cm"/>
      <style:text-properties fo:color="#ce9178" loext:opacity="100%" style:font-name="Droid Sans Mono" fo:font-size="10.5pt" fo:font-weight="normal" fo:background-color="#1f1f1f"/>
    </style:style>
    <style:style style:name="P130" style:family="paragraph" style:parent-style-name="Standard">
      <style:paragraph-properties style:line-height-at-least="0.503cm"/>
      <style:text-properties fo:color="#b5cea8" loext:opacity="100%" style:font-name="Droid Sans Mono" fo:font-size="10.5pt" fo:font-weight="normal" fo:background-color="#1f1f1f"/>
    </style:style>
    <style:style style:name="P131" style:family="paragraph" style:parent-style-name="Text_20_body">
      <style:text-properties officeooo:rsid="00d8368c"/>
    </style:style>
    <style:style style:name="P132" style:family="paragraph" style:parent-style-name="Text_20_body">
      <style:text-properties officeooo:rsid="00d964f9" officeooo:paragraph-rsid="00d964f9"/>
    </style:style>
    <style:style style:name="P133" style:family="paragraph" style:parent-style-name="Heading_20_1">
      <style:text-properties officeooo:paragraph-rsid="010066c5"/>
    </style:style>
    <style:style style:name="P134" style:family="paragraph" style:parent-style-name="Standard">
      <style:text-properties officeooo:paragraph-rsid="010066c5"/>
    </style:style>
    <style:style style:name="P135" style:family="paragraph" style:parent-style-name="Standard">
      <style:text-properties officeooo:paragraph-rsid="00fbc881"/>
    </style:style>
    <style:style style:name="P136" style:family="paragraph" style:parent-style-name="Standard">
      <style:text-properties officeooo:paragraph-rsid="00fd9cec"/>
    </style:style>
    <style:style style:name="P137" style:family="paragraph" style:parent-style-name="Standard">
      <style:text-properties officeooo:paragraph-rsid="00feced6"/>
    </style:style>
    <style:style style:name="P138" style:family="paragraph" style:parent-style-name="Text_20_body">
      <style:text-properties officeooo:paragraph-rsid="00ec3545"/>
    </style:style>
    <style:style style:name="P139" style:family="paragraph" style:parent-style-name="Heading_20_1">
      <style:text-properties officeooo:paragraph-rsid="010218e5"/>
    </style:style>
    <style:style style:name="P140" style:family="paragraph" style:parent-style-name="Standard">
      <style:text-properties officeooo:paragraph-rsid="010218e5"/>
    </style:style>
    <style:style style:name="P141" style:family="paragraph" style:parent-style-name="Standard">
      <style:paragraph-properties style:line-height-at-least="0.503cm"/>
      <style:text-properties fo:color="#cccccc" loext:opacity="100%" style:font-name="Droid Sans Mono" fo:font-size="10.5pt" fo:font-weight="normal" fo:background-color="#1f1f1f"/>
    </style:style>
    <style:style style:name="P142" style:family="paragraph" style:parent-style-name="Standard">
      <style:paragraph-properties style:line-height-at-least="0.503cm"/>
      <style:text-properties fo:color="#d4d4d4" loext:opacity="100%" style:font-name="Droid Sans Mono" fo:font-size="10.5pt" fo:font-weight="normal" fo:background-color="#1f1f1f"/>
    </style:style>
    <style:style style:name="P143" style:family="paragraph" style:parent-style-name="Standard">
      <style:paragraph-properties style:line-height-at-least="0.503cm"/>
    </style:style>
    <style:style style:name="P144" style:family="paragraph" style:parent-style-name="Standard">
      <style:paragraph-properties style:line-height-at-least="0.503cm"/>
      <style:text-properties fo:color="#6a9955" loext:opacity="100%" style:font-name="Droid Sans Mono" fo:font-size="10.5pt" fo:font-weight="normal" fo:background-color="#1f1f1f"/>
    </style:style>
    <style:style style:name="P145" style:family="paragraph" style:parent-style-name="Text_20_body">
      <style:text-properties officeooo:paragraph-rsid="010218e5"/>
    </style:style>
    <style:style style:name="P146" style:family="paragraph" style:parent-style-name="Text_20_body">
      <style:text-properties officeooo:paragraph-rsid="010a0251"/>
    </style:style>
    <style:style style:name="T1" style:family="text">
      <style:text-properties officeooo:rsid="0000752c"/>
    </style:style>
    <style:style style:name="T2" style:family="text">
      <style:text-properties officeooo:rsid="0004aeae"/>
    </style:style>
    <style:style style:name="T3" style:family="text">
      <style:text-properties officeooo:rsid="000540d5"/>
    </style:style>
    <style:style style:name="T4" style:family="text">
      <style:text-properties officeooo:rsid="00093381"/>
    </style:style>
    <style:style style:name="T5" style:family="text">
      <style:text-properties fo:color="#dcdcaa" loext:opacity="100%"/>
    </style:style>
    <style:style style:name="T6" style:family="text">
      <style:text-properties fo:color="#dcdcaa" loext:opacity="100%" fo:font-style="normal" officeooo:rsid="003dc6c9" style:font-style-asian="normal" style:font-style-complex="normal"/>
    </style:style>
    <style:style style:name="T7" style:family="text">
      <style:text-properties fo:color="#dcdcaa" loext:opacity="100%" fo:font-size="12pt" fo:font-style="normal" officeooo:rsid="003dc6c9" style:font-size-asian="12pt" style:font-style-asian="normal" style:font-size-complex="12pt" style:font-style-complex="normal"/>
    </style:style>
    <style:style style:name="T8" style:family="text">
      <style:text-properties fo:color="#dcdcaa" loext:opacity="100%" style:font-name="Droid Sans Mono" fo:font-size="10.5pt" fo:font-weight="normal" fo:background-color="#1f1f1f" loext:char-shading-value="0"/>
    </style:style>
    <style:style style:name="T9" style:family="text">
      <style:text-properties fo:color="#dcdcaa" loext:opacity="100%" style:font-name="Droid Sans Mono" fo:font-size="10.5pt" fo:font-weight="normal" officeooo:rsid="00ec3545" fo:background-color="#1f1f1f" loext:char-shading-value="0" style:font-weight-asian="normal" style:font-weight-complex="normal"/>
    </style:style>
    <style:style style:name="T10" style:family="text">
      <style:text-properties fo:color="#dcdcaa" loext:opacity="100%" style:font-name="Droid Sans Mono" fo:font-size="10.5pt" fo:font-weight="normal" officeooo:rsid="00f09207" fo:background-color="#1f1f1f" loext:char-shading-value="0" style:font-weight-asian="normal" style:font-weight-complex="normal"/>
    </style:style>
    <style:style style:name="T11" style:family="text">
      <style:text-properties fo:color="#dcdcaa" loext:opacity="100%" style:font-name="Droid Sans Mono" fo:font-size="10.5pt" fo:background-color="#1f1f1f" loext:char-shading-value="0"/>
    </style:style>
    <style:style style:name="T12" style:family="text">
      <style:text-properties fo:color="#dcdcaa"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13" style:family="text">
      <style:text-properties fo:color="#dcdcaa"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14" style:family="text">
      <style:text-properties fo:color="#569cd6" loext:opacity="100%"/>
    </style:style>
    <style:style style:name="T15" style:family="text">
      <style:text-properties fo:color="#569cd6" loext:opacity="100%" fo:font-style="normal" style:font-style-asian="normal" style:font-style-complex="normal"/>
    </style:style>
    <style:style style:name="T16" style:family="text">
      <style:text-properties fo:color="#569cd6" loext:opacity="100%" fo:font-style="normal" officeooo:rsid="003dc6c9" style:font-style-asian="normal" style:font-style-complex="normal"/>
    </style:style>
    <style:style style:name="T17" style:family="text">
      <style:text-properties fo:color="#569cd6" loext:opacity="100%" fo:font-style="normal" officeooo:rsid="0050d8f5" style:font-style-asian="normal" style:font-style-complex="normal"/>
    </style:style>
    <style:style style:name="T18" style:family="text">
      <style:text-properties fo:color="#569cd6" loext:opacity="100%" style:font-name="Droid Sans Mono" fo:font-size="10.5pt" fo:font-weight="normal" fo:background-color="#1f1f1f" loext:char-shading-value="0"/>
    </style:style>
    <style:style style:name="T19" style:family="text">
      <style:text-properties fo:color="#569cd6" loext:opacity="100%" style:font-name="Droid Sans Mono" fo:font-size="10.5pt" fo:font-weight="normal" officeooo:rsid="00ec3545" fo:background-color="#1f1f1f" loext:char-shading-value="0" style:font-weight-asian="normal" style:font-weight-complex="normal"/>
    </style:style>
    <style:style style:name="T20" style:family="text">
      <style:text-properties fo:color="#569cd6" loext:opacity="100%" style:font-name="Droid Sans Mono" fo:font-size="10.5pt" fo:font-weight="normal" officeooo:rsid="00f09207" fo:background-color="#1f1f1f" loext:char-shading-value="0" style:font-weight-asian="normal" style:font-weight-complex="normal"/>
    </style:style>
    <style:style style:name="T21" style:family="text">
      <style:text-properties fo:color="#569cd6" loext:opacity="100%" style:font-name="Droid Sans Mono" fo:font-size="10.5pt" fo:background-color="#1f1f1f" loext:char-shading-value="0"/>
    </style:style>
    <style:style style:name="T22" style:family="text">
      <style:text-properties fo:color="#569cd6"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23" style:family="text">
      <style:text-properties fo:color="#569cd6"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24" style:family="text">
      <style:text-properties fo:color="#569cd6"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25" style:family="text">
      <style:text-properties fo:color="#569cd6" loext:opacity="100%" style:font-name="Droid Sans Mono" fo:font-size="10.5pt" fo:font-style="normal" fo:font-weight="normal" officeooo:rsid="0108da31" fo:background-color="#1f1f1f" loext:char-shading-value="0" style:font-size-asian="10.5pt" style:font-style-asian="normal" style:font-weight-asian="normal" style:font-size-complex="12pt" style:font-style-complex="normal" style:font-weight-complex="normal"/>
    </style:style>
    <style:style style:name="T26" style:family="text">
      <style:text-properties fo:color="#569cd6" loext:opacity="100%" fo:font-size="12pt" fo:font-style="normal" officeooo:rsid="003dc6c9" style:font-size-asian="12pt" style:font-style-asian="normal" style:font-size-complex="12pt" style:font-style-complex="normal"/>
    </style:style>
    <style:style style:name="T27" style:family="text">
      <style:text-properties fo:color="#569cd6" loext:opacity="100%" fo:font-size="12pt" fo:font-style="normal" officeooo:rsid="004ad7a2" style:font-size-asian="10.5pt" style:font-style-asian="normal" style:font-weight-asian="normal" style:font-size-complex="12pt" style:font-style-complex="normal" style:font-weight-complex="normal"/>
    </style:style>
    <style:style style:name="T28" style:family="text">
      <style:text-properties fo:color="#9cdcfe" loext:opacity="100%"/>
    </style:style>
    <style:style style:name="T29" style:family="text">
      <style:text-properties fo:color="#9cdcfe" loext:opacity="100%" fo:font-style="normal" style:font-style-asian="normal" style:font-style-complex="normal"/>
    </style:style>
    <style:style style:name="T30" style:family="text">
      <style:text-properties fo:color="#9cdcfe" loext:opacity="100%" fo:font-style="normal" officeooo:rsid="003dc6c9" style:font-style-asian="normal" style:font-style-complex="normal"/>
    </style:style>
    <style:style style:name="T31" style:family="text">
      <style:text-properties fo:color="#9cdcfe" loext:opacity="100%" fo:font-size="12pt" fo:font-style="normal" officeooo:rsid="003dc6c9" style:font-size-asian="12pt" style:font-style-asian="normal" style:font-size-complex="12pt" style:font-style-complex="normal"/>
    </style:style>
    <style:style style:name="T32" style:family="text">
      <style:text-properties fo:color="#9cdcfe" loext:opacity="100%" style:font-name="Droid Sans Mono" fo:font-size="10.5pt" fo:font-weight="normal" fo:background-color="#1f1f1f" loext:char-shading-value="0"/>
    </style:style>
    <style:style style:name="T33" style:family="text">
      <style:text-properties fo:color="#9cdcfe" loext:opacity="100%" style:font-name="Droid Sans Mono" fo:font-size="10.5pt" fo:font-weight="normal" officeooo:rsid="00ec3545" fo:background-color="#1f1f1f" loext:char-shading-value="0" style:font-weight-asian="normal" style:font-weight-complex="normal"/>
    </style:style>
    <style:style style:name="T34" style:family="text">
      <style:text-properties fo:color="#9cdcfe" loext:opacity="100%" style:font-name="Droid Sans Mono" fo:font-size="10.5pt" fo:font-weight="normal" officeooo:rsid="00f09207" fo:background-color="#1f1f1f" loext:char-shading-value="0" style:font-weight-asian="normal" style:font-weight-complex="normal"/>
    </style:style>
    <style:style style:name="T35" style:family="text">
      <style:text-properties fo:color="#9cdcfe" loext:opacity="100%" style:font-name="Droid Sans Mono" fo:font-size="10.5pt" fo:background-color="#1f1f1f" loext:char-shading-value="0"/>
    </style:style>
    <style:style style:name="T36" style:family="text">
      <style:text-properties fo:color="#9cdcfe"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37" style:family="text">
      <style:text-properties fo:color="#9cdcfe"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38" style:family="text">
      <style:text-properties fo:color="#ce9178" loext:opacity="100%"/>
    </style:style>
    <style:style style:name="T39" style:family="text">
      <style:text-properties fo:color="#ce9178" loext:opacity="100%" fo:font-size="12pt" fo:font-style="normal" officeooo:rsid="004ad7a2" style:font-size-asian="10.5pt" style:font-style-asian="normal" style:font-weight-asian="normal" style:font-size-complex="12pt" style:font-style-complex="normal" style:font-weight-complex="normal"/>
    </style:style>
    <style:style style:name="T40" style:family="text">
      <style:text-properties fo:color="#ce9178" loext:opacity="100%" style:font-name="Droid Sans Mono" fo:font-size="10.5pt" fo:font-weight="normal" fo:background-color="#1f1f1f" loext:char-shading-value="0"/>
    </style:style>
    <style:style style:name="T41" style:family="text">
      <style:text-properties fo:color="#d7ba7d" loext:opacity="100%"/>
    </style:style>
    <style:style style:name="T42" style:family="text">
      <style:text-properties fo:color="#c586c0" loext:opacity="100%"/>
    </style:style>
    <style:style style:name="T43" style:family="text">
      <style:text-properties fo:color="#4ec9b0" loext:opacity="100%"/>
    </style:style>
    <style:style style:name="T44" style:family="text">
      <style:text-properties fo:color="#4ec9b0" loext:opacity="100%" fo:font-style="normal" officeooo:rsid="003dc6c9" style:font-style-asian="normal" style:font-style-complex="normal"/>
    </style:style>
    <style:style style:name="T45" style:family="text">
      <style:text-properties fo:color="#4ec9b0" loext:opacity="100%" fo:font-size="12pt" fo:font-style="normal" officeooo:rsid="003dc6c9" style:font-size-asian="12pt" style:font-style-asian="normal" style:font-size-complex="12pt" style:font-style-complex="normal"/>
    </style:style>
    <style:style style:name="T46" style:family="text">
      <style:text-properties fo:color="#4ec9b0" loext:opacity="100%" style:font-name="Droid Sans Mono" fo:font-size="10.5pt" fo:font-weight="normal" fo:background-color="#1f1f1f" loext:char-shading-value="0"/>
    </style:style>
    <style:style style:name="T47" style:family="text">
      <style:text-properties fo:color="#4ec9b0" loext:opacity="100%" style:font-name="Droid Sans Mono" fo:font-size="10.5pt" fo:font-weight="normal" officeooo:rsid="00ec3545" fo:background-color="#1f1f1f" loext:char-shading-value="0" style:font-weight-asian="normal" style:font-weight-complex="normal"/>
    </style:style>
    <style:style style:name="T48" style:family="text">
      <style:text-properties fo:color="#4ec9b0" loext:opacity="100%" style:font-name="Droid Sans Mono" fo:font-size="10.5pt" fo:font-weight="normal" officeooo:rsid="00f09207" fo:background-color="#1f1f1f" loext:char-shading-value="0" style:font-weight-asian="normal" style:font-weight-complex="normal"/>
    </style:style>
    <style:style style:name="T49" style:family="text">
      <style:text-properties fo:color="#4ec9b0" loext:opacity="100%" style:font-name="Droid Sans Mono" fo:font-size="10.5pt" fo:background-color="#1f1f1f" loext:char-shading-value="0"/>
    </style:style>
    <style:style style:name="T50" style:family="text">
      <style:text-properties fo:color="#4ec9b0"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51" style:family="text">
      <style:text-properties fo:color="#4ec9b0"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52" style:family="text">
      <style:text-properties fo:color="#4ec9b0"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53" style:family="text">
      <style:text-properties fo:color="#b5cea8" loext:opacity="100%"/>
    </style:style>
    <style:style style:name="T54" style:family="text">
      <style:text-properties officeooo:rsid="000f991a"/>
    </style:style>
    <style:style style:name="T55" style:family="text">
      <style:text-properties officeooo:rsid="001495c5"/>
    </style:style>
    <style:style style:name="T56" style:family="text">
      <style:text-properties officeooo:rsid="001d02f6"/>
    </style:style>
    <style:style style:name="T57" style:family="text">
      <style:text-properties officeooo:rsid="00227b7b"/>
    </style:style>
    <style:style style:name="T58" style:family="text">
      <style:text-properties officeooo:rsid="00255315"/>
    </style:style>
    <style:style style:name="T59" style:family="text">
      <style:text-properties officeooo:rsid="0029a7b7"/>
    </style:style>
    <style:style style:name="T60" style:family="text">
      <style:text-properties fo:font-variant="normal" fo:text-transform="none" style:font-name="var font-family-monospace" fo:font-size="10.5pt" fo:letter-spacing="normal" fo:font-style="normal" fo:font-weight="normal" loext:padding="0cm" loext:border="none"/>
    </style:style>
    <style:style style:name="T61" style:family="text">
      <style:text-properties fo:font-variant="normal" fo:text-transform="none" fo:color="#0d161b" loext:opacity="100%" fo:letter-spacing="normal"/>
    </style:style>
    <style:style style:name="T62" style:family="text">
      <style:text-properties fo:font-variant="normal" fo:text-transform="none" fo:color="#0d161b" loext:opacity="100%" style:font-name="Inter" fo:letter-spacing="normal" fo:font-style="normal" fo:font-weight="bold"/>
    </style:style>
    <style:style style:name="T63" style:family="text">
      <style:text-properties officeooo:rsid="002b5bca"/>
    </style:style>
    <style:style style:name="T64" style:family="text">
      <style:text-properties officeooo:rsid="002efd1d"/>
    </style:style>
    <style:style style:name="T65" style:family="text">
      <style:text-properties officeooo:rsid="00333a8e"/>
    </style:style>
    <style:style style:name="T66" style:family="text">
      <style:text-properties officeooo:rsid="00361edd"/>
    </style:style>
    <style:style style:name="T67" style:family="text">
      <style:text-properties fo:color="#d4d4d4" loext:opacity="100%"/>
    </style:style>
    <style:style style:name="T68" style:family="text">
      <style:text-properties fo:color="#d4d4d4" loext:opacity="100%" fo:font-style="normal" style:font-style-asian="normal" style:font-style-complex="normal"/>
    </style:style>
    <style:style style:name="T69" style:family="text">
      <style:text-properties fo:color="#d4d4d4" loext:opacity="100%" fo:font-style="normal" officeooo:rsid="003dc6c9" style:font-style-asian="normal" style:font-style-complex="normal"/>
    </style:style>
    <style:style style:name="T70" style:family="text">
      <style:text-properties fo:color="#d4d4d4" loext:opacity="100%" fo:font-size="12pt" fo:font-style="normal" officeooo:rsid="003dc6c9" style:font-size-asian="12pt" style:font-style-asian="normal" style:font-size-complex="12pt" style:font-style-complex="normal"/>
    </style:style>
    <style:style style:name="T71" style:family="text">
      <style:text-properties fo:color="#d4d4d4" loext:opacity="100%" style:font-name="Droid Sans Mono" fo:font-size="10.5pt" fo:font-weight="normal" fo:background-color="#1f1f1f" loext:char-shading-value="0"/>
    </style:style>
    <style:style style:name="T72" style:family="text">
      <style:text-properties fo:color="#d4d4d4" loext:opacity="100%" style:font-name="Droid Sans Mono" fo:font-size="10.5pt" fo:font-weight="normal" officeooo:rsid="00ec3545" fo:background-color="#1f1f1f" loext:char-shading-value="0" style:font-weight-asian="normal" style:font-weight-complex="normal"/>
    </style:style>
    <style:style style:name="T73" style:family="text">
      <style:text-properties fo:color="#d4d4d4" loext:opacity="100%" style:font-name="Droid Sans Mono" fo:font-size="10.5pt" fo:font-weight="normal" officeooo:rsid="00f09207" fo:background-color="#1f1f1f" loext:char-shading-value="0" style:font-weight-asian="normal" style:font-weight-complex="normal"/>
    </style:style>
    <style:style style:name="T74" style:family="text">
      <style:text-properties fo:color="#d4d4d4" loext:opacity="100%" style:font-name="Droid Sans Mono" fo:font-size="10.5pt" fo:background-color="#1f1f1f" loext:char-shading-value="0"/>
    </style:style>
    <style:style style:name="T75" style:family="text">
      <style:text-properties fo:color="#d4d4d4"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76" style:family="text">
      <style:text-properties fo:color="#d4d4d4"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77" style:family="text">
      <style:text-properties fo:color="#d4d4d4"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78" style:family="text">
      <style:text-properties officeooo:rsid="003dc6c9"/>
    </style:style>
    <style:style style:name="T79" style:family="text">
      <style:text-properties fo:font-style="italic" style:font-style-asian="italic" style:font-style-complex="italic"/>
    </style:style>
    <style:style style:name="T80" style:family="text">
      <style:text-properties fo:font-style="italic" officeooo:rsid="003dc6c9" style:font-style-asian="italic" style:font-style-complex="italic"/>
    </style:style>
    <style:style style:name="T81" style:family="text">
      <style:text-properties fo:font-style="italic" fo:font-weight="normal" officeooo:rsid="00f69ebb" style:font-style-asian="italic" style:font-weight-asian="normal" style:font-style-complex="italic" style:font-weight-complex="normal"/>
    </style:style>
    <style:style style:name="T82" style:family="text">
      <style:text-properties fo:font-style="normal" style:font-style-asian="normal" style:font-style-complex="normal"/>
    </style:style>
    <style:style style:name="T83" style:family="text">
      <style:text-properties fo:font-style="normal" officeooo:rsid="003dc6c9" style:font-style-asian="normal" style:font-style-complex="normal"/>
    </style:style>
    <style:style style:name="T84" style:family="text">
      <style:text-properties fo:font-style="normal" officeooo:rsid="004ad7a2" style:font-style-asian="normal" style:font-style-complex="normal"/>
    </style:style>
    <style:style style:name="T85" style:family="text">
      <style:text-properties fo:font-style="normal" officeooo:rsid="0050d8f5" style:font-style-asian="normal" style:font-style-complex="normal"/>
    </style:style>
    <style:style style:name="T86" style:family="text">
      <style:text-properties fo:font-style="normal" officeooo:rsid="00530fbe" style:font-style-asian="normal" style:font-style-complex="normal"/>
    </style:style>
    <style:style style:name="T87" style:family="text">
      <style:text-properties fo:font-style="normal" officeooo:rsid="0054255d" style:font-style-asian="normal" style:font-style-complex="normal"/>
    </style:style>
    <style:style style:name="T88" style:family="text">
      <style:text-properties fo:font-style="normal" officeooo:rsid="00570a2e" style:font-style-asian="normal" style:font-style-complex="normal"/>
    </style:style>
    <style:style style:name="T89" style:family="text">
      <style:text-properties fo:font-style="normal" officeooo:rsid="005d3e89" style:font-style-asian="normal" style:font-style-complex="normal"/>
    </style:style>
    <style:style style:name="T90" style:family="text">
      <style:text-properties fo:font-style="normal" officeooo:rsid="0060d818" style:font-style-asian="normal" style:font-style-complex="normal"/>
    </style:style>
    <style:style style:name="T91" style:family="text">
      <style:text-properties fo:font-style="normal" officeooo:rsid="00982548" style:font-style-asian="normal" style:font-style-complex="normal"/>
    </style:style>
    <style:style style:name="T92" style:family="text">
      <style:text-properties fo:font-style="normal" officeooo:rsid="01059ea0" style:font-style-asian="normal" style:font-style-complex="normal"/>
    </style:style>
    <style:style style:name="T93" style:family="text">
      <style:text-properties fo:font-style="normal" officeooo:rsid="0108da31" style:font-style-asian="normal" style:font-style-complex="normal"/>
    </style:style>
    <style:style style:name="T94" style:family="text">
      <style:text-properties fo:font-style="normal" officeooo:rsid="0084685d" style:font-size-asian="10.5pt" style:font-style-asian="normal" style:font-weight-asian="normal" style:font-size-complex="12pt" style:font-style-complex="normal" style:font-weight-complex="normal"/>
    </style:style>
    <style:style style:name="T95" style:family="text">
      <style:text-properties fo:font-style="normal" officeooo:rsid="008c186c" style:font-size-asian="10.5pt" style:font-style-asian="normal" style:font-weight-asian="normal" style:font-size-complex="12pt" style:font-style-complex="normal" style:font-weight-complex="normal"/>
    </style:style>
    <style:style style:name="T96" style:family="text">
      <style:text-properties fo:font-style="normal" officeooo:rsid="008ef4ad" style:font-size-asian="10.5pt" style:font-style-asian="normal" style:font-weight-asian="normal" style:font-size-complex="12pt" style:font-style-complex="normal" style:font-weight-complex="normal"/>
    </style:style>
    <style:style style:name="T97" style:family="text">
      <style:text-properties fo:font-style="normal" officeooo:rsid="00977a3c" style:font-size-asian="10.5pt" style:font-style-asian="normal" style:font-weight-asian="normal" style:font-size-complex="12pt" style:font-style-complex="normal" style:font-weight-complex="normal"/>
    </style:style>
    <style:style style:name="T98" style:family="text">
      <style:text-properties fo:font-style="normal" fo:font-weight="normal" officeooo:rsid="00f69ebb" style:font-style-asian="normal" style:font-weight-asian="normal" style:font-style-complex="normal" style:font-weight-complex="normal"/>
    </style:style>
    <style:style style:name="T99" style:family="text">
      <style:text-properties fo:font-style="normal" fo:font-weight="normal" officeooo:rsid="00f7ec85" style:font-style-asian="normal" style:font-weight-asian="normal" style:font-style-complex="normal" style:font-weight-complex="normal"/>
    </style:style>
    <style:style style:name="T100" style:family="text">
      <style:text-properties fo:font-style="normal" fo:font-weight="normal" officeooo:rsid="0108da31" style:font-style-asian="normal" style:font-weight-asian="normal" style:font-style-complex="normal" style:font-weight-complex="normal"/>
    </style:style>
    <style:style style:name="T101" style:family="text">
      <style:text-properties officeooo:rsid="0041f15e"/>
    </style:style>
    <style:style style:name="T102" style:family="text">
      <style:text-properties officeooo:rsid="0042ba78"/>
    </style:style>
    <style:style style:name="T103" style:family="text">
      <style:text-properties fo:color="#cccccc" loext:opacity="100%" style:font-name="Droid Sans Mono" fo:font-size="10.5pt" fo:font-weight="normal" fo:background-color="#1f1f1f" loext:char-shading-value="0"/>
    </style:style>
    <style:style style:name="T104" style:family="text">
      <style:text-properties fo:color="#cccccc" loext:opacity="100%" style:font-name="Droid Sans Mono" fo:font-size="10.5pt" fo:font-style="normal" fo:font-weight="normal" officeooo:rsid="0108da31" fo:background-color="#1f1f1f" loext:char-shading-value="0" style:font-size-asian="10.5pt" style:font-style-asian="normal" style:font-weight-asian="normal" style:font-size-complex="12pt" style:font-style-complex="normal" style:font-weight-complex="normal"/>
    </style:style>
    <style:style style:name="T105" style:family="text">
      <style:text-properties officeooo:rsid="0041edce"/>
    </style:style>
    <style:style style:name="T106" style:family="text">
      <style:text-properties fo:font-size="12pt" officeooo:rsid="003dc6c9" style:font-size-asian="12pt" style:font-size-complex="12pt"/>
    </style:style>
    <style:style style:name="T107" style:family="text">
      <style:text-properties fo:font-size="12pt" fo:font-style="italic" officeooo:rsid="003dc6c9" style:font-size-asian="12pt" style:font-style-asian="italic" style:font-size-complex="12pt" style:font-style-complex="italic"/>
    </style:style>
    <style:style style:name="T108" style:family="text">
      <style:text-properties fo:font-size="12pt" fo:font-style="normal" officeooo:rsid="003dc6c9" style:font-size-asian="12pt" style:font-style-asian="normal" style:font-size-complex="12pt" style:font-style-complex="normal"/>
    </style:style>
    <style:style style:name="T109" style:family="text">
      <style:text-properties fo:font-size="12pt" fo:font-style="normal" fo:font-weight="normal" officeooo:rsid="004ad7a2" style:font-size-asian="10.5pt" style:font-style-asian="normal" style:font-weight-asian="normal" style:font-size-complex="12pt" style:font-style-complex="normal" style:font-weight-complex="normal"/>
    </style:style>
    <style:style style:name="T110" style:family="text">
      <style:text-properties fo:font-size="12pt" fo:font-style="normal" fo:font-weight="normal" officeooo:rsid="00feced6" style:font-size-asian="10.5pt" style:font-style-asian="normal" style:font-weight-asian="normal" style:font-size-complex="12pt" style:font-style-complex="normal" style:font-weight-complex="normal"/>
    </style:style>
    <style:style style:name="T111" style:family="text">
      <style:text-properties fo:font-size="12pt" fo:font-style="normal" fo:font-weight="normal" officeooo:rsid="01004bd7" style:font-size-asian="10.5pt" style:font-style-asian="normal" style:font-weight-asian="normal" style:font-size-complex="12pt" style:font-style-complex="normal" style:font-weight-complex="normal"/>
    </style:style>
    <style:style style:name="T112" style:family="text">
      <style:text-properties fo:font-size="12pt" fo:font-style="normal" fo:font-weight="normal" officeooo:rsid="010066c5" style:font-size-asian="10.5pt" style:font-style-asian="normal" style:font-weight-asian="normal" style:font-size-complex="12pt" style:font-style-complex="normal" style:font-weight-complex="normal"/>
    </style:style>
    <style:style style:name="T113" style:family="text">
      <style:text-properties fo:font-size="12pt" fo:font-style="normal" fo:font-weight="normal" officeooo:rsid="010218e5"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1032383"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10357b5"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103a751"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1059ea0"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108da31" style:font-size-asian="10.5pt" style:font-style-asian="normal" style:font-weight-asian="normal" style:font-size-complex="12pt" style:font-style-complex="normal" style:font-weight-complex="normal"/>
    </style:style>
    <style:style style:name="T119" style:family="text">
      <style:text-properties fo:font-size="12pt" fo:font-style="normal" fo:font-weight="normal" officeooo:rsid="010a0251" style:font-size-asian="10.5pt" style:font-style-asian="normal" style:font-weight-asian="normal" style:font-size-complex="12pt" style:font-style-complex="normal" style:font-weight-complex="normal"/>
    </style:style>
    <style:style style:name="T120" style:family="text">
      <style:text-properties fo:font-size="12pt" fo:font-style="normal" officeooo:rsid="004ad7a2" style:font-size-asian="10.5pt" style:font-style-asian="normal" style:font-weight-asian="normal" style:font-size-complex="12pt" style:font-style-complex="normal" style:font-weight-complex="normal"/>
    </style:style>
    <style:style style:name="T121" style:family="text">
      <style:text-properties fo:font-size="12pt" fo:font-weight="normal" officeooo:rsid="00ec99b5" style:font-size-asian="10.5pt" style:font-weight-asian="normal" style:font-size-complex="12pt" style:font-weight-complex="normal"/>
    </style:style>
    <style:style style:name="T122" style:family="text">
      <style:text-properties fo:font-size="12pt" fo:font-weight="normal" officeooo:rsid="00f09207" style:font-size-asian="10.5pt" style:font-weight-asian="normal" style:font-size-complex="12pt" style:font-weight-complex="normal"/>
    </style:style>
    <style:style style:name="T123" style:family="text">
      <style:text-properties officeooo:rsid="006f0c25"/>
    </style:style>
    <style:style style:name="T124" style:family="text">
      <style:text-properties officeooo:rsid="0073738c"/>
    </style:style>
    <style:style style:name="T125" style:family="text">
      <style:text-properties officeooo:rsid="00789102"/>
    </style:style>
    <style:style style:name="T126" style:family="text">
      <style:text-properties officeooo:rsid="007b0dd4"/>
    </style:style>
    <style:style style:name="T127" style:family="text">
      <style:text-properties officeooo:rsid="0084685d"/>
    </style:style>
    <style:style style:name="T128" style:family="text">
      <style:text-properties officeooo:rsid="0085ad59"/>
    </style:style>
    <style:style style:name="T129" style:family="text">
      <style:text-properties officeooo:rsid="008c186c"/>
    </style:style>
    <style:style style:name="T130" style:family="text">
      <style:text-properties officeooo:rsid="00917ef4"/>
    </style:style>
    <style:style style:name="T131" style:family="text">
      <style:text-properties officeooo:rsid="00977a3c"/>
    </style:style>
    <style:style style:name="T132" style:family="text">
      <style:text-properties officeooo:rsid="009c01fe"/>
    </style:style>
    <style:style style:name="T133" style:family="text">
      <style:text-properties fo:color="#808080" loext:opacity="100%"/>
    </style:style>
    <style:style style:name="T134" style:family="text">
      <style:text-properties fo:color="#808080" loext:opacity="100%" style:font-name="Droid Sans Mono" fo:font-size="10.5pt" fo:font-style="normal" fo:font-weight="normal" officeooo:rsid="0108da31" fo:background-color="#1f1f1f" loext:char-shading-value="0" style:font-size-asian="10.5pt" style:font-style-asian="normal" style:font-weight-asian="normal" style:font-size-complex="12pt" style:font-style-complex="normal" style:font-weight-complex="normal"/>
    </style:style>
    <style:style style:name="T135" style:family="text">
      <style:text-properties officeooo:rsid="00a0f497"/>
    </style:style>
    <style:style style:name="T136" style:family="text">
      <style:text-properties officeooo:rsid="00a578d0"/>
    </style:style>
    <style:style style:name="T137" style:family="text">
      <style:text-properties officeooo:rsid="00a9b682"/>
    </style:style>
    <style:style style:name="T138" style:family="text">
      <style:text-properties officeooo:rsid="00ab7bea"/>
    </style:style>
    <style:style style:name="T139" style:family="text">
      <style:text-properties officeooo:rsid="00ad2c15"/>
    </style:style>
    <style:style style:name="T140" style:family="text">
      <style:text-properties officeooo:rsid="00b32eb9"/>
    </style:style>
    <style:style style:name="T141" style:family="text">
      <style:text-properties officeooo:rsid="00b4e5ff"/>
    </style:style>
    <style:style style:name="T142" style:family="text">
      <style:text-properties officeooo:rsid="00bb1e41"/>
    </style:style>
    <style:style style:name="T143" style:family="text">
      <style:text-properties officeooo:rsid="00c15eb4"/>
    </style:style>
    <style:style style:name="T144" style:family="text">
      <style:text-properties officeooo:rsid="00c1bf7d"/>
    </style:style>
    <style:style style:name="T145" style:family="text">
      <style:text-properties officeooo:rsid="00c2baef"/>
    </style:style>
    <style:style style:name="T146" style:family="text">
      <style:text-properties officeooo:rsid="00c39a0f"/>
    </style:style>
    <style:style style:name="T147" style:family="text">
      <style:text-properties officeooo:rsid="00c5f4fd"/>
    </style:style>
    <style:style style:name="T148" style:family="text">
      <style:text-properties officeooo:rsid="00c7be51"/>
    </style:style>
    <style:style style:name="T149" style:family="text">
      <style:text-properties officeooo:rsid="00c85416"/>
    </style:style>
    <style:style style:name="T150" style:family="text">
      <style:text-properties officeooo:rsid="00cb1261"/>
    </style:style>
    <style:style style:name="T151" style:family="text">
      <style:text-properties officeooo:rsid="00ce50bd"/>
    </style:style>
    <style:style style:name="T152" style:family="text">
      <style:text-properties officeooo:rsid="00ceb58a"/>
    </style:style>
    <style:style style:name="T153" style:family="text">
      <style:text-properties officeooo:rsid="00d08936"/>
    </style:style>
    <style:style style:name="T154" style:family="text">
      <style:text-properties officeooo:rsid="00d21993"/>
    </style:style>
    <style:style style:name="T155" style:family="text">
      <style:text-properties officeooo:rsid="00d964f9"/>
    </style:style>
    <style:style style:name="T156" style:family="text">
      <style:text-properties officeooo:rsid="00dc2fa5"/>
    </style:style>
    <style:style style:name="T157" style:family="text">
      <style:text-properties officeooo:rsid="00ddf5e3"/>
    </style:style>
    <style:style style:name="T158" style:family="text">
      <style:text-properties officeooo:rsid="00e1735a"/>
    </style:style>
    <style:style style:name="T159" style:family="text">
      <style:text-properties officeooo:rsid="00e84d6e"/>
    </style:style>
    <style:style style:name="T160" style:family="text">
      <style:text-properties fo:font-weight="normal" style:font-weight-asian="normal" style:font-weight-complex="normal"/>
    </style:style>
    <style:style style:name="T161" style:family="text">
      <style:text-properties fo:font-weight="normal" officeooo:rsid="00ec3545" style:font-weight-asian="normal" style:font-weight-complex="normal"/>
    </style:style>
    <style:style style:name="T162" style:family="text">
      <style:text-properties fo:font-weight="normal" officeooo:rsid="00e84d6e" style:font-weight-asian="normal" style:font-weight-complex="normal"/>
    </style:style>
    <style:style style:name="T163" style:family="text">
      <style:text-properties fo:font-weight="normal" officeooo:rsid="00ec99b5" style:font-weight-asian="normal" style:font-weight-complex="normal"/>
    </style:style>
    <style:style style:name="T164" style:family="text">
      <style:text-properties fo:font-weight="normal" officeooo:rsid="00ee868a" style:font-weight-asian="normal" style:font-weight-complex="normal"/>
    </style:style>
    <style:style style:name="T165" style:family="text">
      <style:text-properties fo:font-weight="normal" officeooo:rsid="00f09207" style:font-weight-asian="normal" style:font-weight-complex="normal"/>
    </style:style>
    <style:style style:name="T166" style:family="text">
      <style:text-properties fo:font-weight="normal" officeooo:rsid="00f4698c" style:font-weight-asian="normal" style:font-weight-complex="normal"/>
    </style:style>
    <style:style style:name="T167" style:family="text">
      <style:text-properties fo:font-weight="normal" officeooo:rsid="00f5a3ac" style:font-weight-asian="normal" style:font-weight-complex="normal"/>
    </style:style>
    <style:style style:name="T168" style:family="text">
      <style:text-properties fo:font-weight="normal" officeooo:rsid="00f69ebb" style:font-weight-asian="normal" style:font-weight-complex="normal"/>
    </style:style>
    <style:style style:name="T169" style:family="text">
      <style:text-properties fo:font-weight="normal" officeooo:rsid="00fbc881" style:font-weight-asian="normal" style:font-weight-complex="normal"/>
    </style:style>
    <style:style style:name="T170" style:family="text">
      <style:text-properties fo:font-weight="normal" officeooo:rsid="00fd9cec" style:font-weight-asian="normal" style:font-weight-complex="normal"/>
    </style:style>
    <style:style style:name="T171" style:family="text">
      <style:text-properties fo:font-size="16pt" fo:font-weight="bold" officeooo:rsid="00ec99b5" style:font-size-asian="16pt" style:font-weight-asian="bold" style:font-size-complex="16pt" style:font-weight-complex="bold"/>
    </style:style>
    <style:style style:name="T172" style:family="text">
      <style:text-properties fo:font-size="16pt" fo:font-weight="bold" officeooo:rsid="00f09207" style:font-size-asian="16pt" style:font-weight-asian="bold" style:font-size-complex="16pt" style:font-weight-complex="bold"/>
    </style:style>
    <style:style style:name="T173" style:family="text">
      <style:text-properties fo:font-size="16pt" fo:font-style="normal" fo:font-weight="normal" officeooo:rsid="0108da31" style:font-size-asian="16pt" style:font-style-asian="normal" style:font-weight-asian="normal" style:font-size-complex="16pt" style:font-style-complex="normal" style:font-weight-complex="normal"/>
    </style:style>
    <style:style style:name="T174" style:family="text">
      <style:text-properties fo:font-size="16pt" fo:font-style="normal" officeooo:rsid="0108da31" style:font-size-asian="16pt" style:font-style-asian="normal" style:font-size-complex="16pt" style:font-style-complex="normal"/>
    </style:style>
    <style:style style:name="T175" style:family="text">
      <style:text-properties fo:font-size="16pt" fo:font-style="normal" fo:font-weight="bold" officeooo:rsid="00f7ec85" style:font-size-asian="16pt" style:font-style-asian="normal" style:font-weight-asian="bold" style:font-size-complex="16pt" style:font-style-complex="normal" style:font-weight-complex="bold"/>
    </style:style>
    <style:style style:name="T176" style:family="text">
      <style:text-properties fo:font-size="16pt" fo:font-style="normal" fo:font-weight="bold" officeooo:rsid="010066c5" style:font-size-asian="16pt" style:font-style-asian="normal" style:font-weight-asian="bold" style:font-size-complex="16pt" style:font-style-complex="normal" style:font-weight-complex="bold"/>
    </style:style>
    <style:style style:name="T177" style:family="text">
      <style:text-properties fo:font-size="16pt" fo:font-style="normal" fo:font-weight="bold" officeooo:rsid="01059ea0" style:font-size-asian="16pt" style:font-style-asian="normal" style:font-weight-asian="bold" style:font-size-complex="16pt" style:font-style-complex="normal" style:font-weight-complex="bold"/>
    </style:style>
    <style:style style:name="T178" style:family="text">
      <style:text-properties fo:font-size="16pt" fo:font-style="normal" fo:font-weight="bold" officeooo:rsid="0108da31" style:font-size-asian="16pt" style:font-style-asian="normal" style:font-weight-asian="bold" style:font-size-complex="16pt" style:font-style-complex="normal" style:font-weight-complex="bold"/>
    </style:style>
    <style:style style:name="T179" style:family="text">
      <style:text-properties officeooo:rsid="00fbc881"/>
    </style:style>
    <style:style style:name="T180" style:family="text">
      <style:text-properties fo:font-size="20pt" fo:font-style="normal" fo:font-weight="normal" officeooo:rsid="0108da31" style:font-size-asian="20pt" style:font-style-asian="normal" style:font-weight-asian="normal" style:font-size-complex="20pt" style:font-style-complex="normal" style:font-weight-complex="normal"/>
    </style:style>
    <style:style style:name="T181" style:family="text">
      <style:text-properties fo:font-size="20pt" fo:font-style="normal" officeooo:rsid="0108da31" style:font-size-asian="20pt" style:font-style-asian="normal" style:font-size-complex="20pt" style:font-style-complex="normal"/>
    </style:style>
    <style:style style:name="T182" style:family="text">
      <style:text-properties fo:font-size="20pt" fo:font-style="normal" fo:font-weight="bold" officeooo:rsid="0108da31" style:font-size-asian="20pt" style:font-style-asian="normal" style:font-weight-asian="bold" style:font-size-complex="20pt" style:font-style-complex="normal" style:font-weight-complex="bold"/>
    </style:style>
    <style:style style:name="T183" style:family="text">
      <style:text-properties fo:color="#c9211e" loext:opacity="100%" fo:font-size="20pt" fo:font-style="normal" fo:font-weight="bold" officeooo:rsid="0108da31" style:font-size-asian="20pt" style:font-style-asian="normal" style:font-weight-asian="bold" style:font-size-complex="20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ithub_pat_11AJTGNGQ02fTakiFEe8aW_2sEW4MaIIedpZjPMiEVuPSaqlryc8KJk1AnMntrKodYBULKJR6V42GJrSaT</text:p>
      <text:p text:style-name="P1"><text:span text:style-name="T3">1-</text:span>A propos de cette formation (15 minutes</text:p>
      <text:p text:style-name="Standard"/>
      <text:p text:style-name="Standard"/>
      <text:p text:style-name="P6"><text:span text:style-name="T1">- </text:span>Ce que l'on va faire ensemble 😊</text:p>
      <text:p text:style-name="Standard"/>
      <text:p text:style-name="Standard">Les fonctionnalités importantes</text:p>
      <text:p text:style-name="Standard"/>
      <text:p text:style-name="Standard">- Catalogue</text:p>
      <text:p text:style-name="Standard">Gestion des produits</text:p>
      <text:p text:style-name="Standard">Gestion des catégories</text:p>
      <text:p text:style-name="Standard"/>
      <text:p text:style-name="Standard">- Utilisateurs </text:p>
      <text:p text:style-name="Standard">Gestion des users</text:p>
      <text:p text:style-name="Standard">Gestion des rôles</text:p>
      <text:p text:style-name="Standard">Authentification</text:p>
      <text:p text:style-name="Standard">Autorisations</text:p>
      <text:p text:style-name="Standard"/>
      <text:p text:style-name="Standard"/>
      <text:p text:style-name="Standard">- Commandes </text:p>
      <text:p text:style-name="Standard">Panier</text:p>
      <text:p text:style-name="Standard">Commande</text:p>
      <text:p text:style-name="Standard">Paiement stripe</text:p>
      <text:p text:style-name="Standard">Emails</text:p>
      <text:p text:style-name="Standard"/>
      <text:p text:style-name="Standard"/>
      <text:p text:style-name="Standard"/>
      <text:p text:style-name="Standard"/>
      <text:p text:style-name="Standard"/>
      <text:p text:style-name="P1"><text:span text:style-name="T2">2-</text:span>Rafraichissement : le PHP de nos jours (30 minutes)</text:p>
      <text:p text:style-name="P1"/>
      <text:p text:style-name="P6">- L'autoloading (chargement automatique des classes)</text:p>
      <text:p text:style-name="Standard"/>
      <text:p text:style-name="Standard">- <text:span text:style-name="T4">créer un projet MODERN-PHP</text:span></text:p>
      <text:p text:style-name="Standard">- <text:span text:style-name="T4">créer un fichier index,php avec le contenu ⇒</text:span></text:p>
      <text:p text:style-name="P14">&lt;?php</text:p>
      <text:p text:style-name="P29"/>
      <text:p text:style-name="P9"><text:span text:style-name="T5">spl_autoload_register</text:span>(<text:span text:style-name="T14">function</text:span> (<text:span text:style-name="T28">$className</text:span>) {</text:p>
      <text:p text:style-name="P9"><text:span text:style-name="T28">$className</text:span> = <text:span text:style-name="T5">str_replace</text:span>(<text:span text:style-name="T38">"App"</text:span>, <text:span text:style-name="T38">"classes"</text:span>, <text:span text:style-name="T28">$className</text:span>);</text:p>
      <text:p text:style-name="P9"><text:span text:style-name="T28">$className</text:span> = <text:span text:style-name="T5">str_replace</text:span>(<text:span text:style-name="T38">"</text:span><text:span text:style-name="T41">\\</text:span><text:span text:style-name="T38">"</text:span>, <text:span text:style-name="T38">"/"</text:span>, <text:span text:style-name="T28">$className</text:span>);</text:p>
      <text:p text:style-name="P9"><text:span text:style-name="T28">$className</text:span> .= <text:span text:style-name="T38">'.php'</text:span>;</text:p>
      <text:p text:style-name="P9"><text:span text:style-name="T42">require_once</text:span> <text:span text:style-name="T28">$className</text:span>;</text:p>
      <text:p text:style-name="P9">});</text:p>
      <text:p text:style-name="P23">//require 'classes/Calcul.php';</text:p>
      <text:p text:style-name="P29"/>
      <text:p text:style-name="P9"><text:span text:style-name="T28">$instance</text:span> = <text:span text:style-name="T14">new</text:span> App\<text:span text:style-name="T43">Calcul</text:span>();</text:p>
      <text:p text:style-name="P29"/>
      <text:p text:style-name="P9"><text:span text:style-name="T28">$resultat</text:span> = <text:span text:style-name="T28">$instance</text:span>-&gt;<text:span text:style-name="T5">addtionner</text:span>(<text:span text:style-name="T53">10</text:span>, <text:span text:style-name="T53">20</text:span>);</text:p>
      <text:p text:style-name="P29"/>
      <text:p text:style-name="P9"><text:soft-page-break/><text:span text:style-name="T5">var_dump</text:span>(<text:span text:style-name="T28">$resultat</text:span>);</text:p>
      <text:p text:style-name="P29"/>
      <text:p text:style-name="P9"><text:span text:style-name="T5">echo</text:span> <text:span text:style-name="T38">"Hello world!"</text:span>;</text:p>
      <text:p text:style-name="P9"/>
      <text:p text:style-name="Standard"/>
      <text:p text:style-name="Standard">- <text:span text:style-name="T4">le contenu de fichier classes/Calcul,php avec ce contenu ⇒</text:span></text:p>
      <text:p text:style-name="P14">&lt;?php</text:p>
      <text:p text:style-name="P29"/>
      <text:p text:style-name="P9"><text:span text:style-name="T14">namespace</text:span> <text:span text:style-name="T43">App</text:span>;</text:p>
      <text:p text:style-name="P29"/>
      <text:p text:style-name="P9"><text:span text:style-name="T14">class</text:span> <text:span text:style-name="T43">Calcul</text:span></text:p>
      <text:p text:style-name="P9">{</text:p>
      <text:p text:style-name="P29"/>
      <text:p text:style-name="P9"><text:span text:style-name="T14">public</text:span> <text:span text:style-name="T14">function</text:span> <text:span text:style-name="T5">addtionner</text:span>(<text:span text:style-name="T14">int</text:span> <text:span text:style-name="T28">$a</text:span>, <text:span text:style-name="T14">int</text:span> <text:span text:style-name="T28">$b</text:span>): <text:span text:style-name="T14">int</text:span></text:p>
      <text:p text:style-name="P9">{</text:p>
      <text:p text:style-name="P9"><text:span text:style-name="T42">return</text:span> <text:span text:style-name="T28">$a</text:span> + <text:span text:style-name="T28">$b</text:span>;</text:p>
      <text:p text:style-name="P9">}</text:p>
      <text:p text:style-name="P9">}</text:p>
      <text:p text:style-name="P9"/>
      <text:p text:style-name="Standard"/>
      <text:p text:style-name="P33"/>
      <text:p text:style-name="P7">- Composer et l'autoloading</text:p>
      <text:p text:style-name="Standard"/>
      <text:p text:style-name="Standard">- <text:span text:style-name="T54">taper ça sur le terminal ⇒</text:span></text:p>
      <text:p text:style-name="Standard">composer init</text:p>
      <text:p text:style-name="P32">- le contenu de fichier composer,json ⇒</text:p>
      <text:p text:style-name="P10">{</text:p>
      <text:p text:style-name="P9"><text:span text:style-name="T28">"name"</text:span>: <text:span text:style-name="T38">"amine/modern-php"</text:span>,</text:p>
      <text:p text:style-name="P9"><text:span text:style-name="T28">"autoload"</text:span>: {</text:p>
      <text:p text:style-name="P9"><text:span text:style-name="T28">"psr-4"</text:span>: {</text:p>
      <text:p text:style-name="P9"><text:span text:style-name="T28">"App</text:span><text:span text:style-name="T41">\\</text:span><text:span text:style-name="T28">"</text:span>: <text:span text:style-name="T38">"src/"</text:span></text:p>
      <text:p text:style-name="P9">}</text:p>
      <text:p text:style-name="P9">},</text:p>
      <text:p text:style-name="P9"><text:span text:style-name="T28">"authors"</text:span>: [</text:p>
      <text:p text:style-name="P9">{</text:p>
      <text:p text:style-name="P9"><text:span text:style-name="T28">"name"</text:span>: <text:span text:style-name="T38">"MOSLAH"</text:span>,</text:p>
      <text:p text:style-name="P9"><text:span text:style-name="T28">"email"</text:span>: <text:span text:style-name="T38">"mohamed.amine.moslah@gmail.com"</text:span></text:p>
      <text:p text:style-name="P9">}</text:p>
      <text:p text:style-name="P9">],</text:p>
      <text:p text:style-name="P9"><text:span text:style-name="T28">"require"</text:span>: {}</text:p>
      <text:p text:style-name="P9">}</text:p>
      <text:p text:style-name="P32">- <text:span text:style-name="T55">tapez sur le terminal ⇒</text:span></text:p>
      <text:p text:style-name="P31">composer dump-autoload</text:p>
      <text:p text:style-name="P32">- <text:span text:style-name="T55">le contenu de fichier index,phps</text:span></text:p>
      <text:p text:style-name="P15">&lt;?php</text:p>
      <text:p text:style-name="P30"/>
      <text:p text:style-name="P9"><text:span text:style-name="T42">require</text:span> <text:span text:style-name="T38">"vendor/autoload.php"</text:span>;</text:p>
      <text:p text:style-name="P9"><text:span text:style-name="T28">$instance</text:span> = <text:span text:style-name="T14">new</text:span> App\<text:span text:style-name="T43">Calcul</text:span>();</text:p>
      <text:p text:style-name="P29"/>
      <text:p text:style-name="P9"><text:span text:style-name="T28">$resultat</text:span> = <text:span text:style-name="T28">$instance</text:span>-&gt;<text:span text:style-name="T5">addtionner</text:span>(<text:span text:style-name="T53">10</text:span>, <text:span text:style-name="T53">20</text:span>);</text:p>
      <text:p text:style-name="P29"><text:soft-page-break/></text:p>
      <text:p text:style-name="P9"><text:span text:style-name="T5">var_dump</text:span>(<text:span text:style-name="T28">$resultat</text:span>);</text:p>
      <text:p text:style-name="P29"/>
      <text:p text:style-name="P9"><text:span text:style-name="T5">echo</text:span> <text:span text:style-name="T38">"Hello world!"</text:span>;</text:p>
      <text:p text:style-name="P9"/>
      <text:p text:style-name="P32"/>
      <text:p text:style-name="P32"/>
      <text:p text:style-name="P32"/>
      <text:p text:style-name="P6">📖 Composer et les bibliothèques tierces</text:p>
      <text:p text:style-name="P6"/>
      <text:p text:style-name="P6"/>
      <text:p text:style-name="P6">Installer des bibliothèques tierces avec Composer</text:p>
      <text:p text:style-name="P34">- <text:span text:style-name="T56">Pour installer la bibliothèque <text:s/>nesbot/carbon <text:s/>, tapez sur le terminal ⇒</text:span></text:p>
      <text:p text:style-name="P34">composer require nesbot/carbon</text:p>
      <text:p text:style-name="P34">- <text:span text:style-name="T56">ajouter ce code dans le fichier index,php ⇒</text:span></text:p>
      <text:p text:style-name="P11"><text:span text:style-name="T14">use</text:span> Carbon\<text:span text:style-name="T43">Carbon</text:span>;</text:p>
      <text:p text:style-name="P9"/>
      <text:p text:style-name="P34"/>
      <text:p text:style-name="P9"><text:span text:style-name="T28">$instance</text:span> = <text:span text:style-name="T14">new</text:span> App\<text:span text:style-name="T43">Calcul</text:span>();</text:p>
      <text:p text:style-name="P29"/>
      <text:p text:style-name="P9"><text:span text:style-name="T28">$aujourdhui</text:span> = <text:span text:style-name="T43">Carbon</text:span>::<text:span text:style-name="T5">now</text:span>();</text:p>
      <text:p text:style-name="P34"/>
      <text:p text:style-name="P34"/>
      <text:p text:style-name="P34"/>
      <text:p text:style-name="P8">Les commandes du développement moderne avec PHP</text:p>
      <text:p text:style-name="P34"><text:a xlink:type="simple" xlink:href="https://cheatography.com/liorchamla/cheat-sheets/les-commandes-php-et-composer-a-connaitre/" text:style-name="Internet_20_link" text:visited-style-name="Visited_20_Internet_20_Link">https://cheatography.com/liorchamla/cheat-sheets/les-commandes-php-et-composer-a-connaitre/</text:a></text:p>
      <text:p text:style-name="P34"/>
      <text:p text:style-name="P34"/>
      <text:p text:style-name="P34"/>
      <text:p text:style-name="P34"/>
      <text:p text:style-name="P40"/>
      <text:p text:style-name="P40"/>
      <text:p text:style-name="P40"/>
      <text:p text:style-name="P40"/>
      <text:p text:style-name="P40"/>
      <text:p text:style-name="P40"/>
      <text:p text:style-name="P40"/>
      <text:p text:style-name="P2"><text:span text:style-name="T57">3) </text:span>Présentation du framework Symfony (20 minutes)</text:p>
      <text:h text:style-name="P70" text:outline-level="1">Créons notre application Symfony 5.1 !</text:h>
      <text:p text:style-name="Standard">- <text:span text:style-name="T58">sur le terminal tapez cette commande pour installer symfony ⇒</text:span></text:p>
      <text:p text:style-name="Standard">symfony new cours-ecommerce –version=5.1</text:p>
      <text:p text:style-name="Standard"/>
      <text:p text:style-name="P6"/>
      <text:p text:style-name="Standard">- <text:span text:style-name="T59">lien util ⇒<text:line-break/></text:span><text:a xlink:type="simple" xlink:href="https://symfony.com/doc/current/setup/symfony_server.html#enabling-tls" text:style-name="Internet_20_link" text:visited-style-name="Visited_20_Internet_20_Link"><text:span text:style-name="T59">https://symfony.com/doc/current/setup/symfony_server.html#enabling-tls</text:span></text:a></text:p>
      <text:p text:style-name="Standard">- <text:span text:style-name="T59">enabling tls , tapez sur <text:s/>le terminal cette commende ⇒</text:span></text:p>
      <text:p text:style-name="P71"><text:span text:style-name="Source_20_Text"><text:span text:style-name="T60">symfony server:ca:install</text:span></text:span></text:p>
      <text:p text:style-name="Text_20_body">- <text:span text:style-name="T63">pour lancer le serveur, tapez ⇒</text:span></text:p>
      <text:p text:style-name="Text_20_body"><text:soft-page-break/>symfony serve</text:p>
      <text:p text:style-name="Text_20_body"/>
      <text:p text:style-name="Text_20_body"/>
      <text:p text:style-name="Text_20_body"/>
      <text:p text:style-name="Text_20_body"/>
      <text:p text:style-name="Standard"><text:span text:style-name="T61">📖 </text:span><text:span text:style-name="T62">Les commandes à connaître quand on débute avec la CLI de Symfony</text:span></text:p>
      <text:p text:style-name="Standard">- <text:a xlink:type="simple" xlink:href="https://cheatography.com/liorchamla/cheat-sheets/les-commandes-de-cli-symfony/" text:style-name="Internet_20_link" text:visited-style-name="Visited_20_Internet_20_Link">https://cheatography.com/liorchamla/cheat-sheets/les-commandes-de-cli-symfony/</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64">4) </text:span>Les bases de Symfony : HttpFoundation et Routing (45 minutes)</text:p>
      <text:p text:style-name="P1"/>
      <text:h text:style-name="P72" text:outline-level="1">Premières pages : les Routes et les Controllers</text:h>
      <text:p text:style-name="P41">- <text:span text:style-name="T65">Dans le fichiers config/routes,yaml , ajouter ce code ⇒</text:span></text:p>
      <text:p text:style-name="P102"><text:span text:style-name="T14">index</text:span>:</text:p>
      <text:p text:style-name="P101"><text:span text:style-name="T14">path</text:span>: <text:span text:style-name="T38">/</text:span></text:p>
      <text:p text:style-name="P101"><text:span text:style-name="T14">controller</text:span>: <text:span text:style-name="T38">App\Controller\TestController::index</text:span></text:p>
      <text:p text:style-name="P29"/>
      <text:p text:style-name="P101"><text:span text:style-name="T14">test</text:span>:</text:p>
      <text:p text:style-name="P101"><text:span text:style-name="T14">path</text:span>: <text:span text:style-name="T38">/test</text:span></text:p>
      <text:p text:style-name="P101"><text:span text:style-name="T14">controller</text:span>: <text:span text:style-name="T38">App\Controller\TestController::test</text:span></text:p>
      <text:p text:style-name="P101"/>
      <text:p text:style-name="P41">- <text:span text:style-name="T66">Créer ce fichier src/Controller/TestController,php , avec ce code ===&gt;</text:span></text:p>
      <text:p text:style-name="P16">&lt;?php</text:p>
      <text:p text:style-name="P29"/>
      <text:p text:style-name="P101"><text:span text:style-name="T14">namespace</text:span><text:span text:style-name="T67"> </text:span><text:span text:style-name="T43">App\Controller</text:span><text:span text:style-name="T67">;</text:span></text:p>
      <text:p text:style-name="P29"/>
      <text:p text:style-name="P101"><text:span text:style-name="T14">class</text:span><text:span text:style-name="T67"> </text:span><text:span text:style-name="T43">TestController</text:span><text:span text:style-name="T67"> </text:span></text:p>
      <text:p text:style-name="P12">{</text:p>
      <text:p text:style-name="P101"><text:span text:style-name="T14">public</text:span><text:span text:style-name="T67"> </text:span><text:span text:style-name="T14">function</text:span><text:span text:style-name="T67"> </text:span><text:span text:style-name="T5">index</text:span><text:span text:style-name="T67">(){</text:span></text:p>
      <text:p text:style-name="P101"><text:span text:style-name="T5">dd</text:span><text:span text:style-name="T67">(</text:span><text:span text:style-name="T38">"ça fonctionne"</text:span><text:span text:style-name="T67">);</text:span></text:p>
      <text:p text:style-name="P12">}</text:p>
      <text:p text:style-name="P29"/>
      <text:p text:style-name="P101"><text:span text:style-name="T14">public</text:span><text:span text:style-name="T67"> </text:span><text:span text:style-name="T14">function</text:span><text:span text:style-name="T67"> </text:span><text:span text:style-name="T5">test</text:span><text:span text:style-name="T67">(){</text:span></text:p>
      <text:p text:style-name="P101"><text:soft-page-break/><text:span text:style-name="T5">dd</text:span><text:span text:style-name="T67">(</text:span><text:span text:style-name="T38">"Page test"</text:span><text:span text:style-name="T67">);</text:span></text:p>
      <text:p text:style-name="P12">}</text:p>
      <text:p text:style-name="P12">}</text:p>
      <text:p text:style-name="P41"/>
      <text:h text:style-name="P72" text:outline-level="1">HttpFoundation : Requête et Réponse HTTP !</text:h>
      <text:p text:style-name="P41">- Package : symfony/http-foundation : Offre une couche d'objets pour manipuler la Requête et la Réponse HTTP</text:p>
      <text:p text:style-name="P41">- <text:span text:style-name="T78">dans le fichier </text:span><text:span text:style-name="T80">src</text:span><text:span text:style-name="T83">/controller/TestController.php , ajouter ce code dans la fonction test ⇒</text:span></text:p>
      <text:p text:style-name="P102"><text:span text:style-name="T16">public</text:span><text:span text:style-name="T69"> </text:span><text:span text:style-name="T16">function</text:span><text:span text:style-name="T69"> </text:span><text:span text:style-name="T6">test</text:span><text:span text:style-name="T69">(</text:span><text:span text:style-name="T44">Request</text:span><text:span text:style-name="T69"> </text:span><text:span text:style-name="T30">$request</text:span><text:span text:style-name="T69">)</text:span></text:p>
      <text:p text:style-name="P12">{</text:p>
      <text:p text:style-name="P101"><text:span text:style-name="T28">$age</text:span><text:span text:style-name="T67"> = </text:span><text:span text:style-name="T28">$request</text:span><text:span text:style-name="T67">-&gt;</text:span><text:span text:style-name="T28">query</text:span><text:span text:style-name="T67">-&gt;</text:span><text:span text:style-name="T5">get</text:span><text:span text:style-name="T67">(</text:span><text:span text:style-name="T38">'age'</text:span><text:span text:style-name="T67">, </text:span><text:span text:style-name="T53">0</text:span><text:span text:style-name="T67">);</text:span></text:p>
      <text:p text:style-name="P29"/>
      <text:p text:style-name="P101"><text:span text:style-name="T42">return</text:span><text:span text:style-name="T67"> </text:span><text:span text:style-name="T14">new</text:span><text:span text:style-name="T67"> </text:span><text:span text:style-name="T43">Response</text:span><text:span text:style-name="T67">(</text:span><text:span text:style-name="T38">"Vous avez </text:span><text:span text:style-name="T28">$age</text:span><text:span text:style-name="T38"> ans!"</text:span><text:span text:style-name="T67">);</text:span></text:p>
      <text:p text:style-name="P12">}</text:p>
      <text:p text:style-name="P12">}</text:p>
      <text:p text:style-name="P101"/>
      <text:h text:style-name="P77" text:outline-level="1">Routes paramétrables : valeurs par défaut et contraintes</text:h>
      <text:p text:style-name="Text_20_body"><text:span text:style-name="T105">- </text:span><text:span text:style-name="T102">D</text:span><text:span text:style-name="T101">ans le </text:span><text:span text:style-name="T102">fichier config/routes,yaml , ajouter ce code ⇒<text:line-break/></text:span><text:span text:style-name="T18">test</text:span><text:span text:style-name="T103">:</text:span></text:p>
      <text:p text:style-name="P101"><text:span text:style-name="T14">path</text:span>: <text:span text:style-name="T38">/test/{age&lt;\d+&gt;?0}</text:span></text:p>
      <text:p text:style-name="P101"><text:span text:style-name="T14">controller</text:span>: <text:span text:style-name="T38">App\Controller\TestController::test</text:span></text:p>
      <text:p text:style-name="P24"># defaults:</text:p>
      <text:p text:style-name="P24"># age: 0</text:p>
      <text:p text:style-name="P24"># requirements:</text:p>
      <text:p text:style-name="P24"># age: \d+</text:p>
      <text:p text:style-name="P119"/>
      <text:p text:style-name="P120">- <text:span text:style-name="T106">dans le fichier </text:span><text:span text:style-name="T107">src</text:span><text:span text:style-name="T108">/controller/TestController.php , ajouter ce code dans la fonction test ⇒</text:span></text:p>
      <text:p text:style-name="P103"><text:span text:style-name="T26">public</text:span><text:span text:style-name="T70"> </text:span><text:span text:style-name="T26">function</text:span><text:span text:style-name="T70"> </text:span><text:span text:style-name="T7">test</text:span><text:span text:style-name="T70">(</text:span><text:span text:style-name="T45">Request</text:span><text:span text:style-name="T70"> </text:span><text:span text:style-name="T31">$request</text:span><text:span text:style-name="T70">, </text:span><text:span text:style-name="T31">$age</text:span><text:span text:style-name="T70">)</text:span></text:p>
      <text:p text:style-name="P12">{</text:p>
      <text:p text:style-name="P29"/>
      <text:p text:style-name="P24">//$age = $request-&gt;attributes-&gt;get('age');</text:p>
      <text:p text:style-name="P29"/>
      <text:p text:style-name="P101"><text:span text:style-name="T42">return</text:span><text:span text:style-name="T67"> </text:span><text:span text:style-name="T14">new</text:span><text:span text:style-name="T67"> </text:span><text:span text:style-name="T43">Response</text:span><text:span text:style-name="T67">(</text:span><text:span text:style-name="T38">"Vous avez </text:span><text:span text:style-name="T28">$age</text:span><text:span text:style-name="T38"> ans!"</text:span><text:span text:style-name="T67">);</text:span></text:p>
      <text:p text:style-name="P12">}</text:p>
      <text:p text:style-name="P42"/>
      <text:p text:style-name="P42"/>
      <text:p text:style-name="P78">Contraintes de Routes</text:p>
      <text:p text:style-name="P96"><text:span text:style-name="T82">- </text:span><text:span text:style-name="T109">on peux modifier les informations sur les routes on modifiant le fichier config/routes,yaml ⇒</text:span></text:p>
      <text:p text:style-name="P104"><text:span text:style-name="T27">methods</text:span><text:span text:style-name="T120">: [</text:span><text:span text:style-name="T39">GET</text:span><text:span text:style-name="T120">, </text:span><text:span text:style-name="T39">POST</text:span><text:span text:style-name="T120">]</text:span></text:p>
      <text:p text:style-name="P101"><text:span text:style-name="T14">host</text:span>: <text:span text:style-name="T38">localhost</text:span></text:p>
      <text:p text:style-name="P101"><text:span text:style-name="T14">schemes</text:span>: [<text:span text:style-name="T38">https</text:span>, <text:span text:style-name="T38">http</text:span>]</text:p>
      <text:p text:style-name="P43"><text:soft-page-break/></text:p>
      <text:p text:style-name="P79">Configuration des Routes et fichiers YAML</text:p>
      <text:p text:style-name="P35"><text:span text:style-name="T84">- </text:span><text:span text:style-name="T85">pour configurer les routes vous pouvez créer <text:s/>des fichiers dans le dossier config , exemple config/test,yaml avec ce contenu ⇒</text:span></text:p>
      <text:p text:style-name="P105"><text:span text:style-name="T17">index</text:span><text:span text:style-name="T85">:</text:span></text:p>
      <text:p text:style-name="P101"><text:span text:style-name="T14">path</text:span>: <text:span text:style-name="T38">/</text:span></text:p>
      <text:p text:style-name="P101"><text:span text:style-name="T14">controller</text:span>: <text:span text:style-name="T38">App\Controller\TestController::index</text:span></text:p>
      <text:p text:style-name="P29"/>
      <text:p text:style-name="P101"><text:span text:style-name="T14">test</text:span>:</text:p>
      <text:p text:style-name="P101"><text:span text:style-name="T14">path</text:span>: <text:span text:style-name="T38">/test/{age&lt;\d+&gt;?0}</text:span></text:p>
      <text:p text:style-name="P101"><text:span text:style-name="T14">controller</text:span>: <text:span text:style-name="T38">App\Controller\TestController::test</text:span></text:p>
      <text:p text:style-name="P101"><text:span text:style-name="T14">methods</text:span>: [<text:span text:style-name="T38">GET</text:span>, <text:span text:style-name="T38">POST</text:span>]</text:p>
      <text:p text:style-name="P101"><text:span text:style-name="T14">host</text:span>: <text:span text:style-name="T38">localhost</text:span></text:p>
      <text:p text:style-name="P101"><text:span text:style-name="T14">schemes</text:span>: [<text:span text:style-name="T38">https</text:span>, <text:span text:style-name="T38">http</text:span>]</text:p>
      <text:p text:style-name="P24"># defaults:</text:p>
      <text:p text:style-name="P24"># age: 0</text:p>
      <text:p text:style-name="P24"># requirements:</text:p>
      <text:p text:style-name="P24"># age: \d+</text:p>
      <text:p text:style-name="P101"/>
      <text:p text:style-name="P44"/>
      <text:p text:style-name="P44"/>
      <text:p text:style-name="P80">Configurer les routes sous forme d'Annotations (@Route)</text:p>
      <text:p text:style-name="P36"><text:span text:style-name="T85">- o</text:span><text:span text:style-name="T82">n peux configurer les routes sous forme d’annotations de cette façon, en ajoutant ce code dans le fichier src/Controller/</text:span><text:span text:style-name="T86">TestController,php </text:span><text:span text:style-name="T88">avant la fonction test()</text:span><text:span text:style-name="T86"> </text:span><text:span text:style-name="T87">⇒</text:span></text:p>
      <text:p text:style-name="P25">/**</text:p>
      <text:p text:style-name="P24">* @Route("/test/{age&lt;\d+&gt;?0}", name="test", methods={"GET", "POST"}, host="localhost", schemes={"http","https"} )</text:p>
      <text:p text:style-name="P24">*/</text:p>
      <text:p text:style-name="P45"/>
      <text:p text:style-name="P45"/>
      <text:p text:style-name="P45"/>
      <text:p text:style-name="P81">Symfony Flex : booster Composer et le rendre Surpuissant !</text:p>
      <text:p text:style-name="P37"><text:span text:style-name="T89">- </text:span><text:span text:style-name="T90">ajouter annotations ⇒ composer require annotations</text:span></text:p>
      <text:p text:style-name="P46"/>
      <text:p text:style-name="P82">Routes, Controllers, HttpFoundation : Récapitulatif</text:p>
      <text:p text:style-name="P82">Exercice : créez une page Hello World</text:p>
      <text:p text:style-name="P47">- créer un fichier php avec ce contenu src/Controller/HelloController,php , avec ce code ⇒</text:p>
      <text:p text:style-name="P20">&lt;?php</text:p>
      <text:p text:style-name="P29"/>
      <text:p text:style-name="P101"><text:soft-page-break/><text:span text:style-name="T14">namespace</text:span><text:span text:style-name="T67"> </text:span><text:span text:style-name="T43">App\Controller</text:span><text:span text:style-name="T67">;</text:span></text:p>
      <text:p text:style-name="P29"/>
      <text:p text:style-name="P101"><text:span text:style-name="T14">use</text:span><text:span text:style-name="T67"> Symfony\Component\HttpFoundation\</text:span><text:span text:style-name="T43">Request</text:span><text:span text:style-name="T67">;</text:span></text:p>
      <text:p text:style-name="P101"><text:span text:style-name="T14">use</text:span><text:span text:style-name="T67"> Symfony\Component\HttpFoundation\</text:span><text:span text:style-name="T43">Response</text:span><text:span text:style-name="T67">;</text:span></text:p>
      <text:p text:style-name="P101"><text:span text:style-name="T14">use</text:span><text:span text:style-name="T67"> Symfony\Component\Routing\Annotation\</text:span><text:span text:style-name="T43">Route</text:span><text:span text:style-name="T67">;</text:span></text:p>
      <text:p text:style-name="P29"/>
      <text:p text:style-name="P101"><text:span text:style-name="T14">class</text:span><text:span text:style-name="T67"> </text:span><text:span text:style-name="T43">HelloController</text:span></text:p>
      <text:p text:style-name="P12">{</text:p>
      <text:p text:style-name="P24">/**</text:p>
      <text:p text:style-name="P24">* @Route("/hello/{name?World}", name="hello")</text:p>
      <text:p text:style-name="P24">*/</text:p>
      <text:p text:style-name="P101"><text:span text:style-name="T14">public</text:span><text:span text:style-name="T67"> </text:span><text:span text:style-name="T14">function</text:span><text:span text:style-name="T67"> </text:span><text:span text:style-name="T5">hello</text:span><text:span text:style-name="T67">(</text:span><text:span text:style-name="T28">$name</text:span><text:span text:style-name="T67">){</text:span></text:p>
      <text:p text:style-name="P101"><text:span text:style-name="T42">return</text:span><text:span text:style-name="T67"> </text:span><text:span text:style-name="T14">new</text:span><text:span text:style-name="T67"> </text:span><text:span text:style-name="T43">Response</text:span><text:span text:style-name="T67">(</text:span><text:span text:style-name="T38">"Hello </text:span><text:span text:style-name="T28">$name</text:span><text:span text:style-name="T38">"</text:span><text:span text:style-name="T67">);</text:span></text:p>
      <text:p text:style-name="P12">}</text:p>
      <text:p text:style-name="P12">}</text:p>
      <text:p text:style-name="P29"/>
      <text:p text:style-name="P17">?&gt;</text:p>
      <text:p text:style-name="P47"/>
      <text:p text:style-name="P47"/>
      <text:p text:style-name="P47"/>
      <text:p text:style-name="P83">Fiche de révision : Routing, Controller et HttpFoundation</text:p>
      <text:p text:style-name="Standard"><text:a xlink:type="simple" xlink:href="https://cheatography.com/liorchamla/cheat-sheets/bases-de-symfony/" text:style-name="Internet_20_link" text:visited-style-name="Visited_20_Internet_20_Link">https://cheatography.com/liorchamla/cheat-sheets/bases-de-symfony/</text:a></text:p>
      <text:p text:style-name="Standard"/>
      <text:p text:style-name="Standard"/>
      <text:p text:style-name="Standard"/>
      <text:p text:style-name="Standard"/>
      <text:p text:style-name="Standard"/>
      <text:p text:style-name="Standard"/>
      <text:p text:style-name="Standard"/>
      <text:p text:style-name="P4"><text:span text:style-name="T123">5) </text:span>Les bases de Symfony : Le container de services (50 minutes)</text:p>
      <text:p text:style-name="P97">Introduction au container de services de Symfony</text:p>
      <text:p text:style-name="P121">utiliser le service LoggerInterface pour écrire dans le log, dans le class src/Controller/HelloController,php , ajouter ce code ===&gt;</text:p>
      <text:p text:style-name="P106"><text:span text:style-name="T14">protected</text:span><text:span text:style-name="T67"> </text:span><text:span text:style-name="T28">$logger</text:span><text:span text:style-name="T67">;</text:span></text:p>
      <text:p text:style-name="P101"><text:span text:style-name="T14">public</text:span><text:span text:style-name="T67"> </text:span><text:span text:style-name="T14">function</text:span><text:span text:style-name="T67"> </text:span><text:span text:style-name="T5">__construct</text:span><text:span text:style-name="T67">(</text:span><text:span text:style-name="T43">LoggerInterface</text:span><text:span text:style-name="T67"> </text:span><text:span text:style-name="T28">$logger</text:span><text:span text:style-name="T67">)</text:span></text:p>
      <text:p text:style-name="P12">{</text:p>
      <text:p text:style-name="P101"><text:span text:style-name="T14">$this</text:span><text:span text:style-name="T67">-&gt;</text:span><text:span text:style-name="T28">logger</text:span><text:span text:style-name="T67"> = </text:span><text:span text:style-name="T28">$logger</text:span><text:span text:style-name="T67">; </text:span></text:p>
      <text:p text:style-name="P12">}</text:p>
      <text:p text:style-name="P123"><text:span text:style-name="T124">ou bien dans la fonction hello utiliser LoggerInterface de cette façon ⇒<text:line-break/></text:span><text:span text:style-name="T18">public</text:span><text:span text:style-name="T71"> </text:span><text:span text:style-name="T18">function</text:span><text:span text:style-name="T71"> </text:span><text:span text:style-name="T8">hello</text:span><text:span text:style-name="T71">(</text:span><text:span text:style-name="T32">$name</text:span><text:span text:style-name="T71">, </text:span><text:span text:style-name="T46">LoggerInterface</text:span><text:span text:style-name="T71"> </text:span><text:span text:style-name="T32">$logger</text:span><text:span text:style-name="T71">){</text:span></text:p>
      <text:p text:style-name="P13"/>
      <text:p text:style-name="P108"/>
      <text:p text:style-name="P124">et aprés l’utilisation de la logger de cette façon ⇒ <text:span text:style-name="T18">$this</text:span><text:span text:style-name="T71">-&gt;</text:span><text:span text:style-name="T32">logger</text:span><text:span text:style-name="T71">-&gt;</text:span><text:span text:style-name="T8">error</text:span><text:span text:style-name="T71">(</text:span><text:span text:style-name="T40">"Mon message de log !"</text:span><text:span text:style-name="T71">)</text:span></text:p>
      <text:h text:style-name="P73" text:outline-level="1"><text:soft-page-break/>Créez vos propres services !</text:h>
      <text:p text:style-name="P122">- <text:span text:style-name="T125">créer le dossier Taxes avec le fichier Calculator,php dans src , le contenu de src/Taxes/Calculator,php ⇒</text:span></text:p>
      <text:p text:style-name="P18">&lt;?php</text:p>
      <text:p text:style-name="P29"/>
      <text:p text:style-name="P101"><text:span text:style-name="T14">namespace</text:span><text:span text:style-name="T67"> </text:span><text:span text:style-name="T43">App\Taxes</text:span><text:span text:style-name="T67">;</text:span></text:p>
      <text:p text:style-name="P29"/>
      <text:p text:style-name="P101"><text:span text:style-name="T14">class</text:span><text:span text:style-name="T67"> </text:span><text:span text:style-name="T43">Calculator</text:span><text:span text:style-name="T67"> </text:span></text:p>
      <text:p text:style-name="P12">{</text:p>
      <text:p text:style-name="P101"><text:span text:style-name="T14">public</text:span><text:span text:style-name="T67"> </text:span><text:span text:style-name="T14">function</text:span><text:span text:style-name="T67"> </text:span><text:span text:style-name="T5">calcul</text:span><text:span text:style-name="T67">(</text:span><text:span text:style-name="T14">float</text:span><text:span text:style-name="T67"> </text:span><text:span text:style-name="T28">$prix</text:span><text:span text:style-name="T67">){</text:span></text:p>
      <text:p text:style-name="P101"><text:span text:style-name="T42">return</text:span><text:span text:style-name="T67"> </text:span><text:span text:style-name="T28">$prix</text:span><text:span text:style-name="T67"> * (</text:span><text:span text:style-name="T53">20</text:span><text:span text:style-name="T67"> / </text:span><text:span text:style-name="T53">100</text:span><text:span text:style-name="T67">);</text:span></text:p>
      <text:p text:style-name="P12">}</text:p>
      <text:p text:style-name="P12">}</text:p>
      <text:p text:style-name="P122"/>
      <text:p text:style-name="P122">- <text:span text:style-name="T126">maintenant on peut uttiliser le service Calculator par tout dans le projet , exemple dans Le controller src/Controller/TestController,php ⇒</text:span></text:p>
      <text:p text:style-name="P107"><text:span text:style-name="T14">protected</text:span><text:span text:style-name="T67"> </text:span><text:span text:style-name="T28">$calculator</text:span><text:span text:style-name="T67">;</text:span></text:p>
      <text:p text:style-name="P101"><text:span text:style-name="T14">public</text:span><text:span text:style-name="T67"> </text:span><text:span text:style-name="T14">function</text:span><text:span text:style-name="T67"> </text:span><text:span text:style-name="T5">__construct</text:span><text:span text:style-name="T67">(</text:span><text:span text:style-name="T43">Calculator</text:span><text:span text:style-name="T67"> </text:span><text:span text:style-name="T28">$calculator</text:span><text:span text:style-name="T67">)</text:span></text:p>
      <text:p text:style-name="P12">{</text:p>
      <text:p text:style-name="P101"><text:span text:style-name="T14">$this</text:span><text:span text:style-name="T67">-&gt;</text:span><text:span text:style-name="T28">calculator</text:span><text:span text:style-name="T67"> = </text:span><text:span text:style-name="T28">$calculator</text:span><text:span text:style-name="T67">;</text:span></text:p>
      <text:p text:style-name="P12">}</text:p>
      <text:p text:style-name="P24">/**</text:p>
      <text:p text:style-name="P24">* @Route("/test", name="index")</text:p>
      <text:p text:style-name="P24">*/</text:p>
      <text:p text:style-name="P101"><text:span text:style-name="T14">public</text:span><text:span text:style-name="T67"> </text:span><text:span text:style-name="T14">function</text:span><text:span text:style-name="T67"> </text:span><text:span text:style-name="T5">index</text:span><text:span text:style-name="T67">()</text:span></text:p>
      <text:p text:style-name="P12">{</text:p>
      <text:p text:style-name="P101"><text:span text:style-name="T28">$tva</text:span><text:span text:style-name="T67"> = </text:span><text:span text:style-name="T14">$this</text:span><text:span text:style-name="T67">-&gt;</text:span><text:span text:style-name="T28">calculator</text:span><text:span text:style-name="T67">-&gt;</text:span><text:span text:style-name="T5">calcul</text:span><text:span text:style-name="T67">(</text:span><text:span text:style-name="T53">100</text:span><text:span text:style-name="T67">);</text:span></text:p>
      <text:p text:style-name="P101"><text:span text:style-name="T5">dump</text:span><text:span text:style-name="T67">(</text:span><text:span text:style-name="T28">$tva</text:span><text:span text:style-name="T67">);</text:span></text:p>
      <text:p text:style-name="P101"><text:span text:style-name="T5">dd</text:span><text:span text:style-name="T67">(</text:span><text:span text:style-name="T38">"ça fonctionne"</text:span><text:span text:style-name="T67">);</text:span></text:p>
      <text:p text:style-name="P12">}</text:p>
      <text:p text:style-name="P122"/>
      <text:p text:style-name="P122"/>
      <text:p text:style-name="P99">Comprendre le Container de Services de Symfony</text:p>
      <text:p text:style-name="P99"><text:a xlink:type="simple" xlink:href="https://symfony.com/doc/current/service_container.html" text:style-name="Internet_20_link" text:visited-style-name="Visited_20_Internet_20_Link">https://symfony.com/doc/current/service_container.html</text:a></text:p>
      <text:p text:style-name="P99"/>
      <text:p text:style-name="P99"/>
      <text:p text:style-name="P99"/>
      <text:h text:style-name="P98" text:outline-level="1">Voir le Container de Services à l'oeuvre !</text:h>
      <text:p text:style-name="P100">📖 En savoir plus sur le container de services de Symfony : <text:a xlink:type="simple" xlink:href="https://symfony.com/doc/current/service_container.html" text:style-name="Internet_20_link" text:visited-style-name="Visited_20_Internet_20_Link">https://symfony.com/doc/current/service_container.html</text:a></text:p>
      <text:p text:style-name="P100"/>
      <text:p text:style-name="P100"/>
      <text:p text:style-name="P100"/>
      <text:p text:style-name="P100">Les limites du Container : configuration des services</text:p>
      <text:p text:style-name="P125">dans le fichier <text:span text:style-name="T79">src</text:span><text:span text:style-name="T82">/Taxes/Calculator,php , ajouter ce code pour le $tva⇒</text:span></text:p>
      <text:p text:style-name="P109"><text:span text:style-name="T15">protected</text:span><text:span text:style-name="T68"> </text:span><text:span text:style-name="T29">$tva</text:span><text:span text:style-name="T68">;</text:span></text:p>
      <text:p text:style-name="P29"><text:soft-page-break/></text:p>
      <text:p text:style-name="P101"><text:span text:style-name="T14">public</text:span><text:span text:style-name="T67"> </text:span><text:span text:style-name="T14">function</text:span><text:span text:style-name="T67"> </text:span><text:span text:style-name="T5">__construct</text:span><text:span text:style-name="T67">(</text:span><text:span text:style-name="T43">LoggerInterface</text:span><text:span text:style-name="T67"> </text:span><text:span text:style-name="T28">$logger</text:span><text:span text:style-name="T67">, </text:span><text:span text:style-name="T14">float</text:span><text:span text:style-name="T67"> </text:span><text:span text:style-name="T28">$tva</text:span><text:span text:style-name="T67">)</text:span></text:p>
      <text:p text:style-name="P12">{</text:p>
      <text:p text:style-name="P101"><text:span text:style-name="T14">$this</text:span><text:span text:style-name="T67">-&gt;</text:span><text:span text:style-name="T28">logger</text:span><text:span text:style-name="T67"> = </text:span><text:span text:style-name="T28">$logger</text:span><text:span text:style-name="T67">;</text:span></text:p>
      <text:p text:style-name="P101"><text:span text:style-name="T14">$this</text:span><text:span text:style-name="T67">-&gt;</text:span><text:span text:style-name="T28">tva</text:span><text:span text:style-name="T67"> = </text:span><text:span text:style-name="T28">$tva</text:span><text:span text:style-name="T67">;</text:span></text:p>
      <text:p text:style-name="P12">}</text:p>
      <text:p text:style-name="P126"><text:s/>mais pour que ça fonctionne il faut ajouter ce code dans le fichier config/services,yaml ⇒</text:p>
      <text:p text:style-name="P109"><text:span text:style-name="T15">App\Taxes\Calculator</text:span><text:span text:style-name="T82">:</text:span></text:p>
      <text:p text:style-name="P101"><text:span text:style-name="T14">arguments</text:span>:</text:p>
      <text:p text:style-name="P101"><text:span text:style-name="T14">$tva</text:span>: <text:span text:style-name="T53">20</text:span></text:p>
      <text:p text:style-name="P126"/>
      <text:p text:style-name="P126"/>
      <text:p text:style-name="P126"/>
      <text:p text:style-name="P126"/>
      <text:p text:style-name="P84">Utilisez des bibliothèques tierces avec le Container</text:p>
      <text:p text:style-name="P127">- <text:span text:style-name="T128">installer slugify,</text:span> <text:span text:style-name="T127">taper sur le terminal ⇒</text:span></text:p>
      <text:p text:style-name="P128">composer require cocur/slugify</text:p>
      <text:p text:style-name="P128"/>
      <text:p text:style-name="P128">- <text:span text:style-name="T128">utiliser slugify en ajoutant ce code dans le fichier HelloController,php ⇒</text:span></text:p>
      <text:p text:style-name="P110"><text:span text:style-name="T14">public</text:span><text:span text:style-name="T67"> </text:span><text:span text:style-name="T14">function</text:span><text:span text:style-name="T67"> </text:span><text:span text:style-name="T5">hello</text:span><text:span text:style-name="T67">(</text:span><text:span text:style-name="T28">$name</text:span><text:span text:style-name="T67">, </text:span><text:span text:style-name="T43">LoggerInterface</text:span><text:span text:style-name="T67"> </text:span><text:span text:style-name="T28">$logger</text:span><text:span text:style-name="T67">,</text:span><text:span text:style-name="T43">Calculator</text:span><text:span text:style-name="T67"> </text:span><text:span text:style-name="T28">$calculator</text:span><text:span text:style-name="T67">, </text:span><text:span text:style-name="T43">Slugify</text:span><text:span text:style-name="T67"> </text:span><text:span text:style-name="T28">$slug</text:span><text:span text:style-name="T67">){</text:span></text:p>
      <text:p text:style-name="P101"><text:span text:style-name="T5">dump</text:span><text:span text:style-name="T67">(</text:span><text:span text:style-name="T28">$slug</text:span><text:span text:style-name="T67">-&gt;</text:span><text:span text:style-name="T5">slugify</text:span><text:span text:style-name="T67">(</text:span><text:span text:style-name="T38">"Hello world"</text:span><text:span text:style-name="T67">));</text:span></text:p>
      <text:p text:style-name="P110"/>
      <text:p text:style-name="P128"/>
      <text:p text:style-name="P128"/>
      <text:p text:style-name="P85">La différence entre une bibliothèque et un Bundle Symfony</text:p>
      <text:p text:style-name="P48">- <text:span text:style-name="T129">installer twig ⇒</text:span></text:p>
      <text:p text:style-name="P48">composer require twig</text:p>
      <text:p text:style-name="P38"><text:span text:style-name="T94">- </text:span><text:span text:style-name="T95">on peut utiliser l’utilisation de twig avec code dans le fichier HelloController,php ⇒<text:line-break/></text:span><text:span text:style-name="T21">public</text:span><text:span text:style-name="T74"> </text:span><text:span text:style-name="T21">function</text:span><text:span text:style-name="T74"> </text:span><text:span text:style-name="T11">hello</text:span><text:span text:style-name="T74">(</text:span><text:span text:style-name="T35">$name</text:span><text:span text:style-name="T74">, </text:span><text:span text:style-name="T49">LoggerInterface</text:span><text:span text:style-name="T74"> </text:span><text:span text:style-name="T35">$logger</text:span><text:span text:style-name="T74">,</text:span><text:span text:style-name="T49">Calculator</text:span><text:span text:style-name="T74"> </text:span><text:span text:style-name="T35">$calculator</text:span><text:span text:style-name="T74">, </text:span><text:span text:style-name="T49">Slugify</text:span><text:span text:style-name="T74"> </text:span><text:span text:style-name="T35">$slug</text:span><text:span text:style-name="T74">,</text:span></text:p>
      <text:p text:style-name="P101"><text:span text:style-name="T43">Environment</text:span><text:span text:style-name="T67"> </text:span><text:span text:style-name="T28">$twig</text:span></text:p>
      <text:p text:style-name="P12">){</text:p>
      <text:p text:style-name="P101"><text:span text:style-name="T5">dump</text:span><text:span text:style-name="T67">(</text:span><text:span text:style-name="T28">$twig</text:span><text:span text:style-name="T67">);</text:span></text:p>
      <text:p text:style-name="P48"/>
      <text:p text:style-name="P48"/>
      <text:p text:style-name="P48"/>
      <text:p text:style-name="P85">Container de Services : Récapitulatif</text:p>
      <text:p text:style-name="P87"/>
      <text:p text:style-name="P87"/>
      <text:p text:style-name="P87"><text:s/>Interlude : l'ArgumentResolver dans Symfony</text:p>
      <text:p text:style-name="P87"/>
      <text:p text:style-name="P87"/>
      <text:h text:style-name="P86" text:outline-level="1">Exercice #01 : Créez un service "Detector"</text:h>
      <text:p text:style-name="P49">- <text:span text:style-name="T130">créer un class src/Taxes/Detector,php ⇒</text:span></text:p>
      <text:p text:style-name="P21">&lt;?php</text:p>
      <text:p text:style-name="P29"/>
      <text:p text:style-name="P101"><text:span text:style-name="T14">namespace</text:span><text:span text:style-name="T67"> </text:span><text:span text:style-name="T43">App\Taxes</text:span><text:span text:style-name="T67">;</text:span></text:p>
      <text:p text:style-name="P29"/>
      <text:p text:style-name="P101"><text:soft-page-break/><text:span text:style-name="T14">class</text:span><text:span text:style-name="T67"> </text:span><text:span text:style-name="T43">Detector</text:span><text:span text:style-name="T67"> </text:span></text:p>
      <text:p text:style-name="P12">{</text:p>
      <text:p text:style-name="P29"/>
      <text:p text:style-name="P101"><text:span text:style-name="T14">public</text:span><text:span text:style-name="T67"> </text:span><text:span text:style-name="T14">function</text:span><text:span text:style-name="T67"> </text:span><text:span text:style-name="T5">detect</text:span><text:span text:style-name="T67">(</text:span><text:span text:style-name="T14">int</text:span><text:span text:style-name="T67"> </text:span><text:span text:style-name="T28">$amount</text:span><text:span text:style-name="T67">){</text:span></text:p>
      <text:p text:style-name="P101"><text:span text:style-name="T42">if</text:span><text:span text:style-name="T67">(</text:span><text:span text:style-name="T28">$amount</text:span><text:span text:style-name="T67">&gt;</text:span><text:span text:style-name="T53">100</text:span><text:span text:style-name="T67">){</text:span></text:p>
      <text:p text:style-name="P101"><text:span text:style-name="T42">return</text:span><text:span text:style-name="T67"> </text:span><text:span text:style-name="T14">true</text:span><text:span text:style-name="T67">;</text:span></text:p>
      <text:p text:style-name="P101"><text:span text:style-name="T67">} </text:span><text:span text:style-name="T42">else</text:span><text:span text:style-name="T67"> {</text:span></text:p>
      <text:p text:style-name="P101"><text:span text:style-name="T42">return</text:span><text:span text:style-name="T67"> </text:span><text:span text:style-name="T14">false</text:span><text:span text:style-name="T67">;</text:span></text:p>
      <text:p text:style-name="P12">}</text:p>
      <text:p text:style-name="P12">}</text:p>
      <text:p text:style-name="P12">}</text:p>
      <text:p text:style-name="P49"/>
      <text:p text:style-name="P49"/>
      <text:h text:style-name="P86" text:outline-level="1">Correction #02 : Configuration d'un seuil de TVA</text:h>
      <text:p text:style-name="P39"><text:span text:style-name="T96">- </text:span><text:span text:style-name="T97">ajouter ce code dans le fichier src/Taxes/Dector.php ⇒<text:line-break/></text:span><text:span text:style-name="T21">protected</text:span><text:span text:style-name="T74"> </text:span><text:span text:style-name="T35">$seuil</text:span><text:span text:style-name="T74">;</text:span></text:p>
      <text:p text:style-name="P29"/>
      <text:p text:style-name="P101"><text:span text:style-name="T14">public</text:span><text:span text:style-name="T67"> </text:span><text:span text:style-name="T14">function</text:span><text:span text:style-name="T67"> </text:span><text:span text:style-name="T5">__construct</text:span><text:span text:style-name="T67">(</text:span><text:span text:style-name="T14">float</text:span><text:span text:style-name="T67"> </text:span><text:span text:style-name="T28">$seuil</text:span><text:span text:style-name="T67">){</text:span></text:p>
      <text:p text:style-name="P101"><text:span text:style-name="T14">$this</text:span><text:span text:style-name="T67">-&gt;</text:span><text:span text:style-name="T28">seuil</text:span><text:span text:style-name="T67"> = </text:span><text:span text:style-name="T28">$seuil</text:span><text:span text:style-name="T67">;</text:span></text:p>
      <text:p text:style-name="P12">}</text:p>
      <text:p text:style-name="P50"/>
      <text:p text:style-name="P50">- <text:span text:style-name="T131">ajouter ce code dans le fichier config/services,yaml ⇒</text:span></text:p>
      <text:p text:style-name="P111"><text:span text:style-name="T14">App\Taxes\Detector</text:span>:</text:p>
      <text:p text:style-name="P101"><text:span text:style-name="T14">arguments</text:span>:</text:p>
      <text:p text:style-name="P101"><text:span text:style-name="T14">$seuil</text:span>: <text:span text:style-name="T53">100</text:span></text:p>
      <text:p text:style-name="P50"/>
      <text:p text:style-name="P50"/>
      <text:p text:style-name="P50"/>
      <text:p text:style-name="P50"/>
      <text:p text:style-name="P3"><text:span text:style-name="T91">6) </text:span>A la découverte de Twig ! (65 minutes)</text:p>
      <text:h text:style-name="P88" text:outline-level="1">📖 Introduction à Twig !</text:h>
      <text:h text:style-name="P88" text:outline-level="1">Notre premier template Twig</text:h>
      <text:p text:style-name="P54">- <text:span text:style-name="T132">modfier le fichier src/Controller/HelloController,php ⇒</text:span></text:p>
      <text:p text:style-name="P26">/**</text:p>
      <text:p text:style-name="P24">* @Route("/hello/{prenom?World}", name="hello")</text:p>
      <text:p text:style-name="P24">*/</text:p>
      <text:p text:style-name="P101"><text:span text:style-name="T14">public</text:span><text:span text:style-name="T67"> </text:span><text:span text:style-name="T14">function</text:span><text:span text:style-name="T67"> </text:span><text:span text:style-name="T5">hello</text:span><text:span text:style-name="T67">(</text:span><text:span text:style-name="T28">$prenom</text:span><text:span text:style-name="T67">, </text:span><text:span text:style-name="T43">Environment</text:span><text:span text:style-name="T67"> </text:span><text:span text:style-name="T28">$twig</text:span><text:span text:style-name="T67">){</text:span></text:p>
      <text:p text:style-name="P101"><text:span text:style-name="T28">$html</text:span><text:span text:style-name="T67"> = </text:span><text:span text:style-name="T28">$twig</text:span><text:span text:style-name="T67">-&gt;</text:span><text:span text:style-name="T5">render</text:span><text:span text:style-name="T67">(</text:span><text:span text:style-name="T38">'hello.html.twig'</text:span><text:span text:style-name="T67">,[</text:span><text:span text:style-name="T38">'prenom'</text:span><text:span text:style-name="T67">=&gt;</text:span><text:span text:style-name="T28">$prenom</text:span><text:span text:style-name="T67">]);</text:span></text:p>
      <text:p text:style-name="P101"><text:span text:style-name="T42">return</text:span><text:span text:style-name="T67"> </text:span><text:span text:style-name="T14">new</text:span><text:span text:style-name="T67"> </text:span><text:span text:style-name="T43">Response</text:span><text:span text:style-name="T67">(</text:span><text:span text:style-name="T28">$html</text:span><text:span text:style-name="T67">);</text:span></text:p>
      <text:p text:style-name="P12">}</text:p>
      <text:p text:style-name="P54"><text:soft-page-break/>- <text:span text:style-name="T132">créer le fichier src/templates/hello,html,twig , avec ce contenu ⇒</text:span></text:p>
      <text:p text:style-name="P54"/>
      <text:p text:style-name="P111"><text:span text:style-name="T133">&lt;!</text:span>DOCTYPE html<text:span text:style-name="T133">&gt;</text:span></text:p>
      <text:p text:style-name="P101"><text:span text:style-name="T133">&lt;</text:span><text:span text:style-name="T14">html</text:span> <text:span text:style-name="T28">lang</text:span>=<text:span text:style-name="T38">"en"</text:span><text:span text:style-name="T133">&gt;</text:span></text:p>
      <text:p text:style-name="P101"><text:span text:style-name="T133">&lt;</text:span><text:span text:style-name="T14">head</text:span><text:span text:style-name="T133">&gt;</text:span></text:p>
      <text:p text:style-name="P101"><text:span text:style-name="T133">&lt;</text:span><text:span text:style-name="T14">meta</text:span> <text:span text:style-name="T28">charset</text:span>=<text:span text:style-name="T38">"UTF-8"</text:span><text:span text:style-name="T133">&gt;</text:span></text:p>
      <text:p text:style-name="P101"><text:span text:style-name="T133">&lt;</text:span><text:span text:style-name="T14">meta</text:span> <text:span text:style-name="T28">name</text:span>=<text:span text:style-name="T38">"viewport"</text:span> <text:span text:style-name="T28">content</text:span>=<text:span text:style-name="T38">"width=device-width, initial-scale=1.0"</text:span><text:span text:style-name="T133">&gt;</text:span></text:p>
      <text:p text:style-name="P101"><text:span text:style-name="T133">&lt;</text:span><text:span text:style-name="T14">title</text:span><text:span text:style-name="T133">&gt;</text:span>Salut !<text:span text:style-name="T133">&lt;/</text:span><text:span text:style-name="T14">title</text:span><text:span text:style-name="T133">&gt;</text:span></text:p>
      <text:p text:style-name="P101"><text:span text:style-name="T133">&lt;/</text:span><text:span text:style-name="T14">head</text:span><text:span text:style-name="T133">&gt;</text:span></text:p>
      <text:p text:style-name="P101"><text:span text:style-name="T133">&lt;</text:span><text:span text:style-name="T14">body</text:span><text:span text:style-name="T133">&gt;</text:span></text:p>
      <text:p text:style-name="P101"><text:span text:style-name="T133">&lt;</text:span><text:span text:style-name="T14">h1</text:span><text:span text:style-name="T133">&gt;</text:span>Hello {{ <text:span text:style-name="T28">prenom</text:span> }} !<text:span text:style-name="T133">&lt;/</text:span><text:span text:style-name="T14">h1</text:span><text:span text:style-name="T133">&gt;</text:span></text:p>
      <text:p text:style-name="P101"><text:span text:style-name="T133">&lt;/</text:span><text:span text:style-name="T14">body</text:span><text:span text:style-name="T133">&gt;</text:span></text:p>
      <text:p text:style-name="P101"><text:span text:style-name="T133">&lt;/</text:span><text:span text:style-name="T14">html</text:span><text:span text:style-name="T133">&gt;</text:span></text:p>
      <text:p text:style-name="P49"/>
      <text:p text:style-name="P49"/>
      <text:p text:style-name="P49"/>
      <text:h text:style-name="P86" text:outline-level="1">Twig : Les tags et les filtres</text:h>
      <text:p text:style-name="P51">Les notions de base voir ⇒ <text:a xlink:type="simple" xlink:href="https://twig.symfony.com/doc/3.x/" text:style-name="Internet_20_link" text:visited-style-name="Visited_20_Internet_20_Link">https://twig.symfony.com/doc/3.x/</text:a></text:p>
      <text:p text:style-name="P51">- dans le fichier src/Controller/HelloController.php , ajouter ce code ⇒</text:p>
      <text:p text:style-name="P27">/**</text:p>
      <text:p text:style-name="P24">* @Route("/hello/{prenom?World}", name="hello")</text:p>
      <text:p text:style-name="P24">*/</text:p>
      <text:p text:style-name="P101"><text:span text:style-name="T14">public</text:span><text:span text:style-name="T67"> </text:span><text:span text:style-name="T14">function</text:span><text:span text:style-name="T67"> </text:span><text:span text:style-name="T5">hello</text:span><text:span text:style-name="T67">(</text:span><text:span text:style-name="T28">$prenom</text:span><text:span text:style-name="T67">, </text:span><text:span text:style-name="T43">Environment</text:span><text:span text:style-name="T67"> </text:span><text:span text:style-name="T28">$twig</text:span><text:span text:style-name="T67">){</text:span></text:p>
      <text:p text:style-name="P101"><text:span text:style-name="T28">$html</text:span><text:span text:style-name="T67"> = </text:span><text:span text:style-name="T28">$twig</text:span><text:span text:style-name="T67">-&gt;</text:span><text:span text:style-name="T5">render</text:span><text:span text:style-name="T67">(</text:span><text:span text:style-name="T38">'hello.html.twig'</text:span><text:span text:style-name="T67">,</text:span></text:p>
      <text:p text:style-name="P101"><text:span text:style-name="T67">[ </text:span><text:span text:style-name="T38">'prenom'</text:span><text:span text:style-name="T67">=&gt;</text:span><text:span text:style-name="T28">$prenom</text:span><text:span text:style-name="T67">,</text:span></text:p>
      <text:p text:style-name="P101"><text:span text:style-name="T38">'age'</text:span><text:span text:style-name="T67"> =&gt; </text:span><text:span text:style-name="T53">12</text:span><text:span text:style-name="T67">,</text:span></text:p>
      <text:p text:style-name="P101"><text:span text:style-name="T38">'prenoms'</text:span><text:span text:style-name="T67"> =&gt; [</text:span></text:p>
      <text:p text:style-name="P101"><text:span text:style-name="T38">'Lior'</text:span><text:span text:style-name="T67">,</text:span></text:p>
      <text:p text:style-name="P101"><text:span text:style-name="T38">'Magali'</text:span><text:span text:style-name="T67">,</text:span></text:p>
      <text:p text:style-name="P129">'Elise'</text:p>
      <text:p text:style-name="P12">]</text:p>
      <text:p text:style-name="P12">]);</text:p>
      <text:p text:style-name="P101"><text:span text:style-name="T42">return</text:span><text:span text:style-name="T67"> </text:span><text:span text:style-name="T14">new</text:span><text:span text:style-name="T67"> </text:span><text:span text:style-name="T43">Response</text:span><text:span text:style-name="T67">(</text:span><text:span text:style-name="T28">$html</text:span><text:span text:style-name="T67">);</text:span></text:p>
      <text:p text:style-name="P12">}</text:p>
      <text:p text:style-name="P51"/>
      <text:p text:style-name="P51">- <text:span text:style-name="T135">dans le fichier templates/hello.html.twig , ajouter ce code ⇒</text:span></text:p>
      <text:p text:style-name="P112">{% <text:span text:style-name="T42">if</text:span> <text:span text:style-name="T28">age</text:span> <text:span text:style-name="T67">&gt;=</text:span> <text:span text:style-name="T53">18</text:span> %}</text:p>
      <text:p text:style-name="P101">Vous êtes un adulte</text:p>
      <text:p text:style-name="P101">{% <text:span text:style-name="T42">else</text:span> %}</text:p>
      <text:p text:style-name="P101">Vous êtes un enfant</text:p>
      <text:p text:style-name="P101">{% <text:span text:style-name="T42">endif</text:span> %}</text:p>
      <text:p text:style-name="P29"/>
      <text:p text:style-name="P101"><text:span text:style-name="T133">&lt;</text:span><text:span text:style-name="T14">ul</text:span><text:span text:style-name="T133">&gt;</text:span></text:p>
      <text:p text:style-name="P101">{% <text:span text:style-name="T42">for</text:span> <text:span text:style-name="T28">personne</text:span> <text:span text:style-name="T67">in</text:span> <text:span text:style-name="T28">prenoms</text:span> %}</text:p>
      <text:p text:style-name="P101"><text:span text:style-name="T133">&lt;</text:span><text:span text:style-name="T14">li</text:span><text:span text:style-name="T133">&gt;</text:span>{{ <text:span text:style-name="T28">personne</text:span> | <text:span text:style-name="T28">upper</text:span> }}<text:span text:style-name="T133">&lt;/</text:span><text:span text:style-name="T14">li</text:span><text:span text:style-name="T133">&gt;</text:span></text:p>
      <text:p text:style-name="P101">{% <text:span text:style-name="T42">endfor</text:span> %}</text:p>
      <text:p text:style-name="P101"><text:span text:style-name="T133">&lt;/</text:span><text:span text:style-name="T14">ul</text:span><text:span text:style-name="T133">&gt;</text:span></text:p>
      <text:p text:style-name="P29"/>
      <text:p text:style-name="P101"><text:span text:style-name="T133">&lt;</text:span><text:span text:style-name="T14">ul</text:span><text:span text:style-name="T133">&gt;</text:span></text:p>
      <text:p text:style-name="P101"><text:soft-page-break/>{% <text:span text:style-name="T42">for</text:span> <text:span text:style-name="T28">i</text:span> <text:span text:style-name="T67">in</text:span> <text:span text:style-name="T53">1</text:span><text:span text:style-name="T67">..</text:span><text:span text:style-name="T53">10</text:span> %}</text:p>
      <text:p text:style-name="P101"><text:span text:style-name="T133">&lt;</text:span><text:span text:style-name="T14">li</text:span><text:span text:style-name="T133">&gt;</text:span>Numéro {{ <text:span text:style-name="T28">i</text:span> }}<text:span text:style-name="T133">&lt;/</text:span><text:span text:style-name="T14">li</text:span><text:span text:style-name="T133">&gt;</text:span></text:p>
      <text:p text:style-name="P101">{% <text:span text:style-name="T42">endfor</text:span> %}</text:p>
      <text:p text:style-name="P101"><text:span text:style-name="T133">&lt;/</text:span><text:span text:style-name="T14">ul</text:span><text:span text:style-name="T133">&gt;</text:span></text:p>
      <text:p text:style-name="P51"/>
      <text:p text:style-name="P51"/>
      <text:h text:style-name="P89" text:outline-level="1">Exercice #01 : Boucle for et if</text:h>
      <text:p text:style-name="P51">-<text:span text:style-name="T136">ajouter ce code dans le fichier src/Controller/HelloController,php ⇒</text:span></text:p>
      <text:p text:style-name="P112"><text:span text:style-name="T14">public</text:span><text:span text:style-name="T67"> </text:span><text:span text:style-name="T14">function</text:span><text:span text:style-name="T67"> </text:span><text:span text:style-name="T5">hello</text:span><text:span text:style-name="T67">(</text:span><text:span text:style-name="T28">$prenom</text:span><text:span text:style-name="T67">, </text:span><text:span text:style-name="T43">Environment</text:span><text:span text:style-name="T67"> </text:span><text:span text:style-name="T28">$twig</text:span><text:span text:style-name="T67">){</text:span></text:p>
      <text:p text:style-name="P101"><text:span text:style-name="T28">$html</text:span><text:span text:style-name="T67"> = </text:span><text:span text:style-name="T28">$twig</text:span><text:span text:style-name="T67">-&gt;</text:span><text:span text:style-name="T5">render</text:span><text:span text:style-name="T67">(</text:span><text:span text:style-name="T38">'hello.html.twig'</text:span><text:span text:style-name="T67">,</text:span></text:p>
      <text:p text:style-name="P101"><text:span text:style-name="T67">[ </text:span><text:span text:style-name="T38">'prenom'</text:span><text:span text:style-name="T67">=&gt;</text:span><text:span text:style-name="T28">$prenom</text:span><text:span text:style-name="T67">,</text:span></text:p>
      <text:p text:style-name="P101"><text:span text:style-name="T38">'ages'</text:span><text:span text:style-name="T67"> =&gt; [</text:span></text:p>
      <text:p text:style-name="P101"><text:span text:style-name="T53">12</text:span><text:span text:style-name="T67">,</text:span></text:p>
      <text:p text:style-name="P101"><text:span text:style-name="T53">18</text:span><text:span text:style-name="T67">,</text:span></text:p>
      <text:p text:style-name="P101"><text:span text:style-name="T53">29</text:span><text:span text:style-name="T67">,</text:span></text:p>
      <text:p text:style-name="P130">15</text:p>
      <text:p text:style-name="P12">]</text:p>
      <text:p text:style-name="P12">]);</text:p>
      <text:p text:style-name="P101"><text:span text:style-name="T42">return</text:span><text:span text:style-name="T67"> </text:span><text:span text:style-name="T14">new</text:span><text:span text:style-name="T67"> </text:span><text:span text:style-name="T43">Response</text:span><text:span text:style-name="T67">(</text:span><text:span text:style-name="T28">$html</text:span><text:span text:style-name="T67">);</text:span></text:p>
      <text:p text:style-name="P12">}</text:p>
      <text:p text:style-name="P51">- <text:span text:style-name="T136">ajouter ce code dans le fichier templates/hello.html.twig ⇒</text:span></text:p>
      <text:p text:style-name="P112"><text:span text:style-name="T133">&lt;</text:span><text:span text:style-name="T14">ul</text:span><text:span text:style-name="T133">&gt;</text:span></text:p>
      <text:p text:style-name="P101">{% <text:span text:style-name="T42">for</text:span> <text:span text:style-name="T28">age</text:span> <text:span text:style-name="T67">in</text:span> <text:span text:style-name="T28">ages</text:span> %}</text:p>
      <text:p text:style-name="P101">{% <text:span text:style-name="T42">if</text:span> <text:span text:style-name="T28">age</text:span> <text:span text:style-name="T67">&gt;=</text:span> <text:span text:style-name="T53">18</text:span> %}</text:p>
      <text:p text:style-name="P101"><text:span text:style-name="T133">&lt;</text:span><text:span text:style-name="T14">li</text:span><text:span text:style-name="T133">&gt;</text:span>Adulte<text:span text:style-name="T133">&lt;/</text:span><text:span text:style-name="T14">li</text:span><text:span text:style-name="T133">&gt;</text:span></text:p>
      <text:p text:style-name="P101">{% <text:span text:style-name="T42">else</text:span> %}</text:p>
      <text:p text:style-name="P101"><text:span text:style-name="T133">&lt;</text:span><text:span text:style-name="T14">li</text:span><text:span text:style-name="T133">&gt;</text:span>Enfant<text:span text:style-name="T133">&lt;/</text:span><text:span text:style-name="T14">li</text:span><text:span text:style-name="T133">&gt;</text:span></text:p>
      <text:p text:style-name="P101">{% <text:span text:style-name="T42">endif</text:span> %}</text:p>
      <text:p text:style-name="P101">{% <text:span text:style-name="T42">endfor</text:span> %}</text:p>
      <text:p text:style-name="P101"><text:span text:style-name="T133">&lt;/</text:span><text:span text:style-name="T14">ul</text:span><text:span text:style-name="T133">&gt;</text:span></text:p>
      <text:p text:style-name="P51"/>
      <text:h text:style-name="P89" text:outline-level="1"/>
      <text:h text:style-name="P89" text:outline-level="1"/>
      <text:h text:style-name="P89" text:outline-level="1">Twig : Exploiter des tableaux associatifs ou des objets</text:h>
      <text:p text:style-name="P52">- ajouter ce code dans le fichier src/Controller/HelloController.php ⇒</text:p>
      <text:p text:style-name="P113"><text:span text:style-name="T14">public</text:span><text:span text:style-name="T67"> </text:span><text:span text:style-name="T14">function</text:span><text:span text:style-name="T67"> </text:span><text:span text:style-name="T5">hello</text:span><text:span text:style-name="T67">(</text:span><text:span text:style-name="T28">$prenom</text:span><text:span text:style-name="T67">, </text:span><text:span text:style-name="T43">Environment</text:span><text:span text:style-name="T67"> </text:span><text:span text:style-name="T28">$twig</text:span><text:span text:style-name="T67">){</text:span></text:p>
      <text:p text:style-name="P101"><text:span text:style-name="T28">$html</text:span><text:span text:style-name="T67"> = </text:span><text:span text:style-name="T28">$twig</text:span><text:span text:style-name="T67">-&gt;</text:span><text:span text:style-name="T5">render</text:span><text:span text:style-name="T67">(</text:span><text:span text:style-name="T38">'hello.html.twig'</text:span><text:span text:style-name="T67">,</text:span></text:p>
      <text:p text:style-name="P101"><text:span text:style-name="T67">[ </text:span><text:span text:style-name="T38">'prenom'</text:span><text:span text:style-name="T67">=&gt;</text:span><text:span text:style-name="T28">$prenom</text:span><text:span text:style-name="T67">,</text:span></text:p>
      <text:p text:style-name="P101"><text:span text:style-name="T38">'formateur'</text:span><text:span text:style-name="T67"> =&gt; [</text:span></text:p>
      <text:p text:style-name="P101"><text:span text:style-name="T38">'prenom'</text:span><text:span text:style-name="T67"> =&gt; </text:span><text:span text:style-name="T38">'Lior'</text:span><text:span text:style-name="T67">,</text:span></text:p>
      <text:p text:style-name="P101"><text:span text:style-name="T38">'nom'</text:span><text:span text:style-name="T67"> =&gt; </text:span><text:span text:style-name="T38">'Chamla'</text:span><text:span text:style-name="T67">,</text:span></text:p>
      <text:p text:style-name="P101"><text:span text:style-name="T38">'age'</text:span><text:span text:style-name="T67"> =&gt; </text:span><text:span text:style-name="T53">33</text:span></text:p>
      <text:p text:style-name="P12">]</text:p>
      <text:p text:style-name="P12">]);</text:p>
      <text:p text:style-name="P101"><text:span text:style-name="T42">return</text:span><text:span text:style-name="T67"> </text:span><text:span text:style-name="T14">new</text:span><text:span text:style-name="T67"> </text:span><text:span text:style-name="T43">Response</text:span><text:span text:style-name="T67">(</text:span><text:span text:style-name="T28">$html</text:span><text:span text:style-name="T67">);</text:span></text:p>
      <text:p text:style-name="P12"><text:soft-page-break/>}</text:p>
      <text:p text:style-name="P52">- ajouter ce code dans le fichier templates/hello.html.twig ⇒</text:p>
      <text:p text:style-name="P113"><text:span text:style-name="T133">&lt;</text:span><text:span text:style-name="T14">p</text:span><text:span text:style-name="T133">&gt;</text:span>Mon formateur s'appelle {{ <text:span text:style-name="T28">formateur</text:span>.<text:span text:style-name="T28">prenom</text:span> }} {{ <text:span text:style-name="T28">formateur</text:span>.<text:span text:style-name="T28">nom</text:span>}} et il a {{<text:span text:style-name="T28">formateur</text:span>.<text:span text:style-name="T28">age</text:span>}} ans ! <text:span text:style-name="T133">&lt;/</text:span><text:span text:style-name="T14">p</text:span><text:span text:style-name="T133">&gt;</text:span></text:p>
      <text:p text:style-name="P52"/>
      <text:p text:style-name="P52"/>
      <text:p text:style-name="P52"/>
      <text:p text:style-name="P52"/>
      <text:p text:style-name="P52"/>
      <text:h text:style-name="P90" text:outline-level="1">Twig : Héritage de templates et système de blocks</text:h>
      <text:p text:style-name="P52">- <text:span text:style-name="T137">ajouter ce code dans le fichier templates/Hello.html.twig ⇒</text:span></text:p>
      <text:p text:style-name="P113">{% <text:span text:style-name="T42">extends</text:span> <text:span text:style-name="T38">"base.html.twig"</text:span> %}</text:p>
      <text:p text:style-name="P29"/>
      <text:p text:style-name="P101">{% <text:span text:style-name="T42">block</text:span> <text:span text:style-name="T28">body</text:span> %}</text:p>
      <text:p text:style-name="P101"><text:span text:style-name="T133">&lt;</text:span><text:span text:style-name="T14">h1</text:span><text:span text:style-name="T133">&gt;</text:span>Hello {{<text:span text:style-name="T28">prenom</text:span>}} ! <text:span text:style-name="T133">&lt;/</text:span><text:span text:style-name="T14">h1</text:span><text:span text:style-name="T133">&gt;</text:span></text:p>
      <text:p text:style-name="P101">{% <text:span text:style-name="T42">endblock</text:span> %}</text:p>
      <text:p text:style-name="P29"/>
      <text:p text:style-name="P101">{% <text:span text:style-name="T42">block</text:span> <text:span text:style-name="T28">title</text:span> %}</text:p>
      <text:p text:style-name="P101">Hello {{ <text:span text:style-name="T28">prenom</text:span> }}</text:p>
      <text:p text:style-name="P101">{% <text:span text:style-name="T42">endblock</text:span> %}</text:p>
      <text:p text:style-name="P52"/>
      <text:p text:style-name="P52"/>
      <text:p text:style-name="P52"/>
      <text:h text:style-name="P90" text:outline-level="1">Twig : Inclusions de templates</text:h>
      <text:p text:style-name="P52">- <text:span text:style-name="T138">ajouter ce code dans le fichier src/Controller/HelloController.php ⇒</text:span></text:p>
      <text:p text:style-name="P113"><text:span text:style-name="T38">'formateur2'</text:span><text:span text:style-name="T67"> =&gt; [</text:span></text:p>
      <text:p text:style-name="P101"><text:span text:style-name="T38">'nom'</text:span><text:span text:style-name="T67"> =&gt; </text:span><text:span text:style-name="T38">'Jérome'</text:span><text:span text:style-name="T67">,</text:span></text:p>
      <text:p text:style-name="P101"><text:span text:style-name="T38">'prenom'</text:span><text:span text:style-name="T67"> =&gt; </text:span><text:span text:style-name="T38">'Duponot'</text:span></text:p>
      <text:p text:style-name="P12">]</text:p>
      <text:p text:style-name="P52">- <text:span text:style-name="T138">ajouter ce code dans le fichier templates/hello.html.twig ⇒</text:span></text:p>
      <text:p text:style-name="P113">{% <text:span text:style-name="T42">include</text:span> <text:span text:style-name="T38">"_formateur.html.twig"</text:span> <text:span text:style-name="T42">with</text:span> {<text:span text:style-name="T38">"formateur"</text:span>: <text:span text:style-name="T28">formateur1</text:span>} %}</text:p>
      <text:p text:style-name="P101">{% <text:span text:style-name="T42">include</text:span> <text:span text:style-name="T38">"_formateur.html.twig"</text:span> <text:span text:style-name="T42">with</text:span> {<text:span text:style-name="T38">"formateur"</text:span>: <text:span text:style-name="T28">formateur2</text:span>} %}</text:p>
      <text:p text:style-name="P52"/>
      <text:p text:style-name="P52">- <text:span text:style-name="T138">n’oublier pas de créer le fichier templates/_formateur.html.twig , avec ce contenu ⇒</text:span></text:p>
      <text:p text:style-name="P113"><text:span text:style-name="T133">&lt;</text:span><text:span text:style-name="T14">p</text:span><text:span text:style-name="T133">&gt;</text:span></text:p>
      <text:p text:style-name="P101"><text:span text:style-name="T133">&lt;</text:span><text:span text:style-name="T14">strong</text:span><text:span text:style-name="T133">&gt;</text:span> {{ <text:span text:style-name="T28">formateur</text:span>.<text:span text:style-name="T28">prenom</text:span> }}<text:span text:style-name="T133">&lt;/</text:span><text:span text:style-name="T14">strong</text:span><text:span text:style-name="T133">&gt;</text:span></text:p>
      <text:p text:style-name="P101">{{ <text:span text:style-name="T28">formateur</text:span>.<text:span text:style-name="T28">nom</text:span> }}</text:p>
      <text:p text:style-name="P101"><text:span text:style-name="T133">&lt;/</text:span><text:span text:style-name="T14">p</text:span><text:span text:style-name="T133">&gt;</text:span></text:p>
      <text:p text:style-name="P52"/>
      <text:p text:style-name="P52"/>
      <text:p text:style-name="P52"/>
      <text:h text:style-name="P90" text:outline-level="1">Découverte de la classe AbstractController</text:h>
      <text:p text:style-name="P53">- <text:span text:style-name="T139">utilisation de la fonction render de la fichier AbstractController</text:span></text:p>
      <text:p text:style-name="P53">- <text:span text:style-name="T139">ajouter ce code dans le fichier src/Controller/HelloController,php ⇒</text:span></text:p>
      <text:p text:style-name="P28">/**</text:p>
      <text:p text:style-name="P24">* @Route("/example", name="example")</text:p>
      <text:p text:style-name="P24"><text:soft-page-break/>*/</text:p>
      <text:p text:style-name="P101"><text:span text:style-name="T14">public</text:span><text:span text:style-name="T67"> </text:span><text:span text:style-name="T14">function</text:span><text:span text:style-name="T67"> </text:span><text:span text:style-name="T5">example</text:span><text:span text:style-name="T67">()</text:span></text:p>
      <text:p text:style-name="P12">{</text:p>
      <text:p text:style-name="P101"><text:span text:style-name="T42">return</text:span><text:span text:style-name="T67"> </text:span><text:span text:style-name="T14">$this</text:span><text:span text:style-name="T67">-&gt;</text:span><text:span text:style-name="T5">render</text:span><text:span text:style-name="T67">(</text:span><text:span text:style-name="T38">'example.html.twig'</text:span><text:span text:style-name="T67">, [</text:span></text:p>
      <text:p text:style-name="P101"><text:span text:style-name="T38">'age'</text:span><text:span text:style-name="T67"> =&gt; </text:span><text:span text:style-name="T53">35</text:span></text:p>
      <text:p text:style-name="P12">]);</text:p>
      <text:p text:style-name="P12">}</text:p>
      <text:p text:style-name="P55">- créer le fichier example,html,twig avec ce code ⇒</text:p>
      <text:p text:style-name="P114">{% <text:span text:style-name="T42">extends</text:span> <text:span text:style-name="T38">"base.html.twig"</text:span> %}</text:p>
      <text:p text:style-name="P29"/>
      <text:p text:style-name="P101">{% <text:span text:style-name="T42">block</text:span> <text:span text:style-name="T28">body</text:span> %}</text:p>
      <text:p text:style-name="P101">Votre age est {{ <text:span text:style-name="T28">age</text:span> }}</text:p>
      <text:p text:style-name="P101">{% <text:span text:style-name="T42">endblock</text:span> %}</text:p>
      <text:p text:style-name="P55"/>
      <text:p text:style-name="P55"/>
      <text:h text:style-name="P91" text:outline-level="1">Twig : créons ensemble la page d'accueil du site</text:h>
      <text:p text:style-name="P92">Template Bootswatch : <text:a xlink:type="simple" xlink:href="https://bootswatch.com/" office:target-frame-name="_blank" xlink:show="new" text:style-name="Internet_20_link" text:visited-style-name="Visited_20_Internet_20_Link">https://bootswatch.com/</text:a><text:line-break/>Icones FontAwesome : <text:a xlink:type="simple" xlink:href="https://cdnjs.com/libraries/font-awesome" office:target-frame-name="_blank" xlink:show="new" text:style-name="Internet_20_link" text:visited-style-name="Visited_20_Internet_20_Link">https://cdnjs.com/libraries/font-awesome</text:a></text:p>
      <text:p text:style-name="P57">- <text:span text:style-name="T140">créer le fichier src/Controller/HomeController,php ⇒</text:span></text:p>
      <text:p text:style-name="P22">&lt;?php</text:p>
      <text:p text:style-name="P29"/>
      <text:p text:style-name="P101"><text:span text:style-name="T14">namespace</text:span><text:span text:style-name="T67"> </text:span><text:span text:style-name="T43">App\Controller</text:span><text:span text:style-name="T67">;</text:span></text:p>
      <text:p text:style-name="P29"/>
      <text:p text:style-name="P101"><text:span text:style-name="T14">use</text:span><text:span text:style-name="T67"> Symfony\Bundle\FrameworkBundle\Controller\</text:span><text:span text:style-name="T43">AbstractController</text:span><text:span text:style-name="T67">;</text:span></text:p>
      <text:p text:style-name="P101"><text:span text:style-name="T14">use</text:span><text:span text:style-name="T67"> Symfony\Component\Routing\Annotation\</text:span><text:span text:style-name="T43">Route</text:span><text:span text:style-name="T67">;</text:span></text:p>
      <text:p text:style-name="P29"/>
      <text:p text:style-name="P101"><text:span text:style-name="T14">class</text:span><text:span text:style-name="T67"> </text:span><text:span text:style-name="T43">HomeController</text:span><text:span text:style-name="T67"> </text:span><text:span text:style-name="T14">extends</text:span><text:span text:style-name="T67"> </text:span><text:span text:style-name="T43">AbstractController</text:span><text:span text:style-name="T67"> {</text:span></text:p>
      <text:p text:style-name="P29"/>
      <text:p text:style-name="P24">/**</text:p>
      <text:p text:style-name="P24">* @Route("/", name="homepage")</text:p>
      <text:p text:style-name="P24">*/</text:p>
      <text:p text:style-name="P101"><text:span text:style-name="T14">public</text:span><text:span text:style-name="T67"> </text:span><text:span text:style-name="T14">function</text:span><text:span text:style-name="T67"> </text:span><text:span text:style-name="T5">homepage</text:span><text:span text:style-name="T67">(){</text:span></text:p>
      <text:p text:style-name="P29"/>
      <text:p text:style-name="P101"><text:span text:style-name="T42">return</text:span><text:span text:style-name="T67"> </text:span><text:span text:style-name="T14">$this</text:span><text:span text:style-name="T67">-&gt;</text:span><text:span text:style-name="T5">render</text:span><text:span text:style-name="T67">(</text:span><text:span text:style-name="T38">'home.html.twig'</text:span><text:span text:style-name="T67">);</text:span></text:p>
      <text:p text:style-name="P12">}</text:p>
      <text:p text:style-name="P12">}</text:p>
      <text:p text:style-name="P57">- <text:span text:style-name="T140">créer le fichier templates/home,html,twig avec ce contenu ⇒</text:span></text:p>
      <text:p text:style-name="P115">{% <text:span text:style-name="T42">extends</text:span> <text:span text:style-name="T38">"base.html.twig"</text:span> %}</text:p>
      <text:p text:style-name="P29"/>
      <text:p text:style-name="P101">{% <text:span text:style-name="T42">block</text:span> <text:span text:style-name="T28">body</text:span> %}</text:p>
      <text:p text:style-name="P101"><text:span text:style-name="T133">&lt;</text:span><text:span text:style-name="T14">div</text:span> <text:span text:style-name="T28">class</text:span>=<text:span text:style-name="T38">"container"</text:span><text:span text:style-name="T133">&gt;</text:span></text:p>
      <text:p text:style-name="P101"><text:span text:style-name="T133">&lt;</text:span><text:span text:style-name="T14">h1</text:span><text:span text:style-name="T133">&gt;</text:span>Nos produits phares<text:span text:style-name="T133">&lt;/</text:span><text:span text:style-name="T14">h1</text:span><text:span text:style-name="T133">&gt;</text:span></text:p>
      <text:p text:style-name="P101"><text:span text:style-name="T133">&lt;</text:span><text:span text:style-name="T14">div</text:span> <text:span text:style-name="T28">class</text:span>=<text:span text:style-name="T38">"row"</text:span><text:span text:style-name="T133">&gt;</text:span></text:p>
      <text:p text:style-name="P101">{% <text:span text:style-name="T42">for</text:span> <text:span text:style-name="T28">i</text:span> <text:span text:style-name="T67">in</text:span> <text:span text:style-name="T53">1</text:span><text:span text:style-name="T67">..</text:span><text:span text:style-name="T53">3</text:span> %}</text:p>
      <text:p text:style-name="P101"><text:span text:style-name="T133">&lt;</text:span><text:span text:style-name="T14">div</text:span> <text:span text:style-name="T28">class</text:span>=<text:span text:style-name="T38">"col"</text:span><text:span text:style-name="T133">&gt;</text:span></text:p>
      <text:p text:style-name="P101"><text:soft-page-break/><text:span text:style-name="T133">&lt;</text:span><text:span text:style-name="T14">div</text:span> <text:span text:style-name="T28">class</text:span>=<text:span text:style-name="T38">"card"</text:span><text:span text:style-name="T133">&gt;</text:span></text:p>
      <text:p text:style-name="P101"><text:span text:style-name="T133">&lt;</text:span><text:span text:style-name="T14">img</text:span> <text:span text:style-name="T28">src</text:span>=<text:span text:style-name="T38">"https://picsum.photos/400/400"</text:span> <text:span text:style-name="T28">class</text:span>=<text:span text:style-name="T38">"img-fluid"</text:span> <text:span text:style-name="T28">alt</text:span>=<text:span text:style-name="T38">"Image du produit"</text:span> <text:span text:style-name="T133">&gt;</text:span></text:p>
      <text:p text:style-name="P101"><text:span text:style-name="T133">&lt;</text:span><text:span text:style-name="T14">div</text:span> <text:span text:style-name="T28">class</text:span>=<text:span text:style-name="T38">"card-body"</text:span><text:span text:style-name="T133">&gt;</text:span></text:p>
      <text:p text:style-name="P101"><text:span text:style-name="T133">&lt;</text:span><text:span text:style-name="T14">h4</text:span> <text:span text:style-name="T28">class</text:span>=<text:span text:style-name="T38">"card-title"</text:span><text:span text:style-name="T133">&gt;</text:span>Superbe Chaise en Bois<text:span text:style-name="T133">&lt;/</text:span><text:span text:style-name="T14">h4</text:span><text:span text:style-name="T133">&gt;</text:span></text:p>
      <text:p text:style-name="P101"><text:span text:style-name="T133">&lt;</text:span><text:span text:style-name="T14">p</text:span> <text:span text:style-name="T28">class</text:span>=<text:span text:style-name="T38">"card-text"</text:span><text:span text:style-name="T133">&gt;</text:span>Lorem ipsum, dolor sit amet consectetur adipisicing elit. Blanditiis, sapiente tenetur consequatur quia, repellendus excepturi repudiandae laboriosam ab quidem, incidunt totam ipsum voluptas doloremque. Ex id sed distinctio exercitationem dolores!<text:span text:style-name="T133">&lt;/</text:span><text:span text:style-name="T14">p</text:span><text:span text:style-name="T133">&gt;</text:span></text:p>
      <text:p text:style-name="P101"><text:span text:style-name="T133">&lt;</text:span><text:span text:style-name="T14">a</text:span> <text:span text:style-name="T28">href</text:span>=<text:span text:style-name="T38">"#"</text:span> <text:span text:style-name="T28">class</text:span>=<text:span text:style-name="T38">"btn btn-primary btn-sm"</text:span><text:span text:style-name="T133">&gt;</text:span>Détails<text:span text:style-name="T133">&lt;/</text:span><text:span text:style-name="T14">a</text:span><text:span text:style-name="T133">&gt;</text:span></text:p>
      <text:p text:style-name="P101"><text:span text:style-name="T133">&lt;</text:span><text:span text:style-name="T14">a</text:span> <text:span text:style-name="T28">href</text:span>=<text:span text:style-name="T38">"#"</text:span> <text:span text:style-name="T28">class</text:span>=<text:span text:style-name="T38">"btn btn-success btn-sm"</text:span><text:span text:style-name="T133">&gt;</text:span>Ajouter<text:span text:style-name="T133">&lt;/</text:span><text:span text:style-name="T14">a</text:span><text:span text:style-name="T133">&gt;</text:span></text:p>
      <text:p text:style-name="P101"><text:span text:style-name="T133">&lt;/</text:span><text:span text:style-name="T14">div</text:span><text:span text:style-name="T133">&gt;</text:span></text:p>
      <text:p text:style-name="P101"><text:span text:style-name="T133">&lt;/</text:span><text:span text:style-name="T14">div</text:span><text:span text:style-name="T133">&gt;</text:span></text:p>
      <text:p text:style-name="P101"><text:span text:style-name="T133">&lt;/</text:span><text:span text:style-name="T14">div</text:span><text:span text:style-name="T133">&gt;</text:span></text:p>
      <text:p text:style-name="P101">{% <text:span text:style-name="T42">endfor</text:span> %}</text:p>
      <text:p text:style-name="P101"><text:span text:style-name="T133">&lt;/</text:span><text:span text:style-name="T14">div</text:span><text:span text:style-name="T133">&gt;</text:span></text:p>
      <text:p text:style-name="P101"><text:span text:style-name="T133">&lt;</text:span><text:span text:style-name="T14">hr</text:span><text:span text:style-name="T133">&gt;</text:span></text:p>
      <text:p text:style-name="P29"/>
      <text:p text:style-name="P101"><text:span text:style-name="T133">&lt;</text:span><text:span text:style-name="T14">h2</text:span><text:span text:style-name="T133">&gt;</text:span>Un service irreporchable<text:span text:style-name="T133">&lt;/</text:span><text:span text:style-name="T14">h2</text:span><text:span text:style-name="T133">&gt;</text:span></text:p>
      <text:p text:style-name="P101"><text:span text:style-name="T133">&lt;</text:span><text:span text:style-name="T14">p</text:span><text:span text:style-name="T133">&gt;</text:span>Lorem ipsum dolor sit amet consectetur, adipisicing elit. Voluptates suscipit est necessitatibus doloribus tempore id.<text:span text:style-name="T133">&lt;/</text:span><text:span text:style-name="T14">p</text:span><text:span text:style-name="T133">&gt;</text:span></text:p>
      <text:p text:style-name="P29"/>
      <text:p text:style-name="P101"><text:span text:style-name="T133">&lt;</text:span><text:span text:style-name="T14">div</text:span> <text:span text:style-name="T28">class</text:span>=<text:span text:style-name="T38">"row"</text:span><text:span text:style-name="T133">&gt;</text:span></text:p>
      <text:p text:style-name="P101">{% <text:span text:style-name="T42">include</text:span> <text:span text:style-name="T38">"shared/_assurance.html.twig"</text:span> <text:span text:style-name="T42">with</text:span> {</text:p>
      <text:p text:style-name="P101"><text:span text:style-name="T38">'color'</text:span>: <text:span text:style-name="T38">'primary'</text:span>,</text:p>
      <text:p text:style-name="P101"><text:span text:style-name="T38">'icone'</text:span>: <text:span text:style-name="T38">'fas fa-truck'</text:span>,</text:p>
      <text:p text:style-name="P101"><text:span text:style-name="T38">'text'</text:span>: <text:span text:style-name="T38">"Lorem ipsum dolor sit amet consectetur adipisicing elit. Ad voluptatem eius enim nostrum quas tempore?"</text:span></text:p>
      <text:p text:style-name="P101">}</text:p>
      <text:p text:style-name="P101">%}</text:p>
      <text:p text:style-name="P101">{% <text:span text:style-name="T42">include</text:span> <text:span text:style-name="T38">"shared/_assurance.html.twig"</text:span> <text:span text:style-name="T42">with</text:span> {</text:p>
      <text:p text:style-name="P101"><text:span text:style-name="T38">'color'</text:span>: <text:span text:style-name="T38">'success'</text:span>,</text:p>
      <text:p text:style-name="P101"><text:span text:style-name="T38">'icone'</text:span>: <text:span text:style-name="T38">'fas fa-check'</text:span>,</text:p>
      <text:p text:style-name="P101"><text:span text:style-name="T38">'text'</text:span>: <text:span text:style-name="T38">"Lorem ipsum dolor sit amet consectetur adipisicing elit. Ad voluptatem eius enim nostrum quas tempore?"</text:span></text:p>
      <text:p text:style-name="P101">}</text:p>
      <text:p text:style-name="P101">%}</text:p>
      <text:p text:style-name="P101">{% <text:span text:style-name="T42">include</text:span> <text:span text:style-name="T38">"shared/_assurance.html.twig"</text:span> <text:span text:style-name="T42">with</text:span> {</text:p>
      <text:p text:style-name="P101"><text:span text:style-name="T38">'color'</text:span>: <text:span text:style-name="T38">'warning'</text:span>,</text:p>
      <text:p text:style-name="P101"><text:span text:style-name="T38">'icone'</text:span>: <text:span text:style-name="T38">'fas fa-lock'</text:span>,</text:p>
      <text:p text:style-name="P101"><text:span text:style-name="T38">'text'</text:span>: <text:span text:style-name="T38">"Lorem ipsum dolor sit amet consectetur adipisicing elit. Ad voluptatem eius enim nostrum quas tempore?"</text:span></text:p>
      <text:p text:style-name="P101">}</text:p>
      <text:p text:style-name="P101">%}</text:p>
      <text:p text:style-name="P101"><text:span text:style-name="T133">&lt;/</text:span><text:span text:style-name="T14">div</text:span><text:span text:style-name="T133">&gt;</text:span></text:p>
      <text:p text:style-name="P101"><text:span text:style-name="T133">&lt;/</text:span><text:span text:style-name="T14">div</text:span><text:span text:style-name="T133">&gt;</text:span></text:p>
      <text:p text:style-name="P101">{% <text:span text:style-name="T42">endblock</text:span> %}</text:p>
      <text:p text:style-name="P29"/>
      <text:p text:style-name="P101">{% <text:span text:style-name="T42">block</text:span> <text:span text:style-name="T28">title</text:span> %}</text:p>
      <text:p text:style-name="P101">Accueil</text:p>
      <text:p text:style-name="P101">{% <text:span text:style-name="T42">endblock</text:span> %}</text:p>
      <text:p text:style-name="P57"/>
      <text:p text:style-name="P57"><text:soft-page-break/>- <text:span text:style-name="T140">créer le fichier src/shared/_assurance,html,twig avec ce contenu ⇒</text:span></text:p>
      <text:p text:style-name="P115"><text:span text:style-name="T133">&lt;</text:span><text:span text:style-name="T14">div</text:span> <text:span text:style-name="T28">class</text:span>=<text:span text:style-name="T38">"col"</text:span><text:span text:style-name="T133">&gt;</text:span></text:p>
      <text:p text:style-name="P101"><text:span text:style-name="T133">&lt;</text:span><text:span text:style-name="T14">div</text:span> <text:span text:style-name="T28">class</text:span>=<text:span text:style-name="T38">"card bg-{{</text:span><text:span text:style-name="T28">color</text:span><text:span text:style-name="T38"> }} text-white text-center"</text:span><text:span text:style-name="T133">&gt;</text:span></text:p>
      <text:p text:style-name="P101"><text:span text:style-name="T133">&lt;</text:span><text:span text:style-name="T14">div</text:span> <text:span text:style-name="T28">class</text:span>=<text:span text:style-name="T38">"card-body"</text:span><text:span text:style-name="T133">&gt;</text:span></text:p>
      <text:p text:style-name="P101"><text:span text:style-name="T133">&lt;</text:span><text:span text:style-name="T14">i</text:span> <text:span text:style-name="T28">class</text:span>=<text:span text:style-name="T38">"{{</text:span><text:span text:style-name="T28">icone</text:span><text:span text:style-name="T38">}} fa-2x mb-3"</text:span><text:span text:style-name="T133">&gt;&lt;/</text:span><text:span text:style-name="T14">i</text:span><text:span text:style-name="T133">&gt;</text:span></text:p>
      <text:p text:style-name="P101"><text:span text:style-name="T133">&lt;</text:span><text:span text:style-name="T14">p</text:span> <text:span text:style-name="T28">class</text:span>=<text:span text:style-name="T38">"card-text"</text:span><text:span text:style-name="T133">&gt;</text:span>{{ <text:span text:style-name="T28">text</text:span> }}<text:span text:style-name="T133">&lt;/</text:span><text:span text:style-name="T14">p</text:span><text:span text:style-name="T133">&gt;</text:span></text:p>
      <text:p text:style-name="P101"><text:span text:style-name="T133">&lt;/</text:span><text:span text:style-name="T14">div</text:span><text:span text:style-name="T133">&gt;</text:span></text:p>
      <text:p text:style-name="P101"><text:span text:style-name="T133">&lt;/</text:span><text:span text:style-name="T14">div</text:span><text:span text:style-name="T133">&gt;</text:span></text:p>
      <text:p text:style-name="P101"><text:span text:style-name="T133">&lt;/</text:span><text:span text:style-name="T14">div</text:span><text:span text:style-name="T133">&gt;</text:span></text:p>
      <text:p text:style-name="P57"/>
      <text:p text:style-name="P57"/>
      <text:h text:style-name="P93" text:outline-level="1">Twig : créons une barre de navigation</text:h>
      <text:p text:style-name="P57">-<text:span text:style-name="T141">créer le fichier templates/shared/_navbar.html,twig avec ce contenu ⇒</text:span></text:p>
      <text:p text:style-name="P115"><text:span text:style-name="T133">&lt;</text:span><text:span text:style-name="T14">nav</text:span> <text:span text:style-name="T28">class</text:span>=<text:span text:style-name="T38">"navbar navbar-expand-lg bg-body-tertiary"</text:span><text:span text:style-name="T133">&gt;</text:span></text:p>
      <text:p text:style-name="P101"><text:span text:style-name="T133">&lt;</text:span><text:span text:style-name="T14">div</text:span> <text:span text:style-name="T28">class</text:span>=<text:span text:style-name="T38">"container-fluid"</text:span><text:span text:style-name="T133">&gt;</text:span></text:p>
      <text:p text:style-name="P101"><text:span text:style-name="T133">&lt;</text:span><text:span text:style-name="T14">a</text:span> <text:span text:style-name="T28">class</text:span>=<text:span text:style-name="T38">"navbar-brand"</text:span> <text:span text:style-name="T28">href</text:span>=<text:span text:style-name="T38">"#"</text:span><text:span text:style-name="T133">&gt;</text:span>Navbar<text:span text:style-name="T133">&lt;/</text:span><text:span text:style-name="T14">a</text:span><text:span text:style-name="T133">&gt;</text:span></text:p>
      <text:p text:style-name="P101"><text:span text:style-name="T133">&lt;</text:span><text:span text:style-name="T14">button</text:span> <text:span text:style-name="T28">class</text:span>=<text:span text:style-name="T38">"navbar-toggler"</text:span> <text:span text:style-name="T28">type</text:span>=<text:span text:style-name="T38">"button"</text:span> <text:span text:style-name="T28">data-bs-toggle</text:span>=<text:span text:style-name="T38">"collapse"</text:span> <text:span text:style-name="T28">data-bs-target</text:span>=<text:span text:style-name="T38">"#navbarColor04"</text:span> <text:span text:style-name="T28">aria-controls</text:span>=<text:span text:style-name="T38">"navbarColor04"</text:span> <text:span text:style-name="T28">aria-expanded</text:span>=<text:span text:style-name="T38">"false"</text:span> <text:span text:style-name="T28">aria-label</text:span>=<text:span text:style-name="T38">"Toggle navigation"</text:span><text:span text:style-name="T133">&gt;</text:span></text:p>
      <text:p text:style-name="P101"><text:span text:style-name="T133">&lt;</text:span><text:span text:style-name="T14">span</text:span> <text:span text:style-name="T28">class</text:span>=<text:span text:style-name="T38">"navbar-toggler-icon"</text:span><text:span text:style-name="T133">&gt;&lt;/</text:span><text:span text:style-name="T14">span</text:span><text:span text:style-name="T133">&gt;</text:span></text:p>
      <text:p text:style-name="P101"><text:span text:style-name="T133">&lt;/</text:span><text:span text:style-name="T14">button</text:span><text:span text:style-name="T133">&gt;</text:span></text:p>
      <text:p text:style-name="P101"><text:span text:style-name="T133">&lt;</text:span><text:span text:style-name="T14">div</text:span> <text:span text:style-name="T28">class</text:span>=<text:span text:style-name="T38">"collapse navbar-collapse"</text:span> <text:span text:style-name="T28">id</text:span>=<text:span text:style-name="T38">"navbarColor04"</text:span><text:span text:style-name="T133">&gt;</text:span></text:p>
      <text:p text:style-name="P101"><text:span text:style-name="T133">&lt;</text:span><text:span text:style-name="T14">ul</text:span> <text:span text:style-name="T28">class</text:span>=<text:span text:style-name="T38">"navbar-nav me-auto"</text:span><text:span text:style-name="T133">&gt;</text:span></text:p>
      <text:p text:style-name="P101"><text:span text:style-name="T133">&lt;</text:span><text:span text:style-name="T14">li</text:span> <text:span text:style-name="T28">class</text:span>=<text:span text:style-name="T38">"nav-item"</text:span><text:span text:style-name="T133">&gt;</text:span></text:p>
      <text:p text:style-name="P101"><text:span text:style-name="T133">&lt;</text:span><text:span text:style-name="T14">a</text:span> <text:span text:style-name="T28">class</text:span>=<text:span text:style-name="T38">"nav-link active"</text:span> <text:span text:style-name="T28">href</text:span>=<text:span text:style-name="T38">"#"</text:span><text:span text:style-name="T133">&gt;</text:span>Home</text:p>
      <text:p text:style-name="P101"><text:span text:style-name="T133">&lt;</text:span><text:span text:style-name="T14">span</text:span> <text:span text:style-name="T28">class</text:span>=<text:span text:style-name="T38">"visually-hidden"</text:span><text:span text:style-name="T133">&gt;</text:span>(current)<text:span text:style-name="T133">&lt;/</text:span><text:span text:style-name="T14">span</text:span><text:span text:style-name="T133">&gt;</text:span></text:p>
      <text:p text:style-name="P101"><text:span text:style-name="T133">&lt;/</text:span><text:span text:style-name="T14">a</text:span><text:span text:style-name="T133">&gt;</text:span></text:p>
      <text:p text:style-name="P101"><text:span text:style-name="T133">&lt;/</text:span><text:span text:style-name="T14">li</text:span><text:span text:style-name="T133">&gt;</text:span></text:p>
      <text:p text:style-name="P101"><text:span text:style-name="T133">&lt;</text:span><text:span text:style-name="T14">li</text:span> <text:span text:style-name="T28">class</text:span>=<text:span text:style-name="T38">"nav-item"</text:span><text:span text:style-name="T133">&gt;</text:span></text:p>
      <text:p text:style-name="P101"><text:span text:style-name="T133">&lt;</text:span><text:span text:style-name="T14">a</text:span> <text:span text:style-name="T28">class</text:span>=<text:span text:style-name="T38">"nav-link"</text:span> <text:span text:style-name="T28">href</text:span>=<text:span text:style-name="T38">"#"</text:span><text:span text:style-name="T133">&gt;</text:span>Features<text:span text:style-name="T133">&lt;/</text:span><text:span text:style-name="T14">a</text:span><text:span text:style-name="T133">&gt;</text:span></text:p>
      <text:p text:style-name="P101"><text:span text:style-name="T133">&lt;/</text:span><text:span text:style-name="T14">li</text:span><text:span text:style-name="T133">&gt;</text:span></text:p>
      <text:p text:style-name="P101"><text:span text:style-name="T133">&lt;</text:span><text:span text:style-name="T14">li</text:span> <text:span text:style-name="T28">class</text:span>=<text:span text:style-name="T38">"nav-item"</text:span><text:span text:style-name="T133">&gt;</text:span></text:p>
      <text:p text:style-name="P101"><text:span text:style-name="T133">&lt;</text:span><text:span text:style-name="T14">a</text:span> <text:span text:style-name="T28">class</text:span>=<text:span text:style-name="T38">"nav-link"</text:span> <text:span text:style-name="T28">href</text:span>=<text:span text:style-name="T38">"#"</text:span><text:span text:style-name="T133">&gt;</text:span>Pricing<text:span text:style-name="T133">&lt;/</text:span><text:span text:style-name="T14">a</text:span><text:span text:style-name="T133">&gt;</text:span></text:p>
      <text:p text:style-name="P101"><text:span text:style-name="T133">&lt;/</text:span><text:span text:style-name="T14">li</text:span><text:span text:style-name="T133">&gt;</text:span></text:p>
      <text:p text:style-name="P101"><text:span text:style-name="T133">&lt;</text:span><text:span text:style-name="T14">li</text:span> <text:span text:style-name="T28">class</text:span>=<text:span text:style-name="T38">"nav-item"</text:span><text:span text:style-name="T133">&gt;</text:span></text:p>
      <text:p text:style-name="P101"><text:span text:style-name="T133">&lt;</text:span><text:span text:style-name="T14">a</text:span> <text:span text:style-name="T28">class</text:span>=<text:span text:style-name="T38">"nav-link"</text:span> <text:span text:style-name="T28">href</text:span>=<text:span text:style-name="T38">"#"</text:span><text:span text:style-name="T133">&gt;</text:span>About<text:span text:style-name="T133">&lt;/</text:span><text:span text:style-name="T14">a</text:span><text:span text:style-name="T133">&gt;</text:span></text:p>
      <text:p text:style-name="P101"><text:span text:style-name="T133">&lt;/</text:span><text:span text:style-name="T14">li</text:span><text:span text:style-name="T133">&gt;</text:span></text:p>
      <text:p text:style-name="P101"><text:span text:style-name="T133">&lt;</text:span><text:span text:style-name="T14">li</text:span> <text:span text:style-name="T28">class</text:span>=<text:span text:style-name="T38">"nav-item dropdown"</text:span><text:span text:style-name="T133">&gt;</text:span></text:p>
      <text:p text:style-name="P101"><text:span text:style-name="T133">&lt;</text:span><text:span text:style-name="T14">a</text:span> <text:span text:style-name="T28">class</text:span>=<text:span text:style-name="T38">"nav-link dropdown-toggle"</text:span> <text:span text:style-name="T28">data-bs-toggle</text:span>=<text:span text:style-name="T38">"dropdown"</text:span> <text:span text:style-name="T28">href</text:span>=<text:span text:style-name="T38">"#"</text:span> <text:span text:style-name="T28">role</text:span>=<text:span text:style-name="T38">"button"</text:span> <text:span text:style-name="T28">aria-haspopup</text:span>=<text:span text:style-name="T38">"true"</text:span> <text:span text:style-name="T28">aria-expanded</text:span>=<text:span text:style-name="T38">"false"</text:span><text:span text:style-name="T133">&gt;</text:span>Dropdown<text:span text:style-name="T133">&lt;/</text:span><text:span text:style-name="T14">a</text:span><text:span text:style-name="T133">&gt;</text:span></text:p>
      <text:p text:style-name="P101"><text:span text:style-name="T133">&lt;</text:span><text:span text:style-name="T14">div</text:span> <text:span text:style-name="T28">class</text:span>=<text:span text:style-name="T38">"dropdown-menu"</text:span><text:span text:style-name="T133">&gt;</text:span></text:p>
      <text:p text:style-name="P101"><text:span text:style-name="T133">&lt;</text:span><text:span text:style-name="T14">a</text:span> <text:span text:style-name="T28">class</text:span>=<text:span text:style-name="T38">"dropdown-item"</text:span> <text:span text:style-name="T28">href</text:span>=<text:span text:style-name="T38">"#"</text:span><text:span text:style-name="T133">&gt;</text:span>Action<text:span text:style-name="T133">&lt;/</text:span><text:span text:style-name="T14">a</text:span><text:span text:style-name="T133">&gt;</text:span></text:p>
      <text:p text:style-name="P101"><text:span text:style-name="T133">&lt;</text:span><text:span text:style-name="T14">a</text:span> <text:span text:style-name="T28">class</text:span>=<text:span text:style-name="T38">"dropdown-item"</text:span> <text:span text:style-name="T28">href</text:span>=<text:span text:style-name="T38">"#"</text:span><text:span text:style-name="T133">&gt;</text:span>Another action<text:span text:style-name="T133">&lt;/</text:span><text:span text:style-name="T14">a</text:span><text:span text:style-name="T133">&gt;</text:span></text:p>
      <text:p text:style-name="P101"><text:span text:style-name="T133">&lt;</text:span><text:span text:style-name="T14">a</text:span> <text:span text:style-name="T28">class</text:span>=<text:span text:style-name="T38">"dropdown-item"</text:span> <text:span text:style-name="T28">href</text:span>=<text:span text:style-name="T38">"#"</text:span><text:span text:style-name="T133">&gt;</text:span>Something else here<text:span text:style-name="T133">&lt;/</text:span><text:span text:style-name="T14">a</text:span><text:span text:style-name="T133">&gt;</text:span></text:p>
      <text:p text:style-name="P101"><text:span text:style-name="T133">&lt;</text:span><text:span text:style-name="T14">div</text:span> <text:span text:style-name="T28">class</text:span>=<text:span text:style-name="T38">"dropdown-divider"</text:span><text:span text:style-name="T133">&gt;&lt;/</text:span><text:span text:style-name="T14">div</text:span><text:span text:style-name="T133">&gt;</text:span></text:p>
      <text:p text:style-name="P101"><text:span text:style-name="T133">&lt;</text:span><text:span text:style-name="T14">a</text:span> <text:span text:style-name="T28">class</text:span>=<text:span text:style-name="T38">"dropdown-item"</text:span> <text:span text:style-name="T28">href</text:span>=<text:span text:style-name="T38">"#"</text:span><text:span text:style-name="T133">&gt;</text:span>Separated link<text:span text:style-name="T133">&lt;/</text:span><text:span text:style-name="T14">a</text:span><text:span text:style-name="T133">&gt;</text:span></text:p>
      <text:p text:style-name="P101"><text:span text:style-name="T133">&lt;/</text:span><text:span text:style-name="T14">div</text:span><text:span text:style-name="T133">&gt;</text:span></text:p>
      <text:p text:style-name="P101"><text:soft-page-break/><text:span text:style-name="T133">&lt;/</text:span><text:span text:style-name="T14">li</text:span><text:span text:style-name="T133">&gt;</text:span></text:p>
      <text:p text:style-name="P101"><text:span text:style-name="T133">&lt;/</text:span><text:span text:style-name="T14">ul</text:span><text:span text:style-name="T133">&gt;</text:span></text:p>
      <text:p text:style-name="P101"><text:span text:style-name="T133">&lt;</text:span><text:span text:style-name="T14">form</text:span> <text:span text:style-name="T28">class</text:span>=<text:span text:style-name="T38">"d-flex"</text:span><text:span text:style-name="T133">&gt;</text:span></text:p>
      <text:p text:style-name="P101"><text:span text:style-name="T133">&lt;</text:span><text:span text:style-name="T14">input</text:span> <text:span text:style-name="T28">class</text:span>=<text:span text:style-name="T38">"form-control me-sm-2"</text:span> <text:span text:style-name="T28">type</text:span>=<text:span text:style-name="T38">"search"</text:span> <text:span text:style-name="T28">placeholder</text:span>=<text:span text:style-name="T38">"Search"</text:span><text:span text:style-name="T133">&gt;</text:span></text:p>
      <text:p text:style-name="P101"><text:span text:style-name="T133">&lt;</text:span><text:span text:style-name="T14">button</text:span> <text:span text:style-name="T28">class</text:span>=<text:span text:style-name="T38">"btn btn-secondary my-2 my-sm-0"</text:span> <text:span text:style-name="T28">type</text:span>=<text:span text:style-name="T38">"submit"</text:span><text:span text:style-name="T133">&gt;</text:span>Search<text:span text:style-name="T133">&lt;/</text:span><text:span text:style-name="T14">button</text:span><text:span text:style-name="T133">&gt;</text:span></text:p>
      <text:p text:style-name="P101"><text:span text:style-name="T133">&lt;/</text:span><text:span text:style-name="T14">form</text:span><text:span text:style-name="T133">&gt;</text:span></text:p>
      <text:p text:style-name="P101"><text:span text:style-name="T133">&lt;/</text:span><text:span text:style-name="T14">div</text:span><text:span text:style-name="T133">&gt;</text:span></text:p>
      <text:p text:style-name="P101"><text:span text:style-name="T133">&lt;/</text:span><text:span text:style-name="T14">div</text:span><text:span text:style-name="T133">&gt;</text:span></text:p>
      <text:p text:style-name="P101"><text:span text:style-name="T133">&lt;/</text:span><text:span text:style-name="T14">nav</text:span><text:span text:style-name="T133">&gt;</text:span></text:p>
      <text:p text:style-name="P57"/>
      <text:p text:style-name="P57">- <text:span text:style-name="T141">include ce navbar dans le fichier base templates/base,html,twig , en ajoutant ce code ⇒</text:span></text:p>
      <text:p text:style-name="P115">{% <text:span text:style-name="T42">include</text:span> <text:span text:style-name="T38">"shared/_navbar.html.twig"</text:span> %}</text:p>
      <text:p text:style-name="P57"/>
      <text:h text:style-name="P93" text:outline-level="1"/>
      <text:p text:style-name="P94"/>
      <text:p text:style-name="P94"/>
      <text:p text:style-name="P94"/>
      <text:h text:style-name="P5" text:outline-level="1">Doctrine et les bases de données (1 heure 35 minutes)</text:h>
      <text:h text:style-name="P93" text:outline-level="1">Introduction à Doctrine</text:h>
      <text:p text:style-name="P57">📖 Documentation officielle de Doctrine : https://www.doctrine-project.org/projects/doctrine-orm/en/2.7/index.html<text:line-break/>📖 Documentation officielle de Symfony à propos de Doctrine : https://symfony.com/doc/current/doctrine.html </text:p>
      <text:p text:style-name="P57">*) Doctrine: c'est ORM, un ORM est un brique logiciel que se placer entre votre application et la base de données et qui va faire le lien entre votre application et la base de donnée en fesant la corspandance entre les enregistrements (les tables) et les objets.</text:p>
      <text:p text:style-name="P57">*) les 3 outlis qu'offre doctrine</text:p>
      <text:p text:style-name="P57">1- Entité: represente un enregistrement d'une table (pas un table).</text:p>
      <text:p text:style-name="P57">2- Repository: permet de sélectionner des enregistrement dans les tables.</text:p>
      <text:p text:style-name="P57">3- Entity Manager: Permet de suivre les entités et leurs modifications pour les refleter dans la base de données.</text:p>
      <text:p text:style-name="P57">*) Requêtes complexes avec doctrine?</text:p>
      <text:p text:style-name="P57">avec doctrine on peut utiliser SQL pour les requêtes mais ce qui recommandées pour symfony c'est d'utiliser DQL(nous faisons des requêtes sur nos entités).</text:p>
      <text:p text:style-name="P57"/>
      <text:p text:style-name="P57"><text:soft-page-break/></text:p>
      <text:h text:style-name="P56" text:outline-level="1"/>
      <text:h text:style-name="P93" text:outline-level="1">Doctrine : Installation du Bundle (donc des services 😉)</text:h>
      <text:p text:style-name="P57">- <text:span text:style-name="T142">installer doctrine , en tapant composer require doctrine</text:span></text:p>
      <text:p text:style-name="P57"/>
      <text:h text:style-name="P93" text:outline-level="1">📖 Introduction au système de Migrations</text:h>
      <text:p text:style-name="P57">📖 Documentation officielle du Doctrine Migrations Bundle : <text:a xlink:type="simple" xlink:href="https://symfony.com/doc/3.1/bundles/DoctrineMigrationsBundle/index.html" text:style-name="Internet_20_link" text:visited-style-name="Visited_20_Internet_20_Link">https://symfony.com/doc/3.1/bundles/DoctrineMigrationsBundle/index.html</text:a></text:p>
      <text:p text:style-name="P57"/>
      <text:p text:style-name="P57"/>
      <text:h text:style-name="P93" text:outline-level="1">Création de la base de données</text:h>
      <text:p text:style-name="P61">- ajouter ce code dans le fichier ,env ⇒</text:p>
      <text:p text:style-name="P116"><text:span text:style-name="T14">DATABASE_URL</text:span>=<text:span text:style-name="T38">"mysql://amine:amine@127.0.0.1:3306/symexemple?serverVersion=8&amp;charset=utf8"</text:span></text:p>
      <text:p text:style-name="P61"/>
      <text:p text:style-name="P58">- <text:span text:style-name="T143">créer la base de données ⇒</text:span></text:p>
      <text:p text:style-name="P58">php bin/console doctrine:database:create</text:p>
      <text:p text:style-name="P58"/>
      <text:h text:style-name="P95" text:outline-level="1">Créer une entité Product et la migration qui va avec</text:h>
      <text:p text:style-name="P58">- <text:span text:style-name="T144">ajouter </text:span><text:span text:style-name="T145">Maker bundle , avec ce commande ⇒</text:span></text:p>
      <text:p text:style-name="P58">composer require maker</text:p>
      <text:p text:style-name="P58">- <text:span text:style-name="T146">créer l’entity Product avec comme champ (name, price) ⇒</text:span></text:p>
      <text:p text:style-name="P58">php bin/console make:entity</text:p>
      <text:p text:style-name="P58"/>
      <text:p text:style-name="P58">- <text:span text:style-name="T147">maintenant créer le table </text:span><text:span text:style-name="T148">(le make:migration permet de comparer les entités avec la base de données et créer un script pour syncronisé <text:s/></text:span><text:span text:style-name="T149">&amp;&amp; pour excuter le script de migration il faut taper doctrine:migrations:migrate</text:span><text:span text:style-name="T148">)</text:span><text:span text:style-name="T147"> ⇒</text:span></text:p>
      <text:p text:style-name="P58"><text:s/>php bin/console make:migration</text:p>
      <text:p text:style-name="P58">php bin/console doctrine:migrations:migrate</text:p>
      <text:p text:style-name="P58"/>
      <text:p text:style-name="P58"/>
      <text:p text:style-name="P58"><text:soft-page-break/></text:p>
      <text:h text:style-name="P95" text:outline-level="1">Découverte d'un Repository Doctrine</text:h>
      <text:p text:style-name="P58">- <text:span text:style-name="T150">on peux utiliser</text:span></text:p>
      <text:p text:style-name="P58">// count([])</text:p>
      <text:p text:style-name="P58">// find(id)</text:p>
      <text:p text:style-name="P58">// findBy([],[])</text:p>
      <text:p text:style-name="P58">// findOneBy([],[])</text:p>
      <text:p text:style-name="P58">// findAll()</text:p>
      <text:p text:style-name="P58"/>
      <text:p text:style-name="P58"/>
      <text:h text:style-name="P95" text:outline-level="1">Manipuler des enregistrements avec le Manager de Doctrine</text:h>
      <text:p text:style-name="P58">- <text:span text:style-name="T151">Rq : il y’a l’utilisation design pattern Fluent (Design Pattern qui permet de rappeler un objet immédiatement après un appel de méthode, </text:span><text:span text:style-name="T152">en fait lorsque en utiliser → et → </text:span><text:span text:style-name="T151">)</text:span></text:p>
      <text:p text:style-name="P58">- <text:span text:style-name="T152">pour insérer un produit en utiliser ce code dans le fichier \src\Cotroller\HomeController,php ⇒</text:span></text:p>
      <text:p text:style-name="P117"><text:span text:style-name="T14">public</text:span><text:span text:style-name="T67"> </text:span><text:span text:style-name="T14">function</text:span><text:span text:style-name="T67"> </text:span><text:span text:style-name="T5">homepage</text:span><text:span text:style-name="T67">(</text:span><text:span text:style-name="T43">EntityManagerInterface</text:span><text:span text:style-name="T67"> </text:span><text:span text:style-name="T28">$em</text:span><text:span text:style-name="T67">){</text:span></text:p>
      <text:p text:style-name="P29"/>
      <text:p text:style-name="P101"><text:span text:style-name="T28">$product</text:span><text:span text:style-name="T67"> = </text:span><text:span text:style-name="T14">new</text:span><text:span text:style-name="T67"> </text:span><text:span text:style-name="T43">Product</text:span><text:span text:style-name="T67">;</text:span></text:p>
      <text:p text:style-name="P101"><text:span text:style-name="T28">$product</text:span><text:span text:style-name="T67">-&gt;</text:span><text:span text:style-name="T5">setName</text:span><text:span text:style-name="T67">(</text:span><text:span text:style-name="T38">'Table en métal'</text:span><text:span text:style-name="T67">)</text:span></text:p>
      <text:p text:style-name="P101"><text:span text:style-name="T67">-&gt;</text:span><text:span text:style-name="T5">setPrice</text:span><text:span text:style-name="T67">(</text:span><text:span text:style-name="T53">3000</text:span><text:span text:style-name="T67">)</text:span></text:p>
      <text:p text:style-name="P101"><text:span text:style-name="T67">-&gt;</text:span><text:span text:style-name="T5">setSlug</text:span><text:span text:style-name="T67">(</text:span><text:span text:style-name="T38">'table-en-metal'</text:span><text:span text:style-name="T67">);</text:span></text:p>
      <text:p text:style-name="P101"><text:span text:style-name="T28">$em</text:span><text:span text:style-name="T67">-&gt;</text:span><text:span text:style-name="T5">persist</text:span><text:span text:style-name="T67">(</text:span><text:span text:style-name="T28">$product</text:span><text:span text:style-name="T67">);</text:span></text:p>
      <text:p text:style-name="P101"><text:span text:style-name="T28">$em</text:span><text:span text:style-name="T67">-&gt;</text:span><text:span text:style-name="T5">flush</text:span><text:span text:style-name="T67">();</text:span></text:p>
      <text:p text:style-name="P101"><text:span text:style-name="T42">return</text:span><text:span text:style-name="T67"> </text:span><text:span text:style-name="T14">$this</text:span><text:span text:style-name="T67">-&gt;</text:span><text:span text:style-name="T5">render</text:span><text:span text:style-name="T67">(</text:span><text:span text:style-name="T38">'home.html.twig'</text:span><text:span text:style-name="T67">);</text:span></text:p>
      <text:p text:style-name="P12">}</text:p>
      <text:p text:style-name="P58"/>
      <text:p text:style-name="P59">- <text:span text:style-name="T152">pour </text:span><text:span text:style-name="T153">mettre à jour un produit existe déjà utiliser ce code </text:span><text:span text:style-name="T152">dans le fichier \src\Cotroller\HomeController,php</text:span><text:span text:style-name="T153"> ⇒</text:span></text:p>
      <text:p text:style-name="P117"><text:span text:style-name="T14">public</text:span><text:span text:style-name="T67"> </text:span><text:span text:style-name="T14">function</text:span><text:span text:style-name="T67"> </text:span><text:span text:style-name="T5">homepage</text:span><text:span text:style-name="T67">(</text:span><text:span text:style-name="T43">EntityManagerInterface</text:span><text:span text:style-name="T67"> </text:span><text:span text:style-name="T28">$em</text:span><text:span text:style-name="T67">){</text:span></text:p>
      <text:p text:style-name="P29"/>
      <text:p text:style-name="P101"><text:span text:style-name="T28">$productRepository</text:span><text:span text:style-name="T67"> = </text:span><text:span text:style-name="T28">$em</text:span><text:span text:style-name="T67">-&gt;</text:span><text:span text:style-name="T5">getRepository</text:span><text:span text:style-name="T67">(</text:span><text:span text:style-name="T43">Product</text:span><text:span text:style-name="T67">::</text:span><text:span text:style-name="T14">class</text:span><text:span text:style-name="T67">);</text:span></text:p>
      <text:p text:style-name="P101"><text:span text:style-name="T28">$product</text:span><text:span text:style-name="T67"> = </text:span><text:span text:style-name="T28">$productRepository</text:span><text:span text:style-name="T67">-&gt;</text:span><text:span text:style-name="T5">find</text:span><text:span text:style-name="T67">(</text:span><text:span text:style-name="T53">3</text:span><text:span text:style-name="T67">);</text:span></text:p>
      <text:p text:style-name="P101"><text:span text:style-name="T28">$product</text:span><text:span text:style-name="T67">-&gt;</text:span><text:span text:style-name="T5">setPrice</text:span><text:span text:style-name="T67">(</text:span><text:span text:style-name="T53">2500</text:span><text:span text:style-name="T67">);</text:span></text:p>
      <text:p text:style-name="P101"><text:span text:style-name="T28">$em</text:span><text:span text:style-name="T67">-&gt;</text:span><text:span text:style-name="T5">flush</text:span><text:span text:style-name="T67">();</text:span></text:p>
      <text:p text:style-name="P101"><text:span text:style-name="T42">return</text:span><text:span text:style-name="T67"> </text:span><text:span text:style-name="T14">$this</text:span><text:span text:style-name="T67">-&gt;</text:span><text:span text:style-name="T5">render</text:span><text:span text:style-name="T67">(</text:span><text:span text:style-name="T38">'home.html.twig'</text:span><text:span text:style-name="T67">);</text:span></text:p>
      <text:p text:style-name="P12">}</text:p>
      <text:p text:style-name="P58"/>
      <text:p text:style-name="P60">- <text:span text:style-name="T152">pour </text:span><text:span text:style-name="T154">supprimser un</text:span><text:span text:style-name="T153"> produit <text:s/>utiliser ce code </text:span><text:span text:style-name="T152">dans le fichier \src\Cotroller\HomeController,php</text:span><text:span text:style-name="T153"> ⇒</text:span></text:p>
      <text:p text:style-name="P118"><text:span text:style-name="T14">public</text:span><text:span text:style-name="T67"> </text:span><text:span text:style-name="T14">function</text:span><text:span text:style-name="T67"> </text:span><text:span text:style-name="T5">homepage</text:span><text:span text:style-name="T67">(</text:span><text:span text:style-name="T43">EntityManagerInterface</text:span><text:span text:style-name="T67"> </text:span><text:span text:style-name="T28">$em</text:span><text:span text:style-name="T67">){</text:span></text:p>
      <text:p text:style-name="P29"/>
      <text:p text:style-name="P101"><text:soft-page-break/><text:span text:style-name="T28">$productRepository</text:span><text:span text:style-name="T67"> = </text:span><text:span text:style-name="T28">$em</text:span><text:span text:style-name="T67">-&gt;</text:span><text:span text:style-name="T5">getRepository</text:span><text:span text:style-name="T67">(</text:span><text:span text:style-name="T43">Product</text:span><text:span text:style-name="T67">::</text:span><text:span text:style-name="T14">class</text:span><text:span text:style-name="T67">);</text:span></text:p>
      <text:p text:style-name="P101"><text:span text:style-name="T28">$product</text:span><text:span text:style-name="T67"> = </text:span><text:span text:style-name="T28">$productRepository</text:span><text:span text:style-name="T67">-&gt;</text:span><text:span text:style-name="T5">find</text:span><text:span text:style-name="T67">(</text:span><text:span text:style-name="T53">3</text:span><text:span text:style-name="T67">);</text:span></text:p>
      <text:p text:style-name="P101"><text:span text:style-name="T28">$em</text:span><text:span text:style-name="T67">-&gt;</text:span><text:span text:style-name="T5">remove</text:span><text:span text:style-name="T67">(</text:span><text:span text:style-name="T28">$product</text:span><text:span text:style-name="T67">);</text:span></text:p>
      <text:p text:style-name="P101"><text:span text:style-name="T28">$em</text:span><text:span text:style-name="T67">-&gt;</text:span><text:span text:style-name="T5">flush</text:span><text:span text:style-name="T67">();</text:span></text:p>
      <text:p text:style-name="P101"><text:span text:style-name="T42">return</text:span><text:span text:style-name="T67"> </text:span><text:span text:style-name="T14">$this</text:span><text:span text:style-name="T67">-&gt;</text:span><text:span text:style-name="T5">render</text:span><text:span text:style-name="T67">(</text:span><text:span text:style-name="T38">'home.html.twig'</text:span><text:span text:style-name="T67">);</text:span></text:p>
      <text:p text:style-name="P12">}</text:p>
      <text:p text:style-name="P118"/>
      <text:p text:style-name="P118"/>
      <text:p text:style-name="P118"/>
      <text:h text:style-name="P74" text:outline-level="1">Correction #01 : Créez une entité Category</text:h>
      <text:p text:style-name="P131">- <text:span text:style-name="T155">taper ⇒</text:span></text:p>
      <text:p text:style-name="P132">php bin/console make:entity Category</text:p>
      <text:p text:style-name="P132">php bin/console make:migration</text:p>
      <text:p text:style-name="P132">php bin/console doctrine:migrations:migrate</text:p>
      <text:h text:style-name="P75" text:outline-level="1">Travailler et naviguer dans les migrations</text:h>
      <text:p text:style-name="P132">- <text:span text:style-name="T156">pour voir la liste des options quand on peut les faire avec migrate, on peut taper ce commande ⇒</text:span></text:p>
      <text:p text:style-name="P132"><text:s/>php bin/console doctrine:migrations:migrate –help</text:p>
      <text:p text:style-name="P132">- <text:span text:style-name="T157">pour revenir à la migration d’avant , tapez ⇒</text:span></text:p>
      <text:p text:style-name="P132">php bin/console doctrine:migrations:migrate prev</text:p>
      <text:p text:style-name="P132"/>
      <text:p text:style-name="P132"/>
      <text:h text:style-name="P75" text:outline-level="1">Créer des jeux de fausses données avec les Fixtures</text:h>
      <text:p text:style-name="P62">📖 Documentation officielle du Doctrine Fixtures Bundle : https://symfony.com/doc/current/bundles/DoctrineFixturesBundle/index.html</text:p>
      <text:p text:style-name="P62">- <text:span text:style-name="T158">Doctrine fixture Bundle</text:span></text:p>
      <text:p text:style-name="P62">composer require orm-fixtures</text:p>
      <text:p text:style-name="P66">- <text:span text:style-name="T159">Maintenant on a le fichier src/DataFixtures/AppFixtures.php , modifier le contenu de ce fichier ⇒</text:span></text:p>
      <text:p text:style-name="P19">&lt;?php</text:p>
      <text:p text:style-name="P29"/>
      <text:p text:style-name="P101"><text:span text:style-name="T14">namespace</text:span><text:span text:style-name="T67"> </text:span><text:span text:style-name="T43">App\DataFixtures</text:span><text:span text:style-name="T67">;</text:span></text:p>
      <text:p text:style-name="P29"/>
      <text:p text:style-name="P101"><text:span text:style-name="T14">use</text:span><text:span text:style-name="T67"> App\Entity\</text:span><text:span text:style-name="T43">Product</text:span><text:span text:style-name="T67">;</text:span></text:p>
      <text:p text:style-name="P101"><text:span text:style-name="T14">use</text:span><text:span text:style-name="T67"> Doctrine\Persistence\</text:span><text:span text:style-name="T43">ObjectManager</text:span><text:span text:style-name="T67">;</text:span></text:p>
      <text:p text:style-name="P101"><text:span text:style-name="T14">use</text:span><text:span text:style-name="T67"> Doctrine\Bundle\FixturesBundle\</text:span><text:span text:style-name="T43">Fixture</text:span><text:span text:style-name="T67">;</text:span></text:p>
      <text:p text:style-name="P29"/>
      <text:p text:style-name="P101"><text:span text:style-name="T14">class</text:span><text:span text:style-name="T67"> </text:span><text:span text:style-name="T43">AppFixtures</text:span><text:span text:style-name="T67"> </text:span><text:span text:style-name="T14">extends</text:span><text:span text:style-name="T67"> </text:span><text:span text:style-name="T43">Fixture</text:span></text:p>
      <text:p text:style-name="P12">{</text:p>
      <text:p text:style-name="P101"><text:span text:style-name="T14">public</text:span><text:span text:style-name="T67"> </text:span><text:span text:style-name="T14">function</text:span><text:span text:style-name="T67"> </text:span><text:span text:style-name="T5">load</text:span><text:span text:style-name="T67">(</text:span><text:span text:style-name="T43">ObjectManager</text:span><text:span text:style-name="T67"> </text:span><text:span text:style-name="T28">$manager</text:span><text:span text:style-name="T67">): </text:span><text:span text:style-name="T14">void</text:span></text:p>
      <text:p text:style-name="P12"><text:soft-page-break/>{</text:p>
      <text:p text:style-name="P101"><text:span text:style-name="T42">for</text:span><text:span text:style-name="T67">(</text:span><text:span text:style-name="T28">$p</text:span><text:span text:style-name="T67"> = </text:span><text:span text:style-name="T53">0</text:span><text:span text:style-name="T67">; </text:span><text:span text:style-name="T28">$p</text:span><text:span text:style-name="T67"> &lt; </text:span><text:span text:style-name="T53">100</text:span><text:span text:style-name="T67">; </text:span><text:span text:style-name="T28">$p</text:span><text:span text:style-name="T67">++){</text:span></text:p>
      <text:p text:style-name="P101"><text:span text:style-name="T28">$product</text:span><text:span text:style-name="T67"> = </text:span><text:span text:style-name="T14">new</text:span><text:span text:style-name="T67"> </text:span><text:span text:style-name="T43">Product</text:span><text:span text:style-name="T67">;</text:span></text:p>
      <text:p text:style-name="P101"><text:span text:style-name="T28">$product</text:span><text:span text:style-name="T67">-&gt;</text:span><text:span text:style-name="T5">setName</text:span><text:span text:style-name="T67">(</text:span><text:span text:style-name="T38">"Produit n°</text:span><text:span text:style-name="T28">$p</text:span><text:span text:style-name="T38">"</text:span><text:span text:style-name="T67">)</text:span></text:p>
      <text:p text:style-name="P101"><text:span text:style-name="T67">-&gt;</text:span><text:span text:style-name="T5">setPrice</text:span><text:span text:style-name="T67">(</text:span><text:span text:style-name="T5">mt_rand</text:span><text:span text:style-name="T67">(</text:span><text:span text:style-name="T53">100</text:span><text:span text:style-name="T67">,</text:span><text:span text:style-name="T53">200</text:span><text:span text:style-name="T67">))</text:span></text:p>
      <text:p text:style-name="P101"><text:span text:style-name="T67">-&gt;</text:span><text:span text:style-name="T5">setSlug</text:span><text:span text:style-name="T67">(</text:span><text:span text:style-name="T38">"product-n-</text:span><text:span text:style-name="T28">$p</text:span><text:span text:style-name="T38">"</text:span><text:span text:style-name="T67">);</text:span></text:p>
      <text:p text:style-name="P101"><text:span text:style-name="T28">$manager</text:span><text:span text:style-name="T67">-&gt;</text:span><text:span text:style-name="T5">persist</text:span><text:span text:style-name="T67">(</text:span><text:span text:style-name="T28">$product</text:span><text:span text:style-name="T67">); </text:span></text:p>
      <text:p text:style-name="P12">}</text:p>
      <text:p text:style-name="P29"/>
      <text:p text:style-name="P101"><text:span text:style-name="T28">$manager</text:span><text:span text:style-name="T67">-&gt;</text:span><text:span text:style-name="T5">flush</text:span><text:span text:style-name="T67">();</text:span></text:p>
      <text:p text:style-name="P12">}</text:p>
      <text:p text:style-name="P12">}</text:p>
      <text:p text:style-name="P101"/>
      <text:p text:style-name="P66"/>
      <text:p text:style-name="P66"/>
      <text:h text:style-name="P76" text:outline-level="1">Utiliser Faker pour plus de réalisme dans nos données</text:h>
      <text:p text:style-name="P66"><text:span text:style-name="Strong_20_Emphasis"><text:span text:style-name="T160">- </text:span></text:span><text:span text:style-name="Strong_20_Emphasis"><text:span text:style-name="T161">ajouter la librairis faker ⇒</text:span></text:span></text:p>
      <text:p text:style-name="P66"><text:span text:style-name="Strong_20_Emphasis"><text:span text:style-name="T160">composer require --dev fakerphp/faker </text:span></text:span></text:p>
      <text:p text:style-name="P65"><text:span text:style-name="Strong_20_Emphasis"><text:span text:style-name="T160">- </text:span></text:span><text:span text:style-name="Strong_20_Emphasis"><text:span text:style-name="T161">ajouter ce code dans le fichier </text:span></text:span><text:span text:style-name="Strong_20_Emphasis"><text:span text:style-name="T162"><text:s/>src/DataFixtures/AppFixtures.php </text:span></text:span><text:span text:style-name="Strong_20_Emphasis"><text:span text:style-name="T161">⇒</text:span></text:span></text:p>
      <text:p text:style-name="P64"><text:span text:style-name="Strong_20_Emphasis"><text:span text:style-name="T19">public</text:span></text:span><text:span text:style-name="Strong_20_Emphasis"><text:span text:style-name="T72"> </text:span></text:span><text:span text:style-name="Strong_20_Emphasis"><text:span text:style-name="T19">function</text:span></text:span><text:span text:style-name="Strong_20_Emphasis"><text:span text:style-name="T72"> </text:span></text:span><text:span text:style-name="Strong_20_Emphasis"><text:span text:style-name="T9">load</text:span></text:span><text:span text:style-name="Strong_20_Emphasis"><text:span text:style-name="T72">(</text:span></text:span><text:span text:style-name="Strong_20_Emphasis"><text:span text:style-name="T47">ObjectManager</text:span></text:span><text:span text:style-name="Strong_20_Emphasis"><text:span text:style-name="T72"> </text:span></text:span><text:span text:style-name="Strong_20_Emphasis"><text:span text:style-name="T33">$manager</text:span></text:span><text:span text:style-name="Strong_20_Emphasis"><text:span text:style-name="T72">): </text:span></text:span><text:span text:style-name="Strong_20_Emphasis"><text:span text:style-name="T19">void</text:span></text:span></text:p>
      <text:p text:style-name="P12">{</text:p>
      <text:p text:style-name="P101"><text:span text:style-name="T28">$faker</text:span><text:span text:style-name="T67"> = </text:span><text:span text:style-name="T43">Factory</text:span><text:span text:style-name="T67">::</text:span><text:span text:style-name="T5">create</text:span><text:span text:style-name="T67">(</text:span><text:span text:style-name="T38">'fr_FR'</text:span><text:span text:style-name="T67">);</text:span></text:p>
      <text:p text:style-name="P101"><text:span text:style-name="T42">for</text:span><text:span text:style-name="T67">(</text:span><text:span text:style-name="T28">$p</text:span><text:span text:style-name="T67"> = </text:span><text:span text:style-name="T53">0</text:span><text:span text:style-name="T67">; </text:span><text:span text:style-name="T28">$p</text:span><text:span text:style-name="T67"> &lt; </text:span><text:span text:style-name="T53">100</text:span><text:span text:style-name="T67">; </text:span><text:span text:style-name="T28">$p</text:span><text:span text:style-name="T67">++){</text:span></text:p>
      <text:p text:style-name="P101"><text:span text:style-name="T28">$product</text:span><text:span text:style-name="T67"> = </text:span><text:span text:style-name="T14">new</text:span><text:span text:style-name="T67"> </text:span><text:span text:style-name="T43">Product</text:span><text:span text:style-name="T67">;</text:span></text:p>
      <text:p text:style-name="P101"><text:span text:style-name="T28">$product</text:span><text:span text:style-name="T67">-&gt;</text:span><text:span text:style-name="T5">setName</text:span><text:span text:style-name="T67">(</text:span><text:span text:style-name="T28">$faker</text:span><text:span text:style-name="T67">-&gt;</text:span><text:span text:style-name="T5">sentence</text:span><text:span text:style-name="T67">())</text:span></text:p>
      <text:p text:style-name="P101"><text:span text:style-name="T67">-&gt;</text:span><text:span text:style-name="T5">setPrice</text:span><text:span text:style-name="T67">(</text:span><text:span text:style-name="T5">mt_rand</text:span><text:span text:style-name="T67">(</text:span><text:span text:style-name="T53">100</text:span><text:span text:style-name="T67">,</text:span><text:span text:style-name="T53">200</text:span><text:span text:style-name="T67">))</text:span></text:p>
      <text:p text:style-name="P101"><text:span text:style-name="T67">-&gt;</text:span><text:span text:style-name="T5">setSlug</text:span><text:span text:style-name="T67">(</text:span><text:span text:style-name="T28">$faker</text:span><text:span text:style-name="T67">-&gt;</text:span><text:span text:style-name="T5">slug</text:span><text:span text:style-name="T67">());</text:span></text:p>
      <text:p text:style-name="P101"><text:span text:style-name="T28">$manager</text:span><text:span text:style-name="T67">-&gt;</text:span><text:span text:style-name="T5">persist</text:span><text:span text:style-name="T67">(</text:span><text:span text:style-name="T28">$product</text:span><text:span text:style-name="T67">); </text:span></text:p>
      <text:p text:style-name="P12">}</text:p>
      <text:p text:style-name="P29"/>
      <text:p text:style-name="P101"><text:span text:style-name="T28">$manager</text:span><text:span text:style-name="T67">-&gt;</text:span><text:span text:style-name="T5">flush</text:span><text:span text:style-name="T67">();</text:span></text:p>
      <text:p text:style-name="P12">}</text:p>
      <text:p text:style-name="P65"><text:span text:style-name="Strong_20_Emphasis"><text:span text:style-name="T161"/></text:span></text:p>
      <text:p text:style-name="P65"><text:span text:style-name="Strong_20_Emphasis"><text:span text:style-name="T161">- </text:span></text:span><text:span text:style-name="Strong_20_Emphasis"><text:span text:style-name="T164">pour re-remplir notre base, </text:span></text:span><text:span text:style-name="Strong_20_Emphasis"><text:span text:style-name="T163">taper sur le temrinal ⇒</text:span></text:span></text:p>
      <text:p text:style-name="P65"><text:span text:style-name="Strong_20_Emphasis"><text:span text:style-name="T163">php bin/console doctrine:fixtures:load</text:span></text:span></text:p>
      <text:p text:style-name="P65"><text:span text:style-name="Strong_20_Emphasis"><text:span text:style-name="T163"/></text:span></text:p>
      <text:h text:style-name="P63" text:outline-level="1"><text:span text:style-name="Strong_20_Emphasis"><text:span text:style-name="T171">Enrichir Faker pour plus de réalisme encore</text:span></text:span></text:h>
      <text:p text:style-name="P65"><text:span text:style-name="Strong_20_Emphasis"><text:span text:style-name="T163">composer require liorchamla/faker-prices</text:span></text:span></text:p>
      <text:p text:style-name="P65"><text:span text:style-name="Strong_20_Emphasis"><text:span text:style-name="T163"><text:s/>composer require mbezhanov/faker-provider-collection</text:span></text:span></text:p>
      <text:p text:style-name="P138"><text:span text:style-name="Strong_20_Emphasis"><text:span text:style-name="T121">- </text:span></text:span><text:span text:style-name="Strong_20_Emphasis"><text:span text:style-name="T122">utiliser faker-prices pour le prix et faker-provider-collection pour le name donc le code source devient ⇒</text:span></text:span><text:span text:style-name="Strong_20_Emphasis"><text:span text:style-name="T20">public</text:span></text:span><text:span text:style-name="Strong_20_Emphasis"><text:span text:style-name="T73"> </text:span></text:span><text:span text:style-name="Strong_20_Emphasis"><text:span text:style-name="T20">function</text:span></text:span><text:span text:style-name="Strong_20_Emphasis"><text:span text:style-name="T73"> </text:span></text:span><text:span text:style-name="Strong_20_Emphasis"><text:span text:style-name="T10">load</text:span></text:span><text:span text:style-name="Strong_20_Emphasis"><text:span text:style-name="T73">(</text:span></text:span><text:span text:style-name="Strong_20_Emphasis"><text:span text:style-name="T48">ObjectManager</text:span></text:span><text:span text:style-name="Strong_20_Emphasis"><text:span text:style-name="T73"> </text:span></text:span><text:span text:style-name="Strong_20_Emphasis"><text:span text:style-name="T34">$manager</text:span></text:span><text:span text:style-name="Strong_20_Emphasis"><text:span text:style-name="T73">): </text:span></text:span><text:span text:style-name="Strong_20_Emphasis"><text:span text:style-name="T20">void</text:span></text:span></text:p>
      <text:p text:style-name="P12"><text:soft-page-break/>{</text:p>
      <text:p text:style-name="P101"><text:span text:style-name="T28">$faker</text:span><text:span text:style-name="T67"> = </text:span><text:span text:style-name="T43">Factory</text:span><text:span text:style-name="T67">::</text:span><text:span text:style-name="T5">create</text:span><text:span text:style-name="T67">(</text:span><text:span text:style-name="T38">'fr_FR'</text:span><text:span text:style-name="T67">);</text:span></text:p>
      <text:p text:style-name="P29"/>
      <text:p text:style-name="P101"><text:span text:style-name="T28">$faker</text:span><text:span text:style-name="T67">-&gt;</text:span><text:span text:style-name="T5">addProvider</text:span><text:span text:style-name="T67">(</text:span><text:span text:style-name="T14">new</text:span><text:span text:style-name="T67"> \Liior\Faker\</text:span><text:span text:style-name="T43">Prices</text:span><text:span text:style-name="T67">(</text:span><text:span text:style-name="T28">$faker</text:span><text:span text:style-name="T67">));</text:span></text:p>
      <text:p text:style-name="P101"><text:span text:style-name="T28">$faker</text:span><text:span text:style-name="T67">-&gt;</text:span><text:span text:style-name="T5">addProvider</text:span><text:span text:style-name="T67">(</text:span><text:span text:style-name="T14">new</text:span><text:span text:style-name="T67"> \Bezhanov\Faker\Provider\</text:span><text:span text:style-name="T43">Commerce</text:span><text:span text:style-name="T67">(</text:span><text:span text:style-name="T28">$faker</text:span><text:span text:style-name="T67">));</text:span></text:p>
      <text:p text:style-name="P101"><text:span text:style-name="T42">for</text:span><text:span text:style-name="T67">(</text:span><text:span text:style-name="T28">$p</text:span><text:span text:style-name="T67"> = </text:span><text:span text:style-name="T53">0</text:span><text:span text:style-name="T67">; </text:span><text:span text:style-name="T28">$p</text:span><text:span text:style-name="T67"> &lt; </text:span><text:span text:style-name="T53">100</text:span><text:span text:style-name="T67">; </text:span><text:span text:style-name="T28">$p</text:span><text:span text:style-name="T67">++){</text:span></text:p>
      <text:p text:style-name="P101"><text:span text:style-name="T28">$product</text:span><text:span text:style-name="T67"> = </text:span><text:span text:style-name="T14">new</text:span><text:span text:style-name="T67"> </text:span><text:span text:style-name="T43">Product</text:span><text:span text:style-name="T67">;</text:span></text:p>
      <text:p text:style-name="P101"><text:span text:style-name="T28">$product</text:span><text:span text:style-name="T67">-&gt;</text:span><text:span text:style-name="T5">setName</text:span><text:span text:style-name="T67">(</text:span><text:span text:style-name="T28">$faker</text:span><text:span text:style-name="T67">-&gt;</text:span><text:span text:style-name="T5">productName</text:span><text:span text:style-name="T67">())</text:span></text:p>
      <text:p text:style-name="P101"><text:span text:style-name="T67">-&gt;</text:span><text:span text:style-name="T5">setPrice</text:span><text:span text:style-name="T67">(</text:span><text:span text:style-name="T28">$faker</text:span><text:span text:style-name="T67">-&gt;</text:span><text:span text:style-name="T5">price</text:span><text:span text:style-name="T67">(</text:span><text:span text:style-name="T53">4000</text:span><text:span text:style-name="T67">, </text:span><text:span text:style-name="T53">20000</text:span><text:span text:style-name="T67">))</text:span></text:p>
      <text:p text:style-name="P101"><text:span text:style-name="T67">-&gt;</text:span><text:span text:style-name="T5">setSlug</text:span><text:span text:style-name="T67">(</text:span><text:span text:style-name="T28">$faker</text:span><text:span text:style-name="T67">-&gt;</text:span><text:span text:style-name="T5">slug</text:span><text:span text:style-name="T67">());</text:span></text:p>
      <text:p text:style-name="P101"><text:span text:style-name="T28">$manager</text:span><text:span text:style-name="T67">-&gt;</text:span><text:span text:style-name="T5">persist</text:span><text:span text:style-name="T67">(</text:span><text:span text:style-name="T28">$product</text:span><text:span text:style-name="T67">); </text:span></text:p>
      <text:p text:style-name="P12">}</text:p>
      <text:p text:style-name="P29"/>
      <text:p text:style-name="P101"><text:span text:style-name="T28">$manager</text:span><text:span text:style-name="T67">-&gt;</text:span><text:span text:style-name="T5">flush</text:span><text:span text:style-name="T67">();</text:span></text:p>
      <text:p text:style-name="P12">}</text:p>
      <text:p text:style-name="P65"><text:span text:style-name="Strong_20_Emphasis"><text:span text:style-name="T165"/></text:span></text:p>
      <text:p text:style-name="P65"><text:span text:style-name="Strong_20_Emphasis"><text:span text:style-name="T165"/></text:span></text:p>
      <text:p text:style-name="P65"><text:span text:style-name="Strong_20_Emphasis"><text:span text:style-name="T165"/></text:span></text:p>
      <text:h text:style-name="P63" text:outline-level="1"><text:span text:style-name="Strong_20_Emphasis"><text:span text:style-name="T172">Créer de véritables Slugs avec le composant String</text:span></text:span></text:h>
      <text:p text:style-name="P69"><text:span text:style-name="Strong_20_Emphasis"><text:span text:style-name="T166">Le composant String offre des outils touchant à la gestion des chaines de caractères </text:span></text:span><text:span text:style-name="Strong_20_Emphasis"><text:span text:style-name="T167">⇒</text:span></text:span></text:p>
      <text:p text:style-name="P69"><text:a xlink:type="simple" xlink:href="https://symfony.com/doc/current/components/string.html" text:style-name="Internet_20_link" text:visited-style-name="Visited_20_Internet_20_Link"><text:span text:style-name="Strong_20_Emphasis"><text:span text:style-name="T167">https://symfony.com/doc/current/components/string.html</text:span></text:span></text:a></text:p>
      <text:p text:style-name="P69"><text:span text:style-name="Strong_20_Emphasis"><text:span text:style-name="T167">- </text:span></text:span><text:span text:style-name="Strong_20_Emphasis"><text:span text:style-name="T168">taper sur le terminal ⇒</text:span></text:span></text:p>
      <text:p text:style-name="P69"><text:span text:style-name="Strong_20_Emphasis"><text:span text:style-name="T168"><text:s/>composer require string</text:span></text:span></text:p>
      <text:p text:style-name="P69"><text:span text:style-name="Strong_20_Emphasis"><text:span text:style-name="T168">- ajouter ce code dans le fichier </text:span></text:span><text:span text:style-name="Strong_20_Emphasis"><text:span text:style-name="T81">src</text:span></text:span><text:span text:style-name="Strong_20_Emphasis"><text:span text:style-name="T98">/DataFixtures/AppFixtures.php ⇒</text:span></text:span></text:p>
      <text:p text:style-name="P68"><text:span text:style-name="Strong_20_Emphasis"><text:span text:style-name="T22">class</text:span></text:span><text:span text:style-name="Strong_20_Emphasis"><text:span text:style-name="T75"> </text:span></text:span><text:span text:style-name="Strong_20_Emphasis"><text:span text:style-name="T50">AppFixtures</text:span></text:span><text:span text:style-name="Strong_20_Emphasis"><text:span text:style-name="T75"> </text:span></text:span><text:span text:style-name="Strong_20_Emphasis"><text:span text:style-name="T22">extends</text:span></text:span><text:span text:style-name="Strong_20_Emphasis"><text:span text:style-name="T75"> </text:span></text:span><text:span text:style-name="Strong_20_Emphasis"><text:span text:style-name="T50">Fixture</text:span></text:span></text:p>
      <text:p text:style-name="P12">{</text:p>
      <text:p text:style-name="P101"><text:span text:style-name="T14">protected</text:span><text:span text:style-name="T67"> </text:span><text:span text:style-name="T28">$slugger</text:span><text:span text:style-name="T67">;</text:span></text:p>
      <text:p text:style-name="P101"><text:span text:style-name="T14">public</text:span><text:span text:style-name="T67"> </text:span><text:span text:style-name="T14">function</text:span><text:span text:style-name="T67"> </text:span><text:span text:style-name="T5">__construct</text:span><text:span text:style-name="T67">(</text:span><text:span text:style-name="T43">SluggerInterface</text:span><text:span text:style-name="T67"> </text:span><text:span text:style-name="T28">$slugger</text:span><text:span text:style-name="T67">)</text:span></text:p>
      <text:p text:style-name="P12">{</text:p>
      <text:p text:style-name="P101"><text:span text:style-name="T14">$this</text:span><text:span text:style-name="T67">-&gt;</text:span><text:span text:style-name="T28">slugger</text:span><text:span text:style-name="T67"> = </text:span><text:span text:style-name="T28">$slugger</text:span><text:span text:style-name="T67">;</text:span></text:p>
      <text:p text:style-name="P12">}</text:p>
      <text:p text:style-name="P101"><text:span text:style-name="T14">public</text:span><text:span text:style-name="T67"> </text:span><text:span text:style-name="T14">function</text:span><text:span text:style-name="T67"> </text:span><text:span text:style-name="T5">load</text:span><text:span text:style-name="T67">(</text:span><text:span text:style-name="T43">ObjectManager</text:span><text:span text:style-name="T67"> </text:span><text:span text:style-name="T28">$manager</text:span><text:span text:style-name="T67">): </text:span><text:span text:style-name="T14">void</text:span></text:p>
      <text:p text:style-name="P12">{</text:p>
      <text:p text:style-name="P101"><text:span text:style-name="T28">$faker</text:span><text:span text:style-name="T67"> = </text:span><text:span text:style-name="T43">Factory</text:span><text:span text:style-name="T67">::</text:span><text:span text:style-name="T5">create</text:span><text:span text:style-name="T67">(</text:span><text:span text:style-name="T38">'fr_FR'</text:span><text:span text:style-name="T67">);</text:span></text:p>
      <text:p text:style-name="P29"/>
      <text:p text:style-name="P101"><text:span text:style-name="T28">$faker</text:span><text:span text:style-name="T67">-&gt;</text:span><text:span text:style-name="T5">addProvider</text:span><text:span text:style-name="T67">(</text:span><text:span text:style-name="T14">new</text:span><text:span text:style-name="T67"> \Liior\Faker\</text:span><text:span text:style-name="T43">Prices</text:span><text:span text:style-name="T67">(</text:span><text:span text:style-name="T28">$faker</text:span><text:span text:style-name="T67">));</text:span></text:p>
      <text:p text:style-name="P101"><text:span text:style-name="T28">$faker</text:span><text:span text:style-name="T67">-&gt;</text:span><text:span text:style-name="T5">addProvider</text:span><text:span text:style-name="T67">(</text:span><text:span text:style-name="T14">new</text:span><text:span text:style-name="T67"> \Bezhanov\Faker\Provider\</text:span><text:span text:style-name="T43">Commerce</text:span><text:span text:style-name="T67">(</text:span><text:span text:style-name="T28">$faker</text:span><text:span text:style-name="T67">));</text:span></text:p>
      <text:p text:style-name="P101"><text:span text:style-name="T42">for</text:span><text:span text:style-name="T67">(</text:span><text:span text:style-name="T28">$p</text:span><text:span text:style-name="T67"> = </text:span><text:span text:style-name="T53">0</text:span><text:span text:style-name="T67">; </text:span><text:span text:style-name="T28">$p</text:span><text:span text:style-name="T67"> &lt; </text:span><text:span text:style-name="T53">100</text:span><text:span text:style-name="T67">; </text:span><text:span text:style-name="T28">$p</text:span><text:span text:style-name="T67">++){</text:span></text:p>
      <text:p text:style-name="P101"><text:span text:style-name="T28">$product</text:span><text:span text:style-name="T67"> = </text:span><text:span text:style-name="T14">new</text:span><text:span text:style-name="T67"> </text:span><text:span text:style-name="T43">Product</text:span><text:span text:style-name="T67">;</text:span></text:p>
      <text:p text:style-name="P101"><text:span text:style-name="T28">$product</text:span><text:span text:style-name="T67">-&gt;</text:span><text:span text:style-name="T5">setName</text:span><text:span text:style-name="T67">(</text:span><text:span text:style-name="T28">$faker</text:span><text:span text:style-name="T67">-&gt;</text:span><text:span text:style-name="T5">productName</text:span><text:span text:style-name="T67">())</text:span></text:p>
      <text:p text:style-name="P101"><text:span text:style-name="T67">-&gt;</text:span><text:span text:style-name="T5">setPrice</text:span><text:span text:style-name="T67">(</text:span><text:span text:style-name="T28">$faker</text:span><text:span text:style-name="T67">-&gt;</text:span><text:span text:style-name="T5">price</text:span><text:span text:style-name="T67">(</text:span><text:span text:style-name="T53">4000</text:span><text:span text:style-name="T67">, </text:span><text:span text:style-name="T53">20000</text:span><text:span text:style-name="T67">))</text:span></text:p>
      <text:p text:style-name="P101"><text:span text:style-name="T67">-&gt;</text:span><text:span text:style-name="T5">setSlug</text:span><text:span text:style-name="T67">(</text:span><text:span text:style-name="T14">$this</text:span><text:span text:style-name="T67">-&gt;</text:span><text:span text:style-name="T28">slugger</text:span><text:span text:style-name="T67">-&gt;</text:span><text:span text:style-name="T5">slug</text:span><text:span text:style-name="T67">(</text:span><text:span text:style-name="T28">$product</text:span><text:span text:style-name="T67">-&gt;</text:span><text:span text:style-name="T5">getName</text:span><text:span text:style-name="T67">()));</text:span></text:p>
      <text:p text:style-name="P101"><text:span text:style-name="T28">$manager</text:span><text:span text:style-name="T67">-&gt;</text:span><text:span text:style-name="T5">persist</text:span><text:span text:style-name="T67">(</text:span><text:span text:style-name="T28">$product</text:span><text:span text:style-name="T67">); </text:span></text:p>
      <text:p text:style-name="P12">}</text:p>
      <text:p text:style-name="P29"><text:soft-page-break/></text:p>
      <text:p text:style-name="P101"><text:span text:style-name="T28">$manager</text:span><text:span text:style-name="T67">-&gt;</text:span><text:span text:style-name="T5">flush</text:span><text:span text:style-name="T67">();</text:span></text:p>
      <text:p text:style-name="P12">}</text:p>
      <text:p text:style-name="P12">}</text:p>
      <text:p text:style-name="P101"/>
      <text:p text:style-name="P69"><text:span text:style-name="Strong_20_Emphasis"><text:span text:style-name="T98">- </text:span></text:span><text:span text:style-name="Strong_20_Emphasis"><text:span text:style-name="T99">taper sur le teminal ⇒<text:line-break/>php bin/console d:f:l</text:span></text:span></text:p>
      <text:p text:style-name="P69"><text:span text:style-name="Strong_20_Emphasis"><text:span text:style-name="T99"/></text:span></text:p>
      <text:h text:style-name="P67" text:outline-level="1"><text:span text:style-name="Strong_20_Emphasis"><text:span text:style-name="T175">Créer une association entre Product et Category</text:span></text:span></text:h>
      <text:p text:style-name="Standard"><text:span text:style-name="Strong_20_Emphasis">- </text:span><text:span text:style-name="Strong_20_Emphasis"><text:span text:style-name="T179">m</text:span></text:span><text:span text:style-name="Strong_20_Emphasis"><text:span text:style-name="T169">aintenant on veux ajouter la relation dans category (products), taper sur le terminal ⇒</text:span></text:span></text:p>
      <text:p text:style-name="Standard"><text:span text:style-name="Strong_20_Emphasis"><text:span text:style-name="T169">php bin/console make:entity Category</text:span></text:span></text:p>
      <text:p text:style-name="Standard"><text:span text:style-name="Strong_20_Emphasis"><text:span text:style-name="T169">products</text:span></text:span></text:p>
      <text:p text:style-name="Standard"><text:span text:style-name="Strong_20_Emphasis"><text:span text:style-name="T169">relation</text:span></text:span></text:p>
      <text:p text:style-name="Standard"><text:span text:style-name="Strong_20_Emphasis"><text:span text:style-name="T169">Product</text:span></text:span></text:p>
      <text:p text:style-name="Standard"><text:span text:style-name="Strong_20_Emphasis"><text:span text:style-name="T169">OneToMany</text:span></text:span></text:p>
      <text:p text:style-name="P135"><text:span text:style-name="Strong_20_Emphasis"><text:span text:style-name="T169">yes</text:span></text:span></text:p>
      <text:p text:style-name="P135"><text:span text:style-name="Strong_20_Emphasis"><text:span text:style-name="T169"/></text:span></text:p>
      <text:p text:style-name="P135"><text:span text:style-name="Strong_20_Emphasis"><text:span text:style-name="T169"/></text:span></text:p>
      <text:p text:style-name="P136"><text:span text:style-name="Strong_20_Emphasis"><text:span text:style-name="T170">- </text:span></text:span><text:span text:style-name="Strong_20_Emphasis"><text:span text:style-name="T110">tapez ⇒</text:span></text:span></text:p>
      <text:p text:style-name="P136"><text:span text:style-name="Strong_20_Emphasis"><text:span text:style-name="T110">php bin/console make:migration</text:span></text:span></text:p>
      <text:p text:style-name="P137"><text:span text:style-name="Strong_20_Emphasis"><text:span text:style-name="T110">php bin/console d:m:m</text:span></text:span></text:p>
      <text:p text:style-name="P137"><text:span text:style-name="Strong_20_Emphasis"><text:span text:style-name="T110"/></text:span></text:p>
      <text:p text:style-name="P137"><text:span text:style-name="Strong_20_Emphasis"><text:span text:style-name="T110">- </text:span></text:span><text:span text:style-name="Strong_20_Emphasis"><text:span text:style-name="T111">Maintenant dans notre fixtures on va ajouter de le category, </text:span></text:span><text:span text:style-name="Strong_20_Emphasis"><text:span text:style-name="T112">ajouter ce code src/DataFixtures/AppFixtures,php ⇒</text:span></text:span></text:p>
      <text:p text:style-name="P137"><text:span text:style-name="Strong_20_Emphasis"><text:span text:style-name="T23">public</text:span></text:span><text:span text:style-name="Strong_20_Emphasis"><text:span text:style-name="T76"> </text:span></text:span><text:span text:style-name="Strong_20_Emphasis"><text:span text:style-name="T23">function</text:span></text:span><text:span text:style-name="Strong_20_Emphasis"><text:span text:style-name="T76"> </text:span></text:span><text:span text:style-name="Strong_20_Emphasis"><text:span text:style-name="T12">load</text:span></text:span><text:span text:style-name="Strong_20_Emphasis"><text:span text:style-name="T76">(</text:span></text:span><text:span text:style-name="Strong_20_Emphasis"><text:span text:style-name="T51">ObjectManager</text:span></text:span><text:span text:style-name="Strong_20_Emphasis"><text:span text:style-name="T76"> </text:span></text:span><text:span text:style-name="Strong_20_Emphasis"><text:span text:style-name="T36">$manager</text:span></text:span><text:span text:style-name="Strong_20_Emphasis"><text:span text:style-name="T76">): </text:span></text:span><text:span text:style-name="Strong_20_Emphasis"><text:span text:style-name="T23">void</text:span></text:span></text:p>
      <text:p text:style-name="P12">{</text:p>
      <text:p text:style-name="P101"><text:span text:style-name="T28">$faker</text:span><text:span text:style-name="T67"> = </text:span><text:span text:style-name="T43">Factory</text:span><text:span text:style-name="T67">::</text:span><text:span text:style-name="T5">create</text:span><text:span text:style-name="T67">(</text:span><text:span text:style-name="T38">'fr_FR'</text:span><text:span text:style-name="T67">);</text:span></text:p>
      <text:p text:style-name="P29"/>
      <text:p text:style-name="P101"><text:span text:style-name="T28">$faker</text:span><text:span text:style-name="T67">-&gt;</text:span><text:span text:style-name="T5">addProvider</text:span><text:span text:style-name="T67">(</text:span><text:span text:style-name="T14">new</text:span><text:span text:style-name="T67"> \Liior\Faker\</text:span><text:span text:style-name="T43">Prices</text:span><text:span text:style-name="T67">(</text:span><text:span text:style-name="T28">$faker</text:span><text:span text:style-name="T67">));</text:span></text:p>
      <text:p text:style-name="P101"><text:span text:style-name="T28">$faker</text:span><text:span text:style-name="T67">-&gt;</text:span><text:span text:style-name="T5">addProvider</text:span><text:span text:style-name="T67">(</text:span><text:span text:style-name="T14">new</text:span><text:span text:style-name="T67"> \Bezhanov\Faker\Provider\</text:span><text:span text:style-name="T43">Commerce</text:span><text:span text:style-name="T67">(</text:span><text:span text:style-name="T28">$faker</text:span><text:span text:style-name="T67">));</text:span></text:p>
      <text:p text:style-name="P29"/>
      <text:p text:style-name="P101"><text:span text:style-name="T42">for</text:span><text:span text:style-name="T67">(</text:span><text:span text:style-name="T28">$c</text:span><text:span text:style-name="T67"> = </text:span><text:span text:style-name="T53">0</text:span><text:span text:style-name="T67">; </text:span><text:span text:style-name="T28">$c</text:span><text:span text:style-name="T67"> &lt; </text:span><text:span text:style-name="T53">3</text:span><text:span text:style-name="T67">; </text:span><text:span text:style-name="T28">$c</text:span><text:span text:style-name="T67">++){</text:span></text:p>
      <text:p text:style-name="P101"><text:span text:style-name="T28">$category</text:span><text:span text:style-name="T67"> = </text:span><text:span text:style-name="T14">new</text:span><text:span text:style-name="T67"> </text:span><text:span text:style-name="T43">Category</text:span><text:span text:style-name="T67">;</text:span></text:p>
      <text:p text:style-name="P101"><text:span text:style-name="T28">$category</text:span><text:span text:style-name="T67">-&gt;</text:span><text:span text:style-name="T5">setName</text:span><text:span text:style-name="T67">(</text:span><text:span text:style-name="T28">$faker</text:span><text:span text:style-name="T67">-&gt;</text:span><text:span text:style-name="T28">department</text:span><text:span text:style-name="T67">)</text:span></text:p>
      <text:p text:style-name="P101"><text:span text:style-name="T67">-&gt;</text:span><text:span text:style-name="T5">setSlug</text:span><text:span text:style-name="T67">(</text:span><text:span text:style-name="T5">strtolower</text:span><text:span text:style-name="T67">(</text:span><text:span text:style-name="T14">$this</text:span><text:span text:style-name="T67">-&gt;</text:span><text:span text:style-name="T28">slugger</text:span><text:span text:style-name="T67">-&gt;</text:span><text:span text:style-name="T5">slug</text:span><text:span text:style-name="T67">(</text:span><text:span text:style-name="T28">$category</text:span><text:span text:style-name="T67">-&gt;</text:span><text:span text:style-name="T5">getName</text:span><text:span text:style-name="T67">())));</text:span></text:p>
      <text:p text:style-name="P101"><text:span text:style-name="T28">$manager</text:span><text:span text:style-name="T67">-&gt;</text:span><text:span text:style-name="T5">persist</text:span><text:span text:style-name="T67">(</text:span><text:span text:style-name="T28">$category</text:span><text:span text:style-name="T67">);</text:span></text:p>
      <text:p text:style-name="P29"/>
      <text:p text:style-name="P101"><text:span text:style-name="T42">for</text:span><text:span text:style-name="T67">(</text:span><text:span text:style-name="T28">$p</text:span><text:span text:style-name="T67"> = </text:span><text:span text:style-name="T53">0</text:span><text:span text:style-name="T67">; </text:span><text:span text:style-name="T28">$p</text:span><text:span text:style-name="T67"> &lt; </text:span><text:span text:style-name="T5">mt_rand</text:span><text:span text:style-name="T67">(</text:span><text:span text:style-name="T53">15</text:span><text:span text:style-name="T67">,</text:span><text:span text:style-name="T53">20</text:span><text:span text:style-name="T67">); </text:span><text:span text:style-name="T28">$p</text:span><text:span text:style-name="T67">++){</text:span></text:p>
      <text:p text:style-name="P101"><text:span text:style-name="T28">$product</text:span><text:span text:style-name="T67"> = </text:span><text:span text:style-name="T14">new</text:span><text:span text:style-name="T67"> </text:span><text:span text:style-name="T43">Product</text:span><text:span text:style-name="T67">;</text:span></text:p>
      <text:p text:style-name="P101"><text:span text:style-name="T28">$product</text:span><text:span text:style-name="T67">-&gt;</text:span><text:span text:style-name="T5">setName</text:span><text:span text:style-name="T67">(</text:span><text:span text:style-name="T28">$faker</text:span><text:span text:style-name="T67">-&gt;</text:span><text:span text:style-name="T5">productName</text:span><text:span text:style-name="T67">())</text:span></text:p>
      <text:p text:style-name="P101"><text:span text:style-name="T67">-&gt;</text:span><text:span text:style-name="T5">setPrice</text:span><text:span text:style-name="T67">(</text:span><text:span text:style-name="T28">$faker</text:span><text:span text:style-name="T67">-&gt;</text:span><text:span text:style-name="T5">price</text:span><text:span text:style-name="T67">(</text:span><text:span text:style-name="T53">4000</text:span><text:span text:style-name="T67">, </text:span><text:span text:style-name="T53">20000</text:span><text:span text:style-name="T67">))</text:span></text:p>
      <text:p text:style-name="P101"><text:span text:style-name="T67">-&gt;</text:span><text:span text:style-name="T5">setSlug</text:span><text:span text:style-name="T67">(</text:span><text:span text:style-name="T5">strtolower</text:span><text:span text:style-name="T67">(</text:span><text:span text:style-name="T14">$this</text:span><text:span text:style-name="T67">-&gt;</text:span><text:span text:style-name="T28">slugger</text:span><text:span text:style-name="T67">-&gt;</text:span><text:span text:style-name="T5">slug</text:span><text:span text:style-name="T67">(</text:span><text:span text:style-name="T28">$product</text:span><text:span text:style-name="T67">-&gt;</text:span><text:span text:style-name="T5">getName</text:span><text:span text:style-name="T67">())))</text:span></text:p>
      <text:p text:style-name="P101"><text:span text:style-name="T67">-&gt;</text:span><text:span text:style-name="T5">setCategory</text:span><text:span text:style-name="T67">(</text:span><text:span text:style-name="T28">$category</text:span><text:span text:style-name="T67">);</text:span></text:p>
      <text:p text:style-name="P29"/>
      <text:p text:style-name="P101"><text:span text:style-name="T28">$manager</text:span><text:span text:style-name="T67">-&gt;</text:span><text:span text:style-name="T5">persist</text:span><text:span text:style-name="T67">(</text:span><text:span text:style-name="T28">$product</text:span><text:span text:style-name="T67">); </text:span></text:p>
      <text:p text:style-name="P12">}</text:p>
      <text:p text:style-name="P12">}</text:p>
      <text:p text:style-name="P29"/>
      <text:p text:style-name="P29"><text:soft-page-break/></text:p>
      <text:p text:style-name="P101"><text:span text:style-name="T28">$manager</text:span><text:span text:style-name="T67">-&gt;</text:span><text:span text:style-name="T5">flush</text:span><text:span text:style-name="T67">();</text:span></text:p>
      <text:p text:style-name="P12">}</text:p>
      <text:p text:style-name="P137"><text:span text:style-name="Strong_20_Emphasis"><text:span text:style-name="T112"/></text:span></text:p>
      <text:p text:style-name="P137"><text:span text:style-name="Strong_20_Emphasis"><text:span text:style-name="T112">- sur le terminal tapez ⇒</text:span></text:span></text:p>
      <text:p text:style-name="P134"><text:span text:style-name="Strong_20_Emphasis"><text:span text:style-name="T112">php bin/console d:m:m</text:span></text:span></text:p>
      <text:p text:style-name="P134"><text:span text:style-name="Strong_20_Emphasis"><text:span text:style-name="T112"/></text:span></text:p>
      <text:p text:style-name="P134"><text:span text:style-name="Strong_20_Emphasis"><text:span text:style-name="T112"/></text:span></text:p>
      <text:h text:style-name="P133" text:outline-level="1"><text:span text:style-name="Strong_20_Emphasis"><text:span text:style-name="T176">Ajouter un champ dans l'entité Product</text:span></text:span></text:h>
      <text:p text:style-name="P140"><text:span text:style-name="Strong_20_Emphasis"><text:span text:style-name="T113">- Ajouter deux champ mainPicture</text:span></text:span><text:span text:style-name="Strong_20_Emphasis"><text:span text:style-name="T114">(string,255, not null)</text:span></text:span><text:span text:style-name="Strong_20_Emphasis"><text:span text:style-name="T113"> et shortDescription </text:span></text:span><text:span text:style-name="Strong_20_Emphasis"><text:span text:style-name="T114">(text, not null)</text:span></text:span><text:span text:style-name="Strong_20_Emphasis"><text:span text:style-name="T113">, tapez ⇒</text:span></text:span></text:p>
      <text:p text:style-name="P140"><text:span text:style-name="Strong_20_Emphasis"><text:span text:style-name="T113">php bin/console make:entity Product</text:span></text:span></text:p>
      <text:p text:style-name="P140"><text:span text:style-name="Strong_20_Emphasis"><text:span text:style-name="T113">- </text:span></text:span><text:span text:style-name="Strong_20_Emphasis"><text:span text:style-name="T115">ajouter le faker-piscum-photos pour les images ⇒</text:span></text:span></text:p>
      <text:p text:style-name="P140"><text:span text:style-name="Strong_20_Emphasis"><text:span text:style-name="T115">composer require bluemmb/faker-picsum-photos-provider</text:span></text:span></text:p>
      <text:p text:style-name="P140"><text:span text:style-name="Strong_20_Emphasis"><text:span text:style-name="T115">- </text:span></text:span><text:span text:style-name="Strong_20_Emphasis"><text:span text:style-name="T116">le code de la fonction load ⇒</text:span></text:span></text:p>
      <text:p text:style-name="P140"><text:span text:style-name="Strong_20_Emphasis"><text:span text:style-name="T24">public</text:span></text:span><text:span text:style-name="Strong_20_Emphasis"><text:span text:style-name="T77"> </text:span></text:span><text:span text:style-name="Strong_20_Emphasis"><text:span text:style-name="T24">function</text:span></text:span><text:span text:style-name="Strong_20_Emphasis"><text:span text:style-name="T77"> </text:span></text:span><text:span text:style-name="Strong_20_Emphasis"><text:span text:style-name="T13">load</text:span></text:span><text:span text:style-name="Strong_20_Emphasis"><text:span text:style-name="T77">(</text:span></text:span><text:span text:style-name="Strong_20_Emphasis"><text:span text:style-name="T52">ObjectManager</text:span></text:span><text:span text:style-name="Strong_20_Emphasis"><text:span text:style-name="T77"> </text:span></text:span><text:span text:style-name="Strong_20_Emphasis"><text:span text:style-name="T37">$manager</text:span></text:span><text:span text:style-name="Strong_20_Emphasis"><text:span text:style-name="T77">): </text:span></text:span><text:span text:style-name="Strong_20_Emphasis"><text:span text:style-name="T24">void</text:span></text:span></text:p>
      <text:p text:style-name="P12">{</text:p>
      <text:p text:style-name="P101"><text:span text:style-name="T28">$faker</text:span><text:span text:style-name="T67"> = </text:span><text:span text:style-name="T43">Factory</text:span><text:span text:style-name="T67">::</text:span><text:span text:style-name="T5">create</text:span><text:span text:style-name="T67">(</text:span><text:span text:style-name="T38">'fr_FR'</text:span><text:span text:style-name="T67">);</text:span></text:p>
      <text:p text:style-name="P29"/>
      <text:p text:style-name="P101"><text:span text:style-name="T28">$faker</text:span><text:span text:style-name="T67">-&gt;</text:span><text:span text:style-name="T5">addProvider</text:span><text:span text:style-name="T67">(</text:span><text:span text:style-name="T14">new</text:span><text:span text:style-name="T67"> \Liior\Faker\</text:span><text:span text:style-name="T43">Prices</text:span><text:span text:style-name="T67">(</text:span><text:span text:style-name="T28">$faker</text:span><text:span text:style-name="T67">));</text:span></text:p>
      <text:p text:style-name="P101"><text:span text:style-name="T28">$faker</text:span><text:span text:style-name="T67">-&gt;</text:span><text:span text:style-name="T5">addProvider</text:span><text:span text:style-name="T67">(</text:span><text:span text:style-name="T14">new</text:span><text:span text:style-name="T67"> \Bezhanov\Faker\Provider\</text:span><text:span text:style-name="T43">Commerce</text:span><text:span text:style-name="T67">(</text:span><text:span text:style-name="T28">$faker</text:span><text:span text:style-name="T67">));</text:span></text:p>
      <text:p text:style-name="P101"><text:span text:style-name="T28">$faker</text:span><text:span text:style-name="T67">-&gt;</text:span><text:span text:style-name="T5">addProvider</text:span><text:span text:style-name="T67">(</text:span><text:span text:style-name="T14">new</text:span><text:span text:style-name="T67"> \Bluemmb\Faker\</text:span><text:span text:style-name="T43">PicsumPhotosProvider</text:span><text:span text:style-name="T67">(</text:span><text:span text:style-name="T28">$faker</text:span><text:span text:style-name="T67">));</text:span></text:p>
      <text:p text:style-name="P29"/>
      <text:p text:style-name="P101"><text:span text:style-name="T42">for</text:span><text:span text:style-name="T67">(</text:span><text:span text:style-name="T28">$c</text:span><text:span text:style-name="T67"> = </text:span><text:span text:style-name="T53">0</text:span><text:span text:style-name="T67">; </text:span><text:span text:style-name="T28">$c</text:span><text:span text:style-name="T67"> &lt; </text:span><text:span text:style-name="T53">3</text:span><text:span text:style-name="T67">; </text:span><text:span text:style-name="T28">$c</text:span><text:span text:style-name="T67">++){</text:span></text:p>
      <text:p text:style-name="P101"><text:span text:style-name="T28">$category</text:span><text:span text:style-name="T67"> = </text:span><text:span text:style-name="T14">new</text:span><text:span text:style-name="T67"> </text:span><text:span text:style-name="T43">Category</text:span><text:span text:style-name="T67">;</text:span></text:p>
      <text:p text:style-name="P101"><text:span text:style-name="T28">$category</text:span><text:span text:style-name="T67">-&gt;</text:span><text:span text:style-name="T5">setName</text:span><text:span text:style-name="T67">(</text:span><text:span text:style-name="T28">$faker</text:span><text:span text:style-name="T67">-&gt;</text:span><text:span text:style-name="T28">department</text:span><text:span text:style-name="T67">)</text:span></text:p>
      <text:p text:style-name="P101"><text:span text:style-name="T67">-&gt;</text:span><text:span text:style-name="T5">setSlug</text:span><text:span text:style-name="T67">(</text:span><text:span text:style-name="T5">strtolower</text:span><text:span text:style-name="T67">(</text:span><text:span text:style-name="T14">$this</text:span><text:span text:style-name="T67">-&gt;</text:span><text:span text:style-name="T28">slugger</text:span><text:span text:style-name="T67">-&gt;</text:span><text:span text:style-name="T5">slug</text:span><text:span text:style-name="T67">(</text:span><text:span text:style-name="T28">$category</text:span><text:span text:style-name="T67">-&gt;</text:span><text:span text:style-name="T5">getName</text:span><text:span text:style-name="T67">())));</text:span></text:p>
      <text:p text:style-name="P101"><text:span text:style-name="T28">$manager</text:span><text:span text:style-name="T67">-&gt;</text:span><text:span text:style-name="T5">persist</text:span><text:span text:style-name="T67">(</text:span><text:span text:style-name="T28">$category</text:span><text:span text:style-name="T67">);</text:span></text:p>
      <text:p text:style-name="P29"/>
      <text:p text:style-name="P101"><text:span text:style-name="T42">for</text:span><text:span text:style-name="T67">(</text:span><text:span text:style-name="T28">$p</text:span><text:span text:style-name="T67"> = </text:span><text:span text:style-name="T53">0</text:span><text:span text:style-name="T67">; </text:span><text:span text:style-name="T28">$p</text:span><text:span text:style-name="T67"> &lt; </text:span><text:span text:style-name="T5">mt_rand</text:span><text:span text:style-name="T67">(</text:span><text:span text:style-name="T53">15</text:span><text:span text:style-name="T67">,</text:span><text:span text:style-name="T53">20</text:span><text:span text:style-name="T67">); </text:span><text:span text:style-name="T28">$p</text:span><text:span text:style-name="T67">++){</text:span></text:p>
      <text:p text:style-name="P101"><text:span text:style-name="T28">$product</text:span><text:span text:style-name="T67"> = </text:span><text:span text:style-name="T14">new</text:span><text:span text:style-name="T67"> </text:span><text:span text:style-name="T43">Product</text:span><text:span text:style-name="T67">;</text:span></text:p>
      <text:p text:style-name="P101"><text:span text:style-name="T28">$product</text:span><text:span text:style-name="T67">-&gt;</text:span><text:span text:style-name="T5">setName</text:span><text:span text:style-name="T67">(</text:span><text:span text:style-name="T28">$faker</text:span><text:span text:style-name="T67">-&gt;</text:span><text:span text:style-name="T5">productName</text:span><text:span text:style-name="T67">())</text:span></text:p>
      <text:p text:style-name="P101"><text:span text:style-name="T67">-&gt;</text:span><text:span text:style-name="T5">setPrice</text:span><text:span text:style-name="T67">(</text:span><text:span text:style-name="T28">$faker</text:span><text:span text:style-name="T67">-&gt;</text:span><text:span text:style-name="T5">price</text:span><text:span text:style-name="T67">(</text:span><text:span text:style-name="T53">4000</text:span><text:span text:style-name="T67">, </text:span><text:span text:style-name="T53">20000</text:span><text:span text:style-name="T67">))</text:span></text:p>
      <text:p text:style-name="P101"><text:span text:style-name="T67">-&gt;</text:span><text:span text:style-name="T5">setSlug</text:span><text:span text:style-name="T67">(</text:span><text:span text:style-name="T5">strtolower</text:span><text:span text:style-name="T67">(</text:span><text:span text:style-name="T14">$this</text:span><text:span text:style-name="T67">-&gt;</text:span><text:span text:style-name="T28">slugger</text:span><text:span text:style-name="T67">-&gt;</text:span><text:span text:style-name="T5">slug</text:span><text:span text:style-name="T67">(</text:span><text:span text:style-name="T28">$product</text:span><text:span text:style-name="T67">-&gt;</text:span><text:span text:style-name="T5">getName</text:span><text:span text:style-name="T67">())))</text:span></text:p>
      <text:p text:style-name="P101"><text:span text:style-name="T67">-&gt;</text:span><text:span text:style-name="T5">setCategory</text:span><text:span text:style-name="T67">(</text:span><text:span text:style-name="T28">$category</text:span><text:span text:style-name="T67">)</text:span></text:p>
      <text:p text:style-name="P101"><text:span text:style-name="T67">-&gt;</text:span><text:span text:style-name="T5">setShortDescription</text:span><text:span text:style-name="T67">(</text:span><text:span text:style-name="T28">$faker</text:span><text:span text:style-name="T67">-&gt;</text:span><text:span text:style-name="T5">paragraph</text:span><text:span text:style-name="T67">())</text:span></text:p>
      <text:p text:style-name="P101"><text:span text:style-name="T67">-&gt;</text:span><text:span text:style-name="T5">setMainPicture</text:span><text:span text:style-name="T67">(</text:span><text:span text:style-name="T28">$faker</text:span><text:span text:style-name="T67">-&gt;</text:span><text:span text:style-name="T5">imageUrl</text:span><text:span text:style-name="T67">(</text:span><text:span text:style-name="T53">400</text:span><text:span text:style-name="T67">, </text:span><text:span text:style-name="T53">400</text:span><text:span text:style-name="T67">, </text:span><text:span text:style-name="T14">true</text:span><text:span text:style-name="T67">));</text:span></text:p>
      <text:p text:style-name="P29"/>
      <text:p text:style-name="P101"><text:span text:style-name="T28">$manager</text:span><text:span text:style-name="T67">-&gt;</text:span><text:span text:style-name="T5">persist</text:span><text:span text:style-name="T67">(</text:span><text:span text:style-name="T28">$product</text:span><text:span text:style-name="T67">); </text:span></text:p>
      <text:p text:style-name="P12">}</text:p>
      <text:p text:style-name="P12">}</text:p>
      <text:p text:style-name="P29"/>
      <text:p text:style-name="P29"/>
      <text:p text:style-name="P101"><text:span text:style-name="T28">$manager</text:span><text:span text:style-name="T67">-&gt;</text:span><text:span text:style-name="T5">flush</text:span><text:span text:style-name="T67">();</text:span></text:p>
      <text:p text:style-name="P12">}</text:p>
      <text:p text:style-name="P140"><text:span text:style-name="Strong_20_Emphasis"><text:span text:style-name="T116"/></text:span></text:p>
      <text:p text:style-name="P140"><text:span text:style-name="Strong_20_Emphasis"><text:span text:style-name="T116">- </text:span></text:span><text:span text:style-name="Strong_20_Emphasis"><text:span text:style-name="T117">tapez ⇒</text:span></text:span></text:p>
      <text:p text:style-name="P140"><text:span text:style-name="Strong_20_Emphasis"><text:span text:style-name="T117">php bin/console d:f:l</text:span></text:span></text:p>
      <text:p text:style-name="P140"><text:span text:style-name="Strong_20_Emphasis"><text:span text:style-name="T117"/></text:span></text:p>
      <text:p text:style-name="P140"><text:span text:style-name="Strong_20_Emphasis"><text:span text:style-name="T117"/></text:span></text:p>
      <text:p text:style-name="P140"><text:span text:style-name="Strong_20_Emphasis"><text:span text:style-name="T117"/></text:span></text:p>
      <text:h text:style-name="P139" text:outline-level="1"><text:soft-page-break/><text:span text:style-name="Strong_20_Emphasis"><text:span text:style-name="T177">Utiliser nos entités dans un template Twig</text:span></text:span></text:h>
      <text:h text:style-name="P139" text:outline-level="1"><text:span text:style-name="Strong_20_Emphasis"><text:span text:style-name="T117">- dans </text:span></text:span><text:span text:style-name="Strong_20_Emphasis"><text:span text:style-name="T118">le fichier src/Controller/HomeController.php, ajouter ce code ⇒</text:span></text:span></text:h>
      <text:p text:style-name="P140"><text:span text:style-name="Strong_20_Emphasis"><text:span text:style-name="T118"/></text:span></text:p>
      <text:p text:style-name="P24">/**</text:p>
      <text:p text:style-name="P24">* @Route("/", name="homepage")</text:p>
      <text:p text:style-name="P24">*/</text:p>
      <text:p text:style-name="P101"><text:span text:style-name="T14">public</text:span><text:span text:style-name="T67"> </text:span><text:span text:style-name="T14">function</text:span><text:span text:style-name="T67"> </text:span><text:span text:style-name="T5">homepage</text:span><text:span text:style-name="T67">(</text:span><text:span text:style-name="T43">ProductRepository</text:span><text:span text:style-name="T67"> </text:span><text:span text:style-name="T28">$productRepository</text:span><text:span text:style-name="T67">){</text:span></text:p>
      <text:p text:style-name="P101"><text:span text:style-name="T28">$products</text:span><text:span text:style-name="T67"> = </text:span><text:span text:style-name="T28">$productRepository</text:span><text:span text:style-name="T67">-&gt;</text:span><text:span text:style-name="T5">findBy</text:span><text:span text:style-name="T67">([],[], </text:span><text:span text:style-name="T53">3</text:span><text:span text:style-name="T67">);</text:span></text:p>
      <text:p text:style-name="P101"><text:span text:style-name="T42">return</text:span><text:span text:style-name="T67"> </text:span><text:span text:style-name="T14">$this</text:span><text:span text:style-name="T67">-&gt;</text:span><text:span text:style-name="T5">render</text:span><text:span text:style-name="T67">(</text:span><text:span text:style-name="T38">'home.html.twig'</text:span><text:span text:style-name="T67">, [</text:span><text:span text:style-name="T38">'products'</text:span><text:span text:style-name="T67"> =&gt; </text:span><text:span text:style-name="T28">$products</text:span><text:span text:style-name="T67">]);</text:span></text:p>
      <text:p text:style-name="P12">}</text:p>
      <text:p text:style-name="P145"><text:span text:style-name="Strong_20_Emphasis"><text:span text:style-name="T118"/></text:span></text:p>
      <text:p text:style-name="P145"><text:span text:style-name="Strong_20_Emphasis"><text:span text:style-name="T118">- ajouter ce code dans le <text:s/>fichier templates/home.html.twig ,devient ⇒</text:span></text:span></text:p>
      <text:p text:style-name="P140"><text:span text:style-name="Strong_20_Emphasis"><text:span text:style-name="T134">&lt;</text:span></text:span><text:span text:style-name="Strong_20_Emphasis"><text:span text:style-name="T25">h1</text:span></text:span><text:span text:style-name="Strong_20_Emphasis"><text:span text:style-name="T134">&gt;</text:span></text:span><text:span text:style-name="Strong_20_Emphasis"><text:span text:style-name="T104">Nos produits phares</text:span></text:span><text:span text:style-name="Strong_20_Emphasis"><text:span text:style-name="T134">&lt;/</text:span></text:span><text:span text:style-name="Strong_20_Emphasis"><text:span text:style-name="T25">h1</text:span></text:span><text:span text:style-name="Strong_20_Emphasis"><text:span text:style-name="T134">&gt;</text:span></text:span></text:p>
      <text:p text:style-name="P101"><text:span text:style-name="T133">&lt;</text:span><text:span text:style-name="T14">div</text:span> <text:span text:style-name="T28">class</text:span>=<text:span text:style-name="T38">"row"</text:span><text:span text:style-name="T133">&gt;</text:span></text:p>
      <text:p text:style-name="P101">{% <text:span text:style-name="T42">for</text:span> <text:span text:style-name="T28">p</text:span> <text:span text:style-name="T67">in</text:span> <text:span text:style-name="T28">products</text:span> %}</text:p>
      <text:p text:style-name="P101"><text:span text:style-name="T133">&lt;</text:span><text:span text:style-name="T14">div</text:span> <text:span text:style-name="T28">class</text:span>=<text:span text:style-name="T38">"col"</text:span><text:span text:style-name="T133">&gt;</text:span></text:p>
      <text:p text:style-name="P101"><text:span text:style-name="T133">&lt;</text:span><text:span text:style-name="T14">div</text:span> <text:span text:style-name="T28">class</text:span>=<text:span text:style-name="T38">"card"</text:span><text:span text:style-name="T133">&gt;</text:span></text:p>
      <text:p text:style-name="P101"><text:span text:style-name="T133">&lt;</text:span><text:span text:style-name="T14">img</text:span> <text:span text:style-name="T28">src</text:span>=<text:span text:style-name="T38">"{{ </text:span><text:span text:style-name="T28">p</text:span><text:span text:style-name="T38">.</text:span><text:span text:style-name="T28">mainPicture</text:span><text:span text:style-name="T38"> }}"</text:span> <text:span text:style-name="T28">class</text:span>=<text:span text:style-name="T38">"img-fluid"</text:span> <text:span text:style-name="T28">alt</text:span>=<text:span text:style-name="T38">"Image du produit"</text:span> <text:span text:style-name="T133">&gt;</text:span></text:p>
      <text:p text:style-name="P101"><text:span text:style-name="T133">&lt;</text:span><text:span text:style-name="T14">div</text:span> <text:span text:style-name="T28">class</text:span>=<text:span text:style-name="T38">"card-body"</text:span><text:span text:style-name="T133">&gt;</text:span></text:p>
      <text:p text:style-name="P101"><text:span text:style-name="T133">&lt;</text:span><text:span text:style-name="T14">h4</text:span> <text:span text:style-name="T28">class</text:span>=<text:span text:style-name="T38">"card-title"</text:span><text:span text:style-name="T133">&gt;</text:span>{{ <text:span text:style-name="T28">p</text:span>.<text:span text:style-name="T28">name</text:span> }} ({{ <text:span text:style-name="T28">p</text:span>.<text:span text:style-name="T28">price</text:span> /100 }} <text:span text:style-name="T14">&amp;euro;</text:span> )<text:span text:style-name="T133">&lt;/</text:span><text:span text:style-name="T14">h4</text:span><text:span text:style-name="T133">&gt;</text:span></text:p>
      <text:p text:style-name="P29"/>
      <text:p text:style-name="P101"><text:span text:style-name="T133">&lt;</text:span><text:span text:style-name="T14">span</text:span> <text:span text:style-name="T28">class</text:span>=<text:span text:style-name="T38">"badge alert-info"</text:span><text:span text:style-name="T133">&gt;</text:span> {{ <text:span text:style-name="T28">p</text:span>.<text:span text:style-name="T28">category</text:span>.<text:span text:style-name="T28">name</text:span> }} <text:span text:style-name="T133">&lt;/</text:span><text:span text:style-name="T14">span</text:span><text:span text:style-name="T133">&gt;</text:span></text:p>
      <text:p text:style-name="P29"/>
      <text:p text:style-name="P101"><text:span text:style-name="T133">&lt;</text:span><text:span text:style-name="T14">p</text:span> <text:span text:style-name="T28">class</text:span>=<text:span text:style-name="T38">"card-text"</text:span><text:span text:style-name="T133">&gt;</text:span>{{ <text:span text:style-name="T28">p</text:span>.<text:span text:style-name="T28">shortDescription</text:span> }}<text:span text:style-name="T133">&lt;/</text:span><text:span text:style-name="T14">p</text:span><text:span text:style-name="T133">&gt;</text:span></text:p>
      <text:p text:style-name="P101"><text:span text:style-name="T133">&lt;</text:span><text:span text:style-name="T14">a</text:span> <text:span text:style-name="T28">href</text:span>=<text:span text:style-name="T38">"#"</text:span> <text:span text:style-name="T28">class</text:span>=<text:span text:style-name="T38">"btn btn-primary btn-sm"</text:span><text:span text:style-name="T133">&gt;</text:span>Détails<text:span text:style-name="T133">&lt;/</text:span><text:span text:style-name="T14">a</text:span><text:span text:style-name="T133">&gt;</text:span></text:p>
      <text:p text:style-name="P101"><text:span text:style-name="T133">&lt;</text:span><text:span text:style-name="T14">a</text:span> <text:span text:style-name="T28">href</text:span>=<text:span text:style-name="T38">"#"</text:span> <text:span text:style-name="T28">class</text:span>=<text:span text:style-name="T38">"btn btn-success btn-sm"</text:span><text:span text:style-name="T133">&gt;</text:span>Ajouter<text:span text:style-name="T133">&lt;/</text:span><text:span text:style-name="T14">a</text:span><text:span text:style-name="T133">&gt;</text:span></text:p>
      <text:p text:style-name="P101"><text:span text:style-name="T133">&lt;/</text:span><text:span text:style-name="T14">div</text:span><text:span text:style-name="T133">&gt;</text:span></text:p>
      <text:p text:style-name="P101"><text:span text:style-name="T133">&lt;/</text:span><text:span text:style-name="T14">div</text:span><text:span text:style-name="T133">&gt;</text:span></text:p>
      <text:p text:style-name="P101"><text:span text:style-name="T133">&lt;/</text:span><text:span text:style-name="T14">div</text:span><text:span text:style-name="T133">&gt;</text:span></text:p>
      <text:p text:style-name="P101">{% <text:span text:style-name="T42">endfor</text:span> %}</text:p>
      <text:p text:style-name="P101"><text:span text:style-name="T133">&lt;/</text:span><text:span text:style-name="T14">div</text:span><text:span text:style-name="T133">&gt;</text:span></text:p>
      <text:p text:style-name="P101"><text:span text:style-name="T133">&lt;</text:span><text:span text:style-name="T14">hr</text:span><text:span text:style-name="T133">&gt;</text:span></text:p>
      <text:p text:style-name="P101"/>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h text:style-name="P139" text:outline-level="1"><text:soft-page-break/><text:span text:style-name="Strong_20_Emphasis"><text:span text:style-name="T183">Symfony 5 et le Debug Pack (9 minutes)</text:span></text:span></text:h>
      <text:h text:style-name="P139" text:outline-level="1"><text:span text:style-name="Strong_20_Emphasis"><text:span text:style-name="T178">Débugger dans Symfony avec le Debug Pack !</text:span></text:span></text:h>
      <text:p text:style-name="P146"><text:span text:style-name="Strong_20_Emphasis"><text:span text:style-name="T119">En savoir plus sur le Profiler Pack de Symfony : https://symfony.com/doc/current/profiler.html </text:span></text:span></text:p>
      <text:p text:style-name="P146"><text:span text:style-name="Strong_20_Emphasis"><text:span text:style-name="T11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4:02:19.092118325</meta:creation-date>
    <dc:date>2024-07-15T17:24:40.805574637</dc:date>
    <meta:editing-duration>P1DT2H35M9S</meta:editing-duration>
    <meta:editing-cycles>231</meta:editing-cycles>
    <meta:generator>LibreOffice/7.3.7.2$Linux_X86_64 LibreOffice_project/30$Build-2</meta:generator>
    <meta:document-statistic meta:table-count="0" meta:image-count="0" meta:object-count="0" meta:page-count="26" meta:paragraph-count="782" meta:word-count="3242" meta:character-count="26089" meta:non-whitespace-character-count="23601"/>
  </office:meta>
</office:document-meta>
</file>